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pitch="variable"/>
    <style:font-face style:name="Bitstream Vera Sans Mono" svg:font-family="'Bitstream Vera Sans Mono'" style:font-family-generic="modern" style:font-pitch="fixed"/>
    <style:font-face style:name="Bitstream Vera Sans1" svg:font-family="'Bitstream Vera Sans'" style:font-adornments="Roman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family-generic="roman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adornments="Roman" style:font-family-generic="swiss" style:font-pitch="variable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adornments="Roman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text-properties fo:font-size="3pt" style:font-size-asian="4pt" style:font-size-complex="4pt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text-properties style:font-name="Bitstream Vera Sans3" fo:font-size="10pt" officeooo:paragraph-rsid="00185e9c" style:font-size-asian="10pt" style:font-size-complex="10pt"/>
    </style:style>
    <style:style style:name="P21" style:family="paragraph" style:parent-style-name="Standard">
      <style:paragraph-properties fo:margin-top="0.101cm" fo:margin-bottom="0cm" style:contextual-spacing="false"/>
      <style:text-properties style:font-name="Bitstream Vera Sans3" fo:font-size="10pt" officeooo:paragraph-rsid="00185e9c" style:font-size-asian="10pt" style:font-size-complex="10pt"/>
    </style:style>
    <style:style style:name="P22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3" fo:font-size="10pt" officeooo:paragraph-rsid="00290c92" style:font-size-asian="10pt" style:font-size-complex="10pt"/>
    </style:style>
    <style:style style:name="P23" style:family="paragraph" style:parent-style-name="Standard">
      <style:paragraph-properties fo:margin-top="0.101cm" fo:margin-bottom="0cm" style:contextual-spacing="false" fo:line-height="100%"/>
      <style:text-properties style:font-name="Bitstream Vera Sans3" fo:font-size="10pt" fo:font-weight="bold" officeooo:paragraph-rsid="00185e9c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.101cm" fo:margin-bottom="0cm" style:contextual-spacing="false" fo:line-height="100%"/>
      <style:text-properties style:font-name="Bitstream Vera Sans3" fo:font-size="10pt" fo:font-weight="bold" officeooo:paragraph-rsid="001d52f0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6pt" style:font-size-asian="6pt" style:font-size-complex="6pt"/>
    </style:style>
    <style:style style:name="P26" style:family="paragraph" style:parent-style-name="_5f_En-tête">
      <style:text-properties officeooo:rsid="0013441a" officeooo:paragraph-rsid="0003cf89"/>
    </style:style>
    <style:style style:name="P27" style:family="paragraph" style:parent-style-name="Footer">
      <style:text-properties officeooo:rsid="00178920" officeooo:paragraph-rsid="00178920"/>
    </style:style>
    <style:style style:name="P2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9" style:family="paragraph" style:parent-style-name="Footer">
      <style:text-properties officeooo:paragraph-rsid="00308c81"/>
    </style:style>
    <style:style style:name="P30" style:family="paragraph" style:parent-style-name="Header">
      <style:text-properties fo:font-size="14pt" style:font-size-asian="14pt" style:font-size-complex="14pt"/>
    </style:style>
    <style:style style:name="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2" style:family="paragraph" style:parent-style-name="Standard" style:master-page-name="">
      <style:paragraph-properties fo:margin-top="0cm" fo:margin-bottom="0cm" style:contextual-spacing="false" fo:line-height="100%" style:page-number="auto" fo:break-before="auto" fo:break-after="auto"/>
      <style:text-properties officeooo:paragraph-rsid="00185e9c"/>
    </style:style>
    <style:style style:name="P33" style:family="paragraph" style:parent-style-name="Standard">
      <style:paragraph-properties fo:margin-top="0cm" fo:margin-bottom="0.199cm" style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1acf5"/>
    </style:style>
    <style:style style:name="P34" style:family="paragraph" style:parent-style-name="_5f_Paragraphe_20_livret_20_">
      <style:paragraph-properties fo:margin-top="0cm" fo:margin-bottom="0.199cm" style:contextual-spacing="false" fo:line-height="100%"/>
      <style:text-properties officeooo:paragraph-rsid="00281d75"/>
    </style:style>
    <style:style style:name="P35" style:family="paragraph" style:parent-style-name="_5f_Paragraphe_20_livret_20_">
      <style:paragraph-properties fo:margin-top="0cm" fo:margin-bottom="0.199cm" style:contextual-spacing="false" fo:line-height="100%" fo:padding="0cm" fo:border="none">
        <style:tab-stops>
          <style:tab-stop style:position="0.349cm"/>
        </style:tab-stops>
      </style:paragraph-properties>
      <style:text-properties officeooo:paragraph-rsid="0027e5f0"/>
    </style:style>
    <style:style style:name="P36" style:family="paragraph" style:parent-style-name="_5f_Paragraphe_20_livret_20_">
      <style:paragraph-properties fo:margin-top="0cm" fo:margin-bottom="0.199cm" style:contextual-spacing="false" fo:line-height="100%" fo:padding="0cm" fo:border="none">
        <style:tab-stops>
          <style:tab-stop style:position="0.349cm"/>
          <style:tab-stop style:position="4.38cm" style:type="right" style:leader-style="dotted" style:leader-text="."/>
        </style:tab-stops>
      </style:paragraph-properties>
      <style:text-properties officeooo:paragraph-rsid="0027e5f0"/>
    </style:style>
    <style:style style:name="P37" style:family="paragraph" style:parent-style-name="_5f_pointillés_20_fraction">
      <style:paragraph-properties fo:margin-top="0cm" fo:margin-bottom="0.199cm" style:contextual-spacing="false" fo:line-height="100%"/>
      <style:text-properties officeooo:paragraph-rsid="0032ecc8"/>
    </style:style>
    <style:style style:name="P38" style:family="paragraph" style:parent-style-name="Standard">
      <style:paragraph-properties fo:margin-top="0cm" fo:margin-bottom="0.199cm" style:contextual-spacing="false" fo:line-height="100%"/>
      <style:text-properties officeooo:rsid="000b2561" officeooo:paragraph-rsid="000b2561"/>
    </style:style>
    <style:style style:name="P39" style:family="paragraph" style:parent-style-name="Standard">
      <style:paragraph-properties fo:margin-top="0cm" fo:margin-bottom="0.199cm" style:contextual-spacing="false" style:line-height-at-least="0.706cm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3b706"/>
    </style:style>
    <style:style style:name="P40" style:family="paragraph" style:parent-style-name="_5f_Paragraphe_20_livret_20_">
      <style:paragraph-properties fo:margin-top="0cm" fo:margin-bottom="0.199cm" style:contextual-spacing="false" style:line-height-at-least="0.7cm"/>
      <style:text-properties fo:color="#b3b3b3" loext:opacity="100%" officeooo:paragraph-rsid="0031acf5"/>
    </style:style>
    <style:style style:name="P41" style:family="paragraph" style:parent-style-name="_5f_Paragraphe_20_livret_20_réponse_20_élève">
      <style:paragraph-properties fo:margin-top="0cm" fo:margin-bottom="0.199cm" style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fo:color="#b3b3b3" loext:opacity="100%" officeooo:paragraph-rsid="0031acf5"/>
    </style:style>
    <style:style style:name="P42" style:family="paragraph" style:parent-style-name="_5f_Paragraphe_20_livret_20_">
      <style:paragraph-properties fo:margin-top="0cm" fo:margin-bottom="0.199cm" style:contextual-spacing="false" fo:line-height="100%" fo:padding="0cm" fo:border="none">
        <style:tab-stops>
          <style:tab-stop style:position="0.349cm"/>
        </style:tab-stops>
      </style:paragraph-properties>
      <style:text-properties fo:font-size="9.5pt" officeooo:paragraph-rsid="0027e5f0" style:font-size-asian="9.5pt" style:font-size-complex="9.5pt"/>
    </style:style>
    <style:style style:name="P43" style:family="paragraph" style:parent-style-name="_5f_Paragraphe_20_livret_20_">
      <style:paragraph-properties fo:margin-top="0cm" fo:margin-bottom="0.199cm" style:contextual-spacing="false" fo:line-height="100%" fo:padding="0cm" fo:border="none">
        <style:tab-stops>
          <style:tab-stop style:position="0.349cm"/>
        </style:tab-stops>
      </style:paragraph-properties>
      <style:text-properties fo:font-size="9.5pt" officeooo:paragraph-rsid="003ba337" style:font-size-asian="9.5pt" style:font-size-complex="9.5pt"/>
    </style:style>
    <style:style style:name="P44" style:family="paragraph" style:parent-style-name="_5f_Paragraphe_20_livret_20_">
      <style:paragraph-properties fo:margin-top="0cm" fo:margin-bottom="0.199cm" style:contextual-spacing="false" fo:line-height="100%" fo:padding="0cm" fo:border="none">
        <style:tab-stops>
          <style:tab-stop style:position="0.349cm"/>
          <style:tab-stop style:position="4.38cm" style:type="right" style:leader-style="dotted" style:leader-text="."/>
        </style:tab-stops>
      </style:paragraph-properties>
      <style:text-properties fo:font-size="9.5pt" officeooo:paragraph-rsid="003ba337" style:font-size-asian="9.5pt" style:font-size-complex="9.5pt"/>
    </style:style>
    <style:style style:name="P45" style:family="paragraph" style:parent-style-name="_5f_Paragraphe_20_livret_20_">
      <style:paragraph-properties fo:margin-top="0cm" fo:margin-bottom="0.199cm" style:contextual-spacing="false" style:line-height-at-least="0.801cm" fo:padding="0cm" fo:border="none">
        <style:tab-stops>
          <style:tab-stop style:position="0.349cm"/>
        </style:tab-stops>
      </style:paragraph-properties>
      <style:text-properties fo:font-size="9.5pt" officeooo:paragraph-rsid="003ba337" style:font-size-asian="9.5pt" style:font-size-complex="9.5pt"/>
    </style:style>
    <style:style style:name="P46" style:family="paragraph" style:parent-style-name="_5f_Paragraphe_20_livret_20_">
      <style:paragraph-properties fo:margin-top="0cm" fo:margin-bottom="0.199cm" style:contextual-spacing="false" fo:line-height="100%" fo:padding="0cm" fo:border="none">
        <style:tab-stops>
          <style:tab-stop style:position="0.349cm"/>
          <style:tab-stop style:position="4.38cm" style:type="right" style:leader-style="dotted" style:leader-text="."/>
        </style:tab-stops>
      </style:paragraph-properties>
      <style:text-properties style:font-name="Bitstream Vera Sans" fo:font-size="9.5pt" fo:font-style="normal" officeooo:paragraph-rsid="003ba337" style:font-size-asian="9.5pt" style:font-style-asian="normal" style:font-size-complex="9.5pt" style:font-style-complex="normal"/>
    </style:style>
    <style:style style:name="P47" style:family="paragraph" style:parent-style-name="_5f_pointillés_20_fraction">
      <style:paragraph-properties fo:margin-top="0cm" fo:margin-bottom="0.199cm" style:contextual-spacing="false"/>
    </style:style>
    <style:style style:name="P48" style:family="paragraph" style:parent-style-name="_5f_pointillés_20_fraction">
      <style:paragraph-properties fo:margin-top="0cm" fo:margin-bottom="0.199cm" style:contextual-spacing="false" style:line-height-at-least="0.882cm"/>
      <style:text-properties officeooo:paragraph-rsid="001be2e7"/>
    </style:style>
    <style:style style:name="P49" style:family="paragraph" style:parent-style-name="_5f_pointillés_20_fraction">
      <style:paragraph-properties fo:margin-top="0cm" fo:margin-bottom="0.199cm" style:contextual-spacing="false" style:line-height-at-least="0.882cm"/>
      <style:text-properties officeooo:paragraph-rsid="0032ecc8"/>
    </style:style>
    <style:style style:name="P50" style:family="paragraph" style:parent-style-name="Standard">
      <style:paragraph-properties fo:margin-top="0.101cm" fo:margin-bottom="0cm" style:contextual-spacing="false" fo:line-height="100%"/>
      <style:text-properties fo:color="#000000" loext:opacity="100%" style:font-name="Bitstream Vera Sans3" fo:font-size="10pt" fo:font-style="normal" fo:font-weight="bold" officeooo:paragraph-rsid="00185e9c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1" style:family="paragraph" style:parent-style-name="Entête_20_couleur" style:list-style-name="_5f_Numérotation_20_des_20_exercices_20_livrets"/>
    <style:style style:name="P52" style:family="paragraph" style:parent-style-name="Exo_5f_Num" style:list-style-name="Num_5f_Exo">
      <style:paragraph-properties fo:margin-top="0.3cm" fo:margin-bottom="0.199cm" style:contextual-spacing="false"/>
      <style:text-properties officeooo:paragraph-rsid="00220f8e"/>
    </style:style>
    <style:style style:name="P53" style:family="paragraph" style:parent-style-name="Exo_5f_Num" style:list-style-name="Num_5f_Exo">
      <style:paragraph-properties fo:margin-top="0.3cm" fo:margin-bottom="0.3cm" style:contextual-spacing="false"/>
      <style:text-properties officeooo:paragraph-rsid="000ee682"/>
    </style:style>
    <style:style style:name="P54" style:family="paragraph" style:parent-style-name="Exo_5f_Num" style:list-style-name="Num_5f_Exo">
      <style:paragraph-properties fo:margin-top="0.7cm" fo:margin-bottom="0.3cm" style:contextual-spacing="false"/>
      <style:text-properties officeooo:paragraph-rsid="000ee682"/>
    </style:style>
    <style:style style:name="P55" style:family="paragraph" style:parent-style-name="Exo_5f_Num" style:list-style-name="Num_5f_Exo">
      <style:paragraph-properties fo:margin-top="0.4cm" fo:margin-bottom="0.199cm" style:contextual-spacing="false"/>
      <style:text-properties officeooo:paragraph-rsid="0033b706"/>
    </style:style>
    <style:style style:name="P56" style:family="paragraph" style:parent-style-name="Exo_5f_Num" style:list-style-name="Num_5f_Exo">
      <style:paragraph-properties fo:margin-top="0.4cm" fo:margin-bottom="0.199cm" style:contextual-spacing="false" fo:break-before="page"/>
      <style:text-properties officeooo:paragraph-rsid="0033b706"/>
    </style:style>
    <style:style style:name="P57" style:family="paragraph" style:parent-style-name="Exo_5f_Num" style:list-style-name="Num_5f_Exo">
      <style:paragraph-properties fo:margin-top="0.101cm" fo:margin-bottom="0.3cm" style:contextual-spacing="false"/>
      <style:text-properties fo:font-size="10pt" officeooo:paragraph-rsid="000d9cee" style:font-size-asian="10pt" style:font-size-complex="10pt"/>
    </style:style>
    <style:style style:name="P58" style:family="paragraph" style:parent-style-name="Exo_5f_Num" style:list-style-name="">
      <style:paragraph-properties fo:margin-top="0.3cm" fo:margin-bottom="0.3cm" style:contextual-spacing="false">
        <style:tab-stops/>
      </style:paragraph-properties>
      <style:text-properties fo:font-weight="normal" officeooo:paragraph-rsid="000f19c8" style:font-weight-asian="normal" style:font-weight-complex="normal"/>
    </style:style>
    <style:style style:name="P59" style:family="paragraph" style:parent-style-name="Exo_5f_Num">
      <style:paragraph-properties fo:margin-top="0.3cm" fo:margin-bottom="0.3cm" style:contextual-spacing="false" fo:break-before="page">
        <style:tab-stops/>
      </style:paragraph-properties>
      <style:text-properties officeooo:paragraph-rsid="000f19c8"/>
    </style:style>
    <style:style style:name="P60" style:family="paragraph" style:parent-style-name="Exo_5f_Num">
      <style:paragraph-properties fo:margin-top="0.4cm" fo:margin-bottom="0.3cm" style:contextual-spacing="false"/>
    </style:style>
    <style:style style:name="P61" style:family="paragraph" style:parent-style-name="FILET_5f_POINTILLES" style:list-style-name="_5f_Numérotation_20_des_20_exercices_20_livrets">
      <style:paragraph-properties fo:margin-top="0cm" fo:margin-bottom="0.199cm" style:contextual-spacing="false"/>
      <style:text-properties officeooo:paragraph-rsid="0034e943"/>
    </style:style>
    <style:style style:name="P62" style:family="paragraph" style:parent-style-name="FILET_5f_POINTILLES" style:list-style-name="_5f_Numérotation_20_des_20_exercices_20_livrets">
      <style:paragraph-properties fo:margin-top="0cm" fo:margin-bottom="0.199cm" style:contextual-spacing="false" fo:line-height="100%"/>
      <style:text-properties style:use-window-font-color="true" loext:opacity="0%" officeooo:rsid="001c961c" officeooo:paragraph-rsid="003bf291" fo:background-color="#ffff00"/>
    </style:style>
    <style:style style:name="P63" style:family="paragraph" style:parent-style-name="FILET_5f_POINTILLES" style:list-style-name="_5f_Numérotation_20_des_20_exercices_20_livrets" style:master-page-name="">
      <loext:graphic-properties draw:fill="none"/>
      <style:paragraph-properties fo:margin-left="0cm" fo:margin-right="0cm" fo:margin-top="0cm" fo:margin-bottom="0.199cm" style:contextual-spacing="false" style:line-height-at-least="0.7cm" fo:text-indent="0cm" style:auto-text-indent="false" style:page-number="auto" fo:background-color="transparent" style:shadow="none">
        <style:tab-stops>
          <style:tab-stop style:position="9.5cm" style:type="right" style:leader-style="dotted" style:leader-text="."/>
        </style:tab-stops>
      </style:paragraph-properties>
      <style:text-properties officeooo:paragraph-rsid="000b47b5"/>
    </style:style>
    <style:style style:name="P64" style:family="paragraph" style:parent-style-name="FILET_5f_POINTILLES" style:list-style-name="_5f_Numérotation_20_des_20_exercices_20_livrets" style:master-page-name="">
      <loext:graphic-properties draw:fill="none"/>
      <style:paragraph-properties fo:margin-left="0cm" fo:margin-right="0cm" fo:margin-top="0cm" fo:margin-bottom="0.199cm" style:contextual-spacing="false" style:line-height-at-least="0.7cm" fo:text-indent="0cm" style:auto-text-indent="false" style:page-number="auto" fo:background-color="transparent" style:shadow="none">
        <style:tab-stops>
          <style:tab-stop style:position="9.5cm" style:type="right" style:leader-style="dotted" style:leader-text="."/>
        </style:tab-stops>
      </style:paragraph-properties>
      <style:text-properties officeooo:paragraph-rsid="0036f02d"/>
    </style:style>
    <style:style style:name="P65" style:family="paragraph" style:parent-style-name="FILET_5f_POINTILLES" style:list-style-name="_5f_Numérotation_20_des_20_exercices_20_livrets">
      <loext:graphic-properties draw:fill="none"/>
      <style:paragraph-properties fo:margin-left="0cm" fo:margin-right="0cm" fo:margin-top="0cm" fo:margin-bottom="0.199cm" style:contextual-spacing="false" fo:line-height="100%" fo:text-indent="0cm" style:auto-text-indent="false" fo:background-color="transparent" style:shadow="none"/>
      <style:text-properties officeooo:paragraph-rsid="0038bca0"/>
    </style:style>
    <style:style style:name="P66" style:family="paragraph" style:parent-style-name="FILET_5f_POINTILLES" style:list-style-name="_5f_Numérotation_20_des_20_exercices_20_livrets" style:master-page-name="">
      <loext:graphic-properties draw:fill="none"/>
      <style:paragraph-properties fo:margin-left="0cm" fo:margin-right="0cm" fo:margin-top="0cm" fo:margin-bottom="0.199cm" style:contextual-spacing="false" fo:line-height="100%" fo:text-indent="0cm" style:auto-text-indent="false" style:page-number="auto" fo:background-color="transparent" style:shadow="none"/>
      <style:text-properties officeooo:paragraph-rsid="003a87ac"/>
    </style:style>
    <style:style style:name="P67" style:family="paragraph" style:parent-style-name="FILET_5f_POINTILLES" style:list-style-name="_5f_Numérotation_20_des_20_exercices_20_livrets">
      <loext:graphic-properties draw:fill="none"/>
      <style:paragraph-properties fo:margin-left="0cm" fo:margin-right="0cm" fo:margin-top="0cm" fo:margin-bottom="0.199cm" style:contextual-spacing="false" fo:line-height="100%" fo:text-indent="0cm" style:auto-text-indent="false" fo:background-color="transparent" style:shadow="none"/>
      <style:text-properties officeooo:paragraph-rsid="003a87ac"/>
    </style:style>
    <style:style style:name="P68" style:family="paragraph" style:parent-style-name="Header" style:list-style-name="_5f_Numérotation_20_des_20_exercices_20_livrets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69" style:family="paragraph" style:parent-style-name="Standard" style:list-style-name="_5f_Numérotation_20_des_20_exercices_20_livrets">
      <style:paragraph-properties fo:margin-top="0cm" fo:margin-bottom="0.199cm" style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1acf5"/>
    </style:style>
    <style:style style:name="P70" style:family="paragraph" style:parent-style-name="Standard" style:list-style-name="_5f_Numérotation_20_des_20_exercices_20_livrets">
      <style:paragraph-properties fo:margin-left="-0.026cm" fo:margin-right="0cm" fo:margin-top="0cm" fo:margin-bottom="0.199cm" style:contextual-spacing="false" fo:line-height="100%" fo:text-indent="0cm" style:auto-text-indent="false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1acf5"/>
    </style:style>
    <style:style style:name="P71" style:family="paragraph" style:parent-style-name="Standard" style:list-style-name="_5f_Numérotation_20_des_20_exercices_20_livrets">
      <style:paragraph-properties fo:margin-top="0cm" fo:margin-bottom="0.199cm" style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3b706"/>
    </style:style>
    <style:style style:name="P72" style:family="paragraph" style:parent-style-name="Standard" style:list-style-name="_5f_Numérotation_20_des_20_exercices_20_livrets">
      <style:paragraph-properties fo:margin-top="0cm" fo:margin-bottom="0.199cm" style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66277"/>
    </style:style>
    <style:style style:name="P73" style:family="paragraph" style:parent-style-name="Standard" style:list-style-name="_5f_Numérotation_20_des_20_exercices_20_livrets" style:master-page-name="">
      <style:paragraph-properties fo:margin-left="0cm" fo:margin-right="0cm" fo:margin-top="0cm" fo:margin-bottom="0.199cm" style:contextual-spacing="false" fo:line-height="100%" fo:text-indent="0cm" style:auto-text-indent="false" style:page-number="auto" style:shadow="none"/>
      <style:text-properties officeooo:paragraph-rsid="003a87ac"/>
    </style:style>
    <style:style style:name="P74" style:family="paragraph" style:parent-style-name="Standard" style:list-style-name="_5f_Numérotation_20_des_20_exercices_20_livrets">
      <style:paragraph-properties fo:margin-left="0cm" fo:margin-right="0cm" fo:margin-top="0cm" fo:margin-bottom="0.199cm" style:contextual-spacing="false" fo:line-height="100%" fo:text-indent="0cm" style:auto-text-indent="false" style:shadow="none"/>
      <style:text-properties officeooo:paragraph-rsid="003a87ac"/>
    </style:style>
    <style:style style:name="P75" style:family="paragraph" style:parent-style-name="Standard" style:list-style-name="_5f_Numérotation_20_des_20_exercices_20_livrets">
      <style:paragraph-properties fo:margin-top="0cm" fo:margin-bottom="0.199cm" style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fo:color="#b3b3b3" loext:opacity="100%" officeooo:paragraph-rsid="0033b706"/>
    </style:style>
    <style:style style:name="P76" style:family="paragraph" style:parent-style-name="Standard" style:list-style-name="_5f_Numérotation_20_des_20_exercices_20_livrets">
      <style:paragraph-properties fo:margin-top="0cm" fo:margin-bottom="0.199cm" style:contextual-spacing="false" style:line-height-at-least="0.706cm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3b706"/>
    </style:style>
    <style:style style:name="P77" style:family="paragraph" style:parent-style-name="Standard" style:list-style-name="_5f_Numérotation_20_des_20_exercices_20_livrets">
      <loext:graphic-properties draw:fill="none"/>
      <style:paragraph-properties fo:margin-left="0cm" fo:margin-right="0cm" fo:margin-top="0cm" fo:margin-bottom="0.199cm" style:contextual-spacing="false" style:line-height-at-least="0.7cm" fo:text-indent="0cm" style:auto-text-indent="false" fo:background-color="transparent" style:shadow="none">
        <style:tab-stops>
          <style:tab-stop style:position="9.5cm" style:type="right" style:leader-style="dotted" style:leader-text="."/>
        </style:tab-stops>
      </style:paragraph-properties>
      <style:text-properties officeooo:paragraph-rsid="0038bca0"/>
    </style:style>
    <style:style style:name="P78" style:family="paragraph" style:parent-style-name="_5f_En-tête" style:list-style-name="_5f_Numérotation_20_des_20_exercices_20_livrets"/>
    <style:style style:name="P79" style:family="paragraph" style:parent-style-name="_5f_Paragraphe_20_de_20_s_27_entraîner_20_et_20_approfondir" style:list-style-name="liste_5f_abc">
      <style:paragraph-properties fo:margin-top="0.15cm" fo:margin-bottom="0cm" style:contextual-spacing="false" fo:text-align="justify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2a16a6"/>
    </style:style>
    <style:style style:name="P80" style:family="paragraph" style:parent-style-name="_5f_Paragraphe_20_de_20_s_27_entraîner_20_et_20_approfondir" style:list-style-name="liste_5f_abc">
      <style:paragraph-properties fo:margin-top="0.15cm" fo:margin-bottom="0.3cm" style:contextual-spacing="false" fo:text-align="justify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2a16a6"/>
    </style:style>
    <style:style style:name="P81" style:family="paragraph" style:parent-style-name="_5f_Paragraphe_20_de_20_s_27_entraîner_20_et_20_approfondir" style:list-style-name="liste_5f_abc">
      <style:paragraph-properties fo:margin-top="0.15cm" fo:margin-bottom="0cm" style:contextual-spacing="false" fo:text-align="justify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31acf5"/>
    </style:style>
    <style:style style:name="P82" style:family="paragraph" style:parent-style-name="_5f_Paragraphe_20_livret_20_" style:list-style-name="liste_5f_abc">
      <style:paragraph-properties fo:margin-top="0cm" fo:margin-bottom="0.3cm" style:contextual-spacing="false"/>
    </style:style>
    <style:style style:name="P83" style:family="paragraph" style:parent-style-name="_5f_Paragraphe_20_livret_20_" style:list-style-name="liste_5f_abc">
      <style:paragraph-properties fo:margin-top="0cm" fo:margin-bottom="0cm" style:contextual-spacing="false"/>
    </style:style>
    <style:style style:name="P84" style:family="paragraph" style:parent-style-name="_5f_Paragraphe_20_livret_20_" style:list-style-name="liste_5f_abc">
      <style:paragraph-properties fo:margin-top="0cm" fo:margin-bottom="0.15cm" style:contextual-spacing="false" fo:line-height="100%"/>
      <style:text-properties officeooo:paragraph-rsid="0007177b"/>
    </style:style>
    <style:style style:name="P85" style:family="paragraph" style:parent-style-name="_5f_Paragraphe_20_livret_20_" style:list-style-name="_5f_Numérotation_20_des_20_exercices_20_livrets">
      <style:paragraph-properties fo:margin-top="0cm" fo:margin-bottom="0.199cm" style:contextual-spacing="false" fo:line-height="100%"/>
      <style:text-properties officeooo:paragraph-rsid="002a16a6"/>
    </style:style>
    <style:style style:name="P86" style:family="paragraph" style:parent-style-name="_5f_Paragraphe_20_livret_20_" style:list-style-name="_5f_Numérotation_20_des_20_exercices_20_livrets">
      <style:paragraph-properties fo:margin-top="0cm" fo:margin-bottom="0.199cm" style:contextual-spacing="false" fo:line-height="100%" fo:padding="0cm" fo:border="none">
        <style:tab-stops>
          <style:tab-stop style:position="0.349cm"/>
        </style:tab-stops>
      </style:paragraph-properties>
      <style:text-properties fo:font-size="9.5pt" officeooo:paragraph-rsid="003ba337" style:font-size-asian="9.5pt" style:font-size-complex="9.5pt"/>
    </style:style>
    <style:style style:name="P87" style:family="paragraph" style:parent-style-name="_5f_Paragraphe_20_livret_20_" style:list-style-name="_5f_Numérotation_20_des_20_exercices_20_livrets">
      <style:paragraph-properties fo:margin-top="0cm" fo:margin-bottom="0.199cm" style:contextual-spacing="false" style:line-height-at-least="0.706cm"/>
      <style:text-properties officeooo:paragraph-rsid="003ba337"/>
    </style:style>
    <style:style style:name="P88" style:family="paragraph" style:parent-style-name="_5f_Paragraphe_20_livret_20_réponse_20_élève" style:master-page-name="_5f_Fiche_20_éditeur_20_série_20_2_20_une_20_colonne_20_impaire_20__28_G_29_">
      <style:paragraph-properties fo:margin-top="0cm" fo:margin-bottom="0.3cm" style:contextual-spacing="false" fo:line-height="100%" style:page-number="18" fo:break-before="auto" fo:break-after="auto"/>
      <style:text-properties style:font-name="Bitstream Vera Sans3" fo:font-size="10pt" fo:font-weight="bold" officeooo:paragraph-rsid="000c3886" style:font-size-asian="10pt" style:font-weight-asian="bold" style:font-size-complex="10pt" style:font-weight-complex="bold"/>
    </style:style>
    <style:style style:name="P89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27e5f0"/>
    </style:style>
    <style:style style:name="P90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fo:line-height="100%" fo:break-before="column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27e5f0"/>
    </style:style>
    <style:style style:name="P91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1acf5"/>
    </style:style>
    <style:style style:name="P92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3b706"/>
    </style:style>
    <style:style style:name="P93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ba337"/>
    </style:style>
    <style:style style:name="P94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4e943"/>
    </style:style>
    <style:style style:name="P95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fo:color="#000000" loext:opacity="100%" officeooo:paragraph-rsid="0031acf5" fo:background-color="#ffff00"/>
    </style:style>
    <style:style style:name="P96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fo:color="#b3b3b3" loext:opacity="100%" officeooo:paragraph-rsid="0031acf5"/>
    </style:style>
    <style:style style:name="P97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fo:line-height="100%" fo:text-align="start" style:justify-single-word="false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fo:color="#b3b3b3" loext:opacity="100%" officeooo:paragraph-rsid="0031acf5"/>
    </style:style>
    <style:style style:name="P98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style:line-height-at-least="0.7cm">
        <style:tab-stops>
          <style:tab-stop style:position="0.801cm"/>
          <style:tab-stop style:position="1.199cm"/>
          <style:tab-stop style:position="4.001cm"/>
        </style:tab-stops>
      </style:paragraph-properties>
      <style:text-properties fo:color="#b3b3b3" loext:opacity="100%" officeooo:paragraph-rsid="0033b706"/>
    </style:style>
    <style:style style:name="P99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fo:color="#b3b3b3" loext:opacity="100%" officeooo:paragraph-rsid="0034e943"/>
    </style:style>
    <style:style style:name="P100" style:family="paragraph" style:parent-style-name="_5f_Paragraphe_20_livret_20_réponse_20_élève" style:list-style-name="_5f_Numérotation_20_des_20_exercices_20_livrets" style:master-page-name="">
      <style:paragraph-properties fo:margin-top="0cm" fo:margin-bottom="0.199cm" style:contextual-spacing="false" style:line-height-at-least="0.706cm" style:page-number="auto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3b706"/>
    </style:style>
    <style:style style:name="P101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style:line-height-at-least="0.706cm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3b706"/>
    </style:style>
    <style:style style:name="P102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style:line-height-at-least="0.706cm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ba337"/>
    </style:style>
    <style:style style:name="P103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4e943"/>
    </style:style>
    <style:style style:name="P104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66277"/>
    </style:style>
    <style:style style:name="P105" style:family="paragraph" style:parent-style-name="_5f_Paragraphe_20_livret_20_réponse_20_élève" style:list-style-name="_5f_Numérotation_20_des_20_exercices_20_livrets">
      <style:paragraph-properties fo:margin-top="0cm" fo:margin-bottom="0.101cm" style:contextual-spacing="false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66277"/>
    </style:style>
    <style:style style:name="P106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style:use-window-font-color="true" loext:opacity="0%" officeooo:paragraph-rsid="0034e943" fo:background-color="#ffff00"/>
    </style:style>
    <style:style style:name="P107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style:use-window-font-color="true" loext:opacity="0%" officeooo:rsid="001de0d9" officeooo:paragraph-rsid="003bf291" fo:background-color="#ffff00"/>
    </style:style>
    <style:style style:name="P108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style:use-window-font-color="true" loext:opacity="0%" officeooo:rsid="001de0d9" officeooo:paragraph-rsid="0034e943" fo:background-color="#ffff00"/>
    </style:style>
    <style:style style:name="P109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rsid="001de0d9" officeooo:paragraph-rsid="0034e943"/>
    </style:style>
    <style:style style:name="P110" style:family="paragraph" style:parent-style-name="_5f_Paragraphe_20_livret_20_réponse_20_élève" style:list-style-name="_5f_Numérotation_20_des_20_exercices_20_livrets" style:master-page-name="">
      <loext:graphic-properties draw:fill="none"/>
      <style:paragraph-properties fo:margin-left="0cm" fo:margin-right="0cm" fo:margin-top="0cm" fo:margin-bottom="0.199cm" style:contextual-spacing="false" style:line-height-at-least="0.7cm" fo:text-indent="0cm" style:auto-text-indent="false" style:page-number="auto" fo:background-color="transparent" style:shadow="none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</style:style>
    <style:style style:name="P111" style:family="paragraph" style:parent-style-name="_5f_Paragraphe_20_livret_20_réponse_20_élève" style:list-style-name="_5f_Numérotation_20_des_20_exercices_20_livrets">
      <loext:graphic-properties draw:fill="none"/>
      <style:paragraph-properties fo:margin-left="0cm" fo:margin-right="0cm" fo:margin-top="0cm" fo:margin-bottom="0.199cm" style:contextual-spacing="false" style:line-height-at-least="0.7cm" fo:text-indent="0cm" style:auto-text-indent="false" fo:background-color="transparent" style:shadow="none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36f02d"/>
    </style:style>
    <style:style style:name="P112" style:family="paragraph" style:parent-style-name="_5f_Pied_20_de_20_page" style:list-style-name="">
      <style:paragraph-properties fo:text-align="end" style:justify-single-word="false"/>
    </style:style>
    <style:style style:name="P113" style:family="paragraph" style:parent-style-name="_5f_Pied_20_de_20_page">
      <style:paragraph-properties fo:text-align="end" style:justify-single-word="false"/>
    </style:style>
    <style:style style:name="P114" style:family="paragraph" style:parent-style-name="_5f_Pied_20_de_20_page" style:list-style-name=""/>
    <style:style style:name="P11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6" style:family="paragraph" style:parent-style-name="_5f_Titre_20_d_27_exercices_20_livret_20_sans_20_titre" style:list-style-name="Num_5f_Exo">
      <style:paragraph-properties fo:margin-top="0.3cm" fo:margin-bottom="0.199cm" style:contextual-spacing="false"/>
    </style:style>
    <style:style style:name="P117" style:family="paragraph">
      <loext:graphic-properties draw:fill="none"/>
      <style:paragraph-properties fo:text-align="center"/>
    </style:style>
    <style:style style:name="P118" style:family="paragraph">
      <style:paragraph-properties fo:margin-top="0.101cm" fo:margin-bottom="0cm" fo:line-height="100%"/>
    </style:style>
    <style:style style:name="P119" style:family="paragraph">
      <loext:graphic-properties draw:fill="none" draw:fill-color="#ffffff"/>
      <style:paragraph-properties fo:margin-top="0.101cm" fo:margin-bottom="0cm" fo:line-height="100%" style:writing-mode="lr-tb"/>
      <style:text-properties style:font-name="Bitstream Vera Sans3"/>
    </style:style>
    <style:style style:name="P120" style:family="paragraph"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21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22" style:family="paragraph">
      <style:paragraph-properties fo:text-align="center"/>
    </style:style>
    <style:style style:name="P12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4" style:family="paragraph">
      <loext:graphic-properties draw:fill="solid" draw:fill-color="#d7e12c"/>
    </style:style>
    <style:style style:name="P12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08c81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text-position="0% 100%" fo:font-size="9.5pt" fo:font-style="normal" style:font-name-asian="OpenSymbol1" style:font-size-asian="9.5pt" style:font-style-asian="normal" style:font-name-complex="OpenSymbol1" style:font-size-complex="9.5pt" style:font-style-complex="normal"/>
    </style:style>
    <style:style style:name="T8" style:family="text">
      <style:text-properties fo:color="#000000" loext:opacity="100%" style:text-position="0% 100%" fo:font-size="9.5pt" fo:font-style="normal" fo:font-weight="normal" officeooo:rsid="0032ecc8" style:font-name-asian="OpenSymbol1" style:font-size-asian="9.5pt" style:font-style-asian="normal" style:font-name-complex="OpenSymbol1" style:font-size-complex="9.5pt" style:font-style-complex="normal"/>
    </style:style>
    <style:style style:name="T9" style:family="text">
      <style:text-properties fo:color="#000000" loext:opacity="100%" style:text-position="0% 100%" style:font-name="Bitstream Vera Sans2" fo:font-size="9.5pt" fo:font-style="normal" fo:font-weight="normal" officeooo:rsid="0032ecc8" style:font-name-asian="OpenSymbol1" style:font-size-asian="9.5pt" style:font-style-asian="normal" style:font-name-complex="OpenSymbol1" style:font-size-complex="9.5pt" style:font-style-complex="normal"/>
    </style:style>
    <style:style style:name="T10" style:family="text">
      <style:text-properties fo:color="#000000" loext:opacity="100%" style:text-position="0% 100%" style:font-name="Bitstream Vera Sans2" fo:font-size="10pt" fo:font-style="normal" fo:font-weight="normal" officeooo:rsid="003bf291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11" style:family="text">
      <style:text-properties fo:color="#000000" loext:opacity="100%" style:text-position="0% 100%" style:font-name="OpenSymbol1" fo:font-size="9.5pt" fo:font-style="normal" fo:font-weight="normal" officeooo:rsid="0032ecc8" style:font-name-asian="OpenSymbol1" style:font-size-asian="9.5pt" style:font-style-asian="normal" style:font-name-complex="OpenSymbol1" style:font-size-complex="9.5pt" style:font-style-complex="normal"/>
    </style:style>
    <style:style style:name="T12" style:family="text">
      <style:text-properties fo:color="#000000" loext:opacity="100%" style:text-position="0% 100%" style:font-name="Bitstream Vera Sans3" fo:font-size="9.5pt" fo:font-style="normal" fo:font-weight="normal" officeooo:rsid="0032ecc8" style:font-name-asian="OpenSymbol1" style:font-size-asian="9.5pt" style:font-style-asian="normal" style:font-name-complex="OpenSymbol1" style:font-size-complex="9.5pt" style:font-style-complex="normal"/>
    </style:style>
    <style:style style:name="T13" style:family="text">
      <style:text-properties fo:color="#000000" loext:opacity="100%" style:text-position="0% 100%" style:font-name="Bitstream Vera Sans1" fo:font-size="10pt" officeooo:rsid="00260142" fo:background-color="#ffff00" loext:char-shading-value="0" style:font-name-asian="OpenSymbol1" style:font-style-asian="normal" style:font-name-complex="OpenSymbol1" style:font-style-complex="normal"/>
    </style:style>
    <style:style style:name="T14" style:family="text">
      <style:text-properties fo:color="#000000" loext:opacity="100%" style:text-position="0% 100%" style:font-name="Bitstream Vera Sans1" fo:font-size="10pt" officeooo:rsid="003a87ac" fo:background-color="#ffff00" loext:char-shading-value="0" style:font-name-asian="OpenSymbol1" style:font-style-asian="normal" style:font-name-complex="OpenSymbol1" style:font-style-complex="normal"/>
    </style:style>
    <style:style style:name="T15" style:family="text">
      <style:text-properties fo:color="#000000" loext:opacity="100%" style:text-position="0% 100%" fo:font-weight="normal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16" style:family="text">
      <style:text-properties fo:color="#000000" loext:opacity="100%" style:text-position="0% 100%" fo:font-weight="normal" officeooo:rsid="001286a7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17" style:family="text">
      <style:text-properties fo:color="#000000" loext:opacity="100%" style:text-position="0% 100%" fo:font-weight="normal" officeooo:rsid="003a87ac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18" style:family="text">
      <style:text-properties fo:color="#000000" loext:opacity="100%" style:font-name="Bitstream Vera Sans2" fo:font-size="10pt" fo:letter-spacing="-0.071cm" fo:font-style="normal" fo:font-weight="normal" officeooo:rsid="00281d75" style:font-weight-asian="normal" style:font-weight-complex="normal"/>
    </style:style>
    <style:style style:name="T19" style:family="text">
      <style:text-properties fo:color="#000000" loext:opacity="100%" style:font-name="Bitstream Vera Sans2" fo:font-size="10pt" fo:font-style="normal" fo:font-weight="normal" officeooo:rsid="00260142" fo:background-color="transparent" loext:char-shading-value="0"/>
    </style:style>
    <style:style style:name="T20" style:family="text">
      <style:text-properties fo:color="#000000" loext:opacity="100%" style:font-name="Bitstream Vera Sans1" fo:font-size="10pt" officeooo:rsid="00260142" fo:background-color="#ffff00" loext:char-shading-value="0"/>
    </style:style>
    <style:style style:name="T21" style:family="text">
      <style:text-properties fo:color="#000000" loext:opacity="100%" style:font-name="Bitstream Vera Sans1" fo:font-size="10pt" officeooo:rsid="00260142"/>
    </style:style>
    <style:style style:name="T22" style:family="text">
      <style:text-properties fo:color="#000000" loext:opacity="100%" style:text-underline-style="none" fo:font-weight="normal" fo:background-color="#ffff00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f19c8" style:font-style-asian="normal" style:font-weight-asian="normal" style:font-style-complex="normal" style:font-weight-complex="normal"/>
    </style:style>
    <style:style style:name="T25" style:family="text">
      <style:text-properties fo:font-style="normal" style:font-name-asian="OpenSymbol1" style:font-style-asian="normal" style:font-name-complex="OpenSymbol1" style:font-style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e32c1a" loext:opacity="100%" fo:font-weight="normal" style:font-weight-asian="normal" style:font-weight-complex="normal"/>
    </style:style>
    <style:style style:name="T28" style:family="text">
      <style:text-properties style:font-name="Bitstream Vera Sans3"/>
    </style:style>
    <style:style style:name="T29" style:family="text">
      <style:text-properties style:font-name="Bitstream Vera Sans3" fo:font-size="10pt" style:font-size-asian="10pt" style:font-size-complex="10pt"/>
    </style:style>
    <style:style style:name="T30" style:family="text">
      <style:text-properties style:font-name="Bitstream Vera Sans3" fo:font-size="9.5pt" style:font-size-asian="9.5pt" style:font-size-complex="9.5pt"/>
    </style:style>
    <style:style style:name="T31" style:family="text">
      <style:text-properties style:font-name="Bitstream Vera Sans3" fo:font-size="9.5pt" style:font-size-asian="9.5pt" style:font-style-asian="normal" style:font-size-complex="9.5pt" style:font-style-complex="normal"/>
    </style:style>
    <style:style style:name="T32" style:family="text">
      <style:text-properties style:font-name="Bitstream Vera Sans3" fo:font-size="9.5pt" fo:font-style="normal" style:font-size-asian="9.5pt" style:font-style-asian="normal" style:font-size-complex="9.5pt" style:font-style-complex="normal"/>
    </style:style>
    <style:style style:name="T33" style:family="text">
      <style:text-properties style:font-name="Bitstream Vera Sans3" style:font-size-asian="9.5pt" style:font-size-complex="9.5pt"/>
    </style:style>
    <style:style style:name="T34" style:family="text">
      <style:text-properties style:font-name="Bitstream Vera Sans3" fo:font-weight="normal" style:font-weight-asian="normal" style:font-weight-complex="normal"/>
    </style:style>
    <style:style style:name="T35" style:family="text">
      <style:text-properties style:font-name="Bitstream Vera Sans3" fo:letter-spacing="-0.071cm" fo:font-weight="normal" style:font-weight-asian="normal" style:font-weight-complex="normal"/>
    </style:style>
    <style:style style:name="T36" style:family="text">
      <style:text-properties style:font-name="Bitstream Vera Sans3" style:font-style-asian="normal" style:font-style-complex="normal"/>
    </style:style>
    <style:style style:name="T37" style:family="text">
      <style:text-properties fo:color="#b3b3b3" loext:opacity="100%"/>
    </style:style>
    <style:style style:name="T38" style:family="text">
      <style:text-properties fo:color="#b3b3b3" loext:opacity="100%" style:text-position="0% 100%" style:font-name-asian="OpenSymbol1" style:font-style-asian="normal" style:font-name-complex="OpenSymbol1" style:font-style-complex="normal"/>
    </style:style>
    <style:style style:name="T39" style:family="text">
      <style:text-properties fo:text-transform="uppercase" style:use-window-font-color="true" loext:opacity="0%" fo:letter-spacing="-0.004cm" officeooo:rsid="00177b7d"/>
    </style:style>
    <style:style style:name="T40" style:family="text">
      <style:text-properties fo:text-transform="uppercase" style:use-window-font-color="true" loext:opacity="0%" fo:letter-spacing="-0.004cm" fo:font-weight="normal" officeooo:rsid="00177b7d" style:font-weight-asian="normal" style:font-weight-complex="normal"/>
    </style:style>
    <style:style style:name="T41" style:family="text">
      <style:text-properties fo:text-transform="uppercase" style:use-window-font-color="true" loext:opacity="0%" style:font-name="OpenSymbol1" fo:font-size="10pt" fo:letter-spacing="-0.004cm" fo:font-weight="normal" officeooo:rsid="00177b7d" style:font-weight-asian="normal" style:font-weight-complex="normal"/>
    </style:style>
    <style:style style:name="T42" style:family="text">
      <style:text-properties fo:text-transform="uppercase" fo:color="#e32c1a" loext:opacity="100%" fo:letter-spacing="-0.004cm" fo:font-weight="normal" officeooo:rsid="00177b7d" style:font-weight-asian="normal" style:font-weight-complex="normal"/>
    </style:style>
    <style:style style:name="T43" style:family="text">
      <style:text-properties fo:text-transform="uppercase" fo:color="#e32c1a" loext:opacity="100%" style:font-name="OpenSymbol" fo:font-size="10pt" fo:letter-spacing="-0.004cm" fo:font-style="normal" officeooo:rsid="00177b7d" style:font-name-asian="OpenSymbol1" style:font-name-complex="OpenSymbol1"/>
    </style:style>
    <style:style style:name="T44" style:family="text">
      <style:text-properties fo:text-transform="uppercase" fo:color="#e32c1a" loext:opacity="100%" style:font-name="OpenSymbol" fo:font-size="10pt" fo:letter-spacing="-0.004cm" fo:font-style="normal" officeooo:rsid="00177b7d" style:font-name-asian="OpenSymbol1" style:font-style-asian="normal" style:font-name-complex="OpenSymbol1" style:font-style-complex="normal"/>
    </style:style>
    <style:style style:name="T45" style:family="text">
      <style:text-properties fo:text-transform="uppercase" fo:color="#e32c1a" loext:opacity="100%" style:font-name="OpenSymbol" fo:font-size="10pt" fo:letter-spacing="-0.004cm" fo:font-style="normal" fo:font-weight="bold" officeooo:rsid="00177b7d" style:font-name-asian="OpenSymbol1" style:font-style-asian="normal" style:font-weight-asian="bold" style:font-name-complex="OpenSymbol1" style:font-style-complex="normal" style:font-weight-complex="bold"/>
    </style:style>
    <style:style style:name="T46" style:family="text">
      <style:text-properties style:font-size-complex="10pt"/>
    </style:style>
    <style:style style:name="T47" style:family="text">
      <style:text-properties style:text-position="0% 100%" style:font-name-asian="OpenSymbol1" style:font-style-asian="normal" style:font-name-complex="OpenSymbol1" style:font-style-complex="normal"/>
    </style:style>
    <style:style style:name="T48" style:family="text">
      <style:text-properties style:text-position="0% 100%" officeooo:rsid="0036f02d" style:font-name-asian="OpenSymbol1" style:font-style-asian="normal" style:font-name-complex="OpenSymbol1" style:font-style-complex="normal"/>
    </style:style>
    <style:style style:name="T49" style:family="text">
      <style:text-properties style:text-position="0% 100%" officeooo:rsid="001286a7" style:font-name-asian="OpenSymbol1" style:font-style-asian="normal" style:font-name-complex="OpenSymbol1" style:font-style-complex="normal"/>
    </style:style>
    <style:style style:name="T50" style:family="text">
      <style:text-properties style:text-position="0% 100%" officeooo:rsid="003a87ac" style:font-name-asian="OpenSymbol1" style:font-style-asian="normal" style:font-name-complex="OpenSymbol1" style:font-style-complex="normal"/>
    </style:style>
    <style:style style:name="T51" style:family="text">
      <style:text-properties style:text-position="0% 100%" style:font-name-asian="OpenSymbol1" style:font-size-asian="9.5pt" style:font-style-asian="normal" style:font-name-complex="OpenSymbol1" style:font-size-complex="9.5pt" style:font-style-complex="normal"/>
    </style:style>
    <style:style style:name="T52" style:family="text">
      <style:text-properties style:text-position="0% 100%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53" style:family="text">
      <style:text-properties style:text-position="0% 100%" style:font-name="Bitstream Vera Sans3" fo:font-size="9.5pt" style:font-name-asian="OpenSymbol1" style:font-size-asian="9.5pt" style:font-style-asian="normal" style:font-name-complex="OpenSymbol1" style:font-size-complex="9.5pt" style:font-style-complex="normal"/>
    </style:style>
    <style:style style:name="T54" style:family="text">
      <style:text-properties style:text-position="0% 100%" style:font-name="Bitstream Vera Sans3" fo:font-size="9.5pt" fo:font-style="normal" style:font-name-asian="OpenSymbol1" style:font-size-asian="9.5pt" style:font-style-asian="normal" style:font-name-complex="OpenSymbol1" style:font-size-complex="9.5pt" style:font-style-complex="normal"/>
    </style:style>
    <style:style style:name="T55" style:family="text">
      <style:text-properties style:text-position="0% 100%" fo:font-size="9.5pt" style:font-name-asian="OpenSymbol1" style:font-size-asian="9.5pt" style:font-style-asian="normal" style:font-name-complex="OpenSymbol1" style:font-size-complex="9.5pt" style:font-style-complex="normal"/>
    </style:style>
    <style:style style:name="T56" style:family="text">
      <style:text-properties style:text-position="0% 100%" style:font-name="OpenSymbol1" fo:font-size="9.5pt" style:font-name-asian="OpenSymbol1" style:font-size-asian="9.5pt" style:font-style-asian="normal" style:font-name-complex="OpenSymbol1" style:font-size-complex="9.5pt" style:font-style-complex="normal"/>
    </style:style>
    <style:style style:name="T57" style:family="text">
      <style:text-properties style:text-position="0% 100%" style:font-name="OpenSymbol1" fo:font-size="9.5pt" fo:font-style="normal" style:font-name-asian="OpenSymbol1" style:font-size-asian="9.5pt" style:font-style-asian="normal" style:font-name-complex="OpenSymbol1" style:font-size-complex="9.5pt" style:font-style-complex="normal"/>
    </style:style>
    <style:style style:name="T58" style:family="text">
      <style:text-properties style:text-position="0% 100%" fo:font-style="normal" fo:font-weight="normal" officeooo:rsid="003a87ac" style:font-name-asian="OpenSymbol1" style:font-style-asian="normal" style:font-weight-asian="normal" style:font-name-complex="OpenSymbol1" style:font-style-complex="normal" style:font-weight-complex="normal"/>
    </style:style>
    <style:style style:name="T59" style:family="text">
      <style:text-properties style:text-position="0% 100%" style:font-style-asian="normal" style:font-style-complex="normal"/>
    </style:style>
    <style:style style:name="T60" style:family="text">
      <style:text-properties style:text-position="0% 100%" style:font-name="Symbol" officeooo:rsid="003a87ac" style:font-name-asian="Symbol" style:font-style-asian="normal" style:font-name-complex="Symbol" style:font-style-complex="normal"/>
    </style:style>
    <style:style style:name="T61" style:family="text">
      <style:text-properties style:text-position="0% 100%" style:font-name="Bitstream Vera Sans1" officeooo:rsid="003a87ac" style:font-name-asian="OpenSymbol1" style:font-style-asian="normal" style:font-name-complex="OpenSymbol1" style:font-style-complex="normal"/>
    </style:style>
    <style:style style:name="T62" style:family="text">
      <style:text-properties officeooo:rsid="000c3886"/>
    </style:style>
    <style:style style:name="T63" style:family="text">
      <style:text-properties fo:font-size="9.5pt" fo:font-style="normal" style:font-size-asian="9.5pt" style:font-style-asian="normal" style:font-size-complex="9.5pt" style:font-style-complex="normal"/>
    </style:style>
    <style:style style:name="T64" style:family="text">
      <style:text-properties fo:font-size="9.5pt" fo:font-style="normal" officeooo:rsid="001be2e7" style:font-size-asian="9.5pt" style:font-style-asian="normal" style:font-size-complex="9.5pt" style:font-style-complex="normal"/>
    </style:style>
    <style:style style:name="T65" style:family="text">
      <style:text-properties fo:font-size="9.5pt" style:font-size-asian="9.5pt" style:font-size-complex="9.5pt"/>
    </style:style>
    <style:style style:name="T66" style:family="text">
      <style:text-properties fo:font-size="9.5pt" style:font-size-asian="9.5pt" style:font-style-asian="normal" style:font-size-complex="9.5pt" style:font-style-complex="normal"/>
    </style:style>
    <style:style style:name="T67" style:family="text">
      <style:text-properties style:font-name="OpenSymbol1"/>
    </style:style>
    <style:style style:name="T68" style:family="text">
      <style:text-properties style:font-name="OpenSymbol1" fo:font-size="9.5pt" style:font-size-asian="9.5pt" style:font-size-complex="9.5pt"/>
    </style:style>
    <style:style style:name="T69" style:family="text">
      <style:text-properties style:font-name="OpenSymbol1" fo:font-size="9.5pt" fo:font-style="normal" style:font-size-asian="9.5pt" style:font-style-asian="normal" style:font-size-complex="9.5pt" style:font-style-complex="normal"/>
    </style:style>
    <style:style style:name="T70" style:family="text">
      <style:text-properties style:font-name="OpenSymbol1" fo:font-size="10pt" style:font-size-asian="10pt" style:font-style-asian="normal" style:font-size-complex="10pt" style:font-style-complex="normal"/>
    </style:style>
    <style:style style:name="T71" style:family="text">
      <style:text-properties style:font-name="OpenSymbol1" fo:font-size="10pt" style:font-style-asian="normal" style:font-style-complex="normal"/>
    </style:style>
    <style:style style:name="T72" style:family="text">
      <style:text-properties style:font-name="OpenSymbol1" fo:font-size="10pt" fo:font-weight="normal" style:font-style-asian="normal" style:font-weight-asian="normal" style:font-style-complex="normal" style:font-weight-complex="normal"/>
    </style:style>
    <style:style style:name="T73" style:family="text">
      <style:text-properties style:font-name="OpenSymbol1" fo:font-style="normal" style:font-style-asian="normal" style:font-style-complex="normal"/>
    </style:style>
    <style:style style:name="T74" style:family="text">
      <style:text-properties officeooo:rsid="0020e255"/>
    </style:style>
    <style:style style:name="T75" style:family="text">
      <style:text-properties officeooo:rsid="000f19c8"/>
    </style:style>
    <style:style style:name="T76" style:family="text">
      <style:text-properties fo:color="#d3802b" loext:opacity="100%" style:font-size-complex="10pt"/>
    </style:style>
    <style:style style:name="T77" style:family="text">
      <style:text-properties fo:color="#d3802b" loext:opacity="100%" officeooo:rsid="00185e9c" style:font-size-complex="10pt"/>
    </style:style>
    <style:style style:name="T78" style:family="text">
      <style:text-properties fo:letter-spacing="-0.071cm" fo:font-weight="normal" style:font-weight-asian="normal" style:font-weight-complex="normal"/>
    </style:style>
    <style:style style:name="T79" style:family="text">
      <style:text-properties style:use-window-font-color="true" loext:opacity="0%" fo:background-color="#ffff00" loext:char-shading-value="0"/>
    </style:style>
    <style:style style:name="T80" style:family="text">
      <style:text-properties style:use-window-font-color="true" loext:opacity="0%" officeooo:rsid="000f19c8" fo:background-color="#ffff00" loext:char-shading-value="0"/>
    </style:style>
    <style:style style:name="T81" style:family="text">
      <style:text-properties style:use-window-font-color="true" loext:opacity="0%" officeooo:rsid="001c961c" fo:background-color="#ffff00" loext:char-shading-value="0"/>
    </style:style>
    <style:style style:name="T82" style:family="text">
      <style:text-properties style:use-window-font-color="true" loext:opacity="0%" style:text-position="0% 100%" fo:background-color="#ffff00" loext:char-shading-value="0" style:font-name-asian="OpenSymbol1" style:font-style-asian="normal" style:font-name-complex="OpenSymbol1" style:font-style-complex="normal"/>
    </style:style>
    <style:style style:name="T83" style:family="text">
      <style:text-properties style:use-window-font-color="true" loext:opacity="0%" style:text-position="0% 100%" officeooo:rsid="001286a7" fo:background-color="#ffff00" loext:char-shading-value="0" style:font-name-asian="OpenSymbol1" style:font-style-asian="normal" style:font-name-complex="OpenSymbol1" style:font-style-complex="normal"/>
    </style:style>
    <style:style style:name="T84" style:family="text">
      <style:text-properties style:use-window-font-color="true" loext:opacity="0%" style:text-position="0% 100%" fo:background-color="#ffff00" loext:char-shading-value="0" style:font-style-asian="normal" style:font-style-complex="normal"/>
    </style:style>
    <style:style style:name="T85" style:family="text">
      <style:text-properties style:use-window-font-color="true" loext:opacity="0%" style:text-position="0% 100%" fo:font-size="9.5pt" style:font-name-asian="OpenSymbol1" style:font-size-asian="9.5pt" style:font-style-asian="normal" style:font-name-complex="OpenSymbol1" style:font-size-complex="9.5pt" style:font-style-complex="normal"/>
    </style:style>
    <style:style style:name="T86" style:family="text">
      <style:text-properties style:use-window-font-color="true" loext:opacity="0%" style:text-position="0% 100%" fo:font-size="9.5pt" fo:font-style="normal" style:font-name-asian="OpenSymbol1" style:font-size-asian="9.5pt" style:font-style-asian="normal" style:font-name-complex="OpenSymbol1" style:font-size-complex="9.5pt" style:font-style-complex="normal"/>
    </style:style>
    <style:style style:name="T87" style:family="text">
      <style:text-properties style:use-window-font-color="true" loext:opacity="0%" style:text-position="0% 100%" fo:font-size="9.5pt" officeooo:rsid="001c7ea9" fo:background-color="#ffff00" loext:char-shading-value="0" style:font-name-asian="OpenSymbol1" style:font-size-asian="9.5pt" style:font-style-asian="normal" style:font-name-complex="OpenSymbol1" style:font-size-complex="9.5pt" style:font-style-complex="normal"/>
    </style:style>
    <style:style style:name="T88" style:family="text">
      <style:text-properties style:use-window-font-color="true" loext:opacity="0%" style:text-position="0% 100%" style:font-name="OpenSymbol1" fo:font-size="9.5pt" style:font-name-asian="OpenSymbol1" style:font-size-asian="9.5pt" style:font-style-asian="normal" style:font-name-complex="OpenSymbol1" style:font-size-complex="9.5pt" style:font-style-complex="normal"/>
    </style:style>
    <style:style style:name="T89" style:family="text">
      <style:text-properties style:use-window-font-color="true" loext:opacity="0%" style:text-position="0% 100%" style:font-name="OpenSymbol1" fo:font-size="9.5pt" fo:font-style="normal" style:font-name-asian="OpenSymbol1" style:font-size-asian="9.5pt" style:font-style-asian="normal" style:font-name-complex="OpenSymbol1" style:font-size-complex="9.5pt" style:font-style-complex="normal"/>
    </style:style>
    <style:style style:name="T90" style:family="text">
      <style:text-properties style:use-window-font-color="true" loext:opacity="0%" style:text-position="0% 100%" style:font-name="Bitstream Vera Sans3" fo:font-size="9.5pt" style:font-name-asian="OpenSymbol1" style:font-size-asian="9.5pt" style:font-style-asian="normal" style:font-name-complex="OpenSymbol1" style:font-size-complex="9.5pt" style:font-style-complex="normal"/>
    </style:style>
    <style:style style:name="T91" style:family="text">
      <style:text-properties style:use-window-font-color="true" loext:opacity="0%" style:text-position="0% 100%" style:font-name="Bitstream Vera Sans3" fo:font-size="9.5pt" fo:background-color="#ffff00" loext:char-shading-value="0" style:font-name-asian="OpenSymbol1" style:font-size-asian="9.5pt" style:font-style-asian="normal" style:font-name-complex="OpenSymbol1" style:font-size-complex="9.5pt" style:font-style-complex="normal"/>
    </style:style>
    <style:style style:name="T92" style:family="text">
      <style:text-properties style:use-window-font-color="true" loext:opacity="0%" style:text-position="0% 100%" fo:font-size="10pt" officeooo:rsid="001c7ea9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93" style:family="text">
      <style:text-properties style:use-window-font-color="true" loext:opacity="0%" style:text-position="0% 100%" fo:font-size="10pt" fo:font-weight="normal" officeooo:rsid="001c7ea9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94" style:family="text">
      <style:text-properties style:use-window-font-color="true" loext:opacity="0%" style:text-position="0% 100%" officeooo:rsid="001de0d9" style:font-name-asian="OpenSymbol1" style:font-style-asian="normal" style:font-name-complex="OpenSymbol1" style:font-style-complex="normal"/>
    </style:style>
    <style:style style:name="T95" style:family="text">
      <style:text-properties style:use-window-font-color="true" loext:opacity="0%" fo:background-color="transparent" loext:char-shading-value="0"/>
    </style:style>
    <style:style style:name="T96" style:family="text">
      <style:text-properties style:use-window-font-color="true" loext:opacity="0%" officeooo:rsid="000f19c8" fo:background-color="transparent" loext:char-shading-value="0"/>
    </style:style>
    <style:style style:name="T97" style:family="text">
      <style:text-properties style:use-window-font-color="true" loext:opacity="0%" style:font-name="Bitstream Vera Sans Mono" officeooo:rsid="001c961c" fo:background-color="#ffff00" loext:char-shading-value="0"/>
    </style:style>
    <style:style style:name="T98" style:family="text">
      <style:text-properties style:use-window-font-color="true" loext:opacity="0%" fo:font-weight="normal" officeooo:rsid="000de4f7" fo:background-color="#ffff00" loext:char-shading-value="0" style:font-size-asian="10.5pt"/>
    </style:style>
    <style:style style:name="T99" style:family="text">
      <style:text-properties officeooo:rsid="000de4f7"/>
    </style:style>
    <style:style style:name="T100" style:family="text">
      <style:text-properties officeooo:rsid="00260142"/>
    </style:style>
    <style:style style:name="T101" style:family="text">
      <style:text-properties officeooo:rsid="0033b706"/>
    </style:style>
    <style:style style:name="T102" style:family="text">
      <style:text-properties officeooo:rsid="001c961c"/>
    </style:style>
    <style:style style:name="T103" style:family="text">
      <style:text-properties style:font-name="Bitstream Vera Sans" fo:font-style="normal" style:font-style-asian="normal" style:font-style-complex="normal"/>
    </style:style>
    <style:style style:name="T104" style:family="text">
      <style:text-properties style:font-name="Bitstream Vera Sans3" fo:font-size="10pt" style:font-size-asian="10pt"/>
    </style:style>
    <style:style style:name="T105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06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6" style:family="graphic" style:parent-style-name="_5f_Formule_20_corrigée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_5f_Formule_20_corrigée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middle" style:vertical-rel="line" style:horizontal-pos="from-left" style:horizontal-rel="paragraph-content" fo:padding="0cm" fo:border="none" draw:ole-draw-aspect="1"/>
    </style:style>
    <style:style style:name="fr12" style:family="graphic" style:parent-style-name="Formula">
      <style:graphic-properties fo:margin-left="0cm" fo:margin-right="0cm" fo:margin-top="0.101cm" fo:margin-bottom="0.101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b2b2b2" style:height="0%" style:style="none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7453*" fo:start-indent="0cm" fo:end-indent="0.15cm"/>
          <style:column style:rel-width="2942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4" fo:column-gap="0.3cm">
          <style:column-sep style:width="0.021cm" style:color="#b2b2b2" style:height="0%" style:style="none"/>
          <style:column style:rel-width="16383*" fo:start-indent="0cm" fo:end-indent="0.15cm"/>
          <style:column style:rel-width="16383*" fo:start-indent="0.15cm" fo:end-indent="0.15cm"/>
          <style:column style:rel-width="16383*" fo:start-indent="0.15cm" fo:end-indent="0.15cm"/>
          <style:column style:rel-width="16386*" fo:start-indent="0.15cm" fo:end-indent="0cm"/>
        </style:columns>
      </style:section-properties>
    </style:style>
    <style:style style:name="Sect4" style:family="section">
      <style:section-properties style:editable="false">
        <style:columns fo:column-count="4" fo:column-gap="0.3cm">
          <style:column-sep style:width="0.021cm" style:color="#b2b2b2" style:height="0%" style:style="none"/>
          <style:column style:rel-width="16383*" fo:start-indent="0cm" fo:end-indent="0.15cm"/>
          <style:column style:rel-width="16383*" fo:start-indent="0.15cm" fo:end-indent="0.15cm"/>
          <style:column style:rel-width="16383*" fo:start-indent="0.15cm" fo:end-indent="0.15cm"/>
          <style:column style:rel-width="16386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3" fo:column-gap="0.3cm">
          <style:column-sep style:width="0.021cm" style:color="#b2b2b2" style:height="0%" style:style="none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 fo:column-gap="0.3cm">
          <style:column-sep style:width="0.021cm" style:color="#b2b2b2" style:height="0%" style:style="none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vg:stroke-width="0.101cm" svg:stroke-color="#ff000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88"><draw:g text:anchor-type="paragraph" draw:z-index="19" draw:name="Forme5" draw:style-name="gr3"><draw:custom-shape draw:style-name="gr4" draw:text-style-name="P121" svg:width="3.964cm" svg:height="0.641cm" draw:transform="skewX (0.00279252680319092) rotate (0.0872664625997165) translate (-0.370416666666667cm -0.0934861111111111cm)"><text:p text:style-name="P120"><text:span text:style-name="T10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y="-5.285cm" svg:width="18.978cm" draw:z-index="18"><draw:text-box fo:min-height="5.011cm"><text:section text:style-name="Sect1" text:name="Section6"><text:p text:style-name="P22"/><text:p text:style-name="P32"><text:span text:style-name="T29">Calcule l’expression B </text:span><text:span text:style-name="_5f_opensymbol"><text:span text:style-name="T70"></text:span></text:span><text:span text:style-name="T29"> </text:span><text:span text:style-name="T29"><draw:frame draw:style-name="fr13" draw:name="Objet81" text:anchor-type="as-char" svg:y="-0.483cm" svg:width="2.064cm" svg:height="0.87cm" draw:z-index="2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29">.</text:span></text:p><text:p text:style-name="P38"><text:span text:style-name="Bold_5f_niv2"><text:span text:style-name="T46">Cor</text:span></text:span><text:span text:style-name="Bold_5f_niv2"><text:span text:style-name="T76">r</text:span></text:span><text:span text:style-name="Bold_5f_niv2"><text:span text:style-name="T77">ec</text:span></text:span><text:span text:style-name="Bold_5f_niv2"><text:span text:style-name="T46">tion</text:span></text:span></text:p><text:section text:style-name="Sect2" text:name="Section11"><text:p text:style-name="P20">B <text:span text:style-name="_5f_opensymbol"><text:span text:style-name="T71"></text:span></text:span> <draw:frame draw:style-name="fr13" draw:name="Objet82" text:anchor-type="as-char" svg:y="-0.483cm" svg:width="2.143cm" svg:height="0.87cm" draw:z-index="22"><draw:object xlink:href="./Object 9" xlink:type="simple" xlink:show="embed" xlink:actuate="onLoad"/><draw:image xlink:href="./ObjectReplacements/Object 9" xlink:type="simple" xlink:show="embed" xlink:actuate="onLoad"/><svg:desc>formule</svg:desc></draw:frame><text:s text:c="18"/><text:span text:style-name="T62">Je trouve le signe en premier.</text:span></text:p><text:p text:style-name="P24"><draw:frame text:anchor-type="paragraph" draw:z-index="20" draw:name="Forme1" draw:style-name="gr2" draw:text-style-name="P119" svg:width="7.242cm" svg:height="0.9cm" svg:x="4.911cm" svg:y="1cm"><draw:text-box><text:p text:style-name="P118"><text:span text:style-name="T104">Je fais apparaître des facteurs communs pour simplifier.</text:span></text:p></draw:text-box></draw:frame><text:span text:style-name="T26">B </text:span><text:span text:style-name="_5f_opensymbol"><text:span text:style-name="T72"></text:span></text:span><text:span text:style-name="T26"> </text:span><text:span text:style-name="_5f_opensymbol"><text:span text:style-name="T44">─</text:span></text:span><text:span text:style-name="T27"> </text:span><text:span text:style-name="T26"><draw:frame draw:style-name="fr13" draw:name="Objet83" text:anchor-type="as-char" svg:y="-0.483cm" svg:width="1.395cm" svg:height="0.87cm" draw:z-index="23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<text:p text:style-name="P23"><text:span text:style-name="T26">B </text:span><text:span text:style-name="_5f_opensymbol"><text:span text:style-name="T71"></text:span></text:span><text:span text:style-name="T26"> </text:span><text:span text:style-name="_5f_opensymbol"><text:span text:style-name="T44">─</text:span></text:span><text:span text:style-name="T27"> </text:span><text:span text:style-name="T26"><draw:frame draw:style-name="fr13" draw:name="Objet84" text:anchor-type="as-char" svg:y="-0.483cm" svg:width="3.175cm" svg:height="0.87cm" draw:z-index="24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<text:p text:style-name="P21">B <text:span text:style-name="_5f_opensymbol"><text:span text:style-name="T71"></text:span></text:span> <text:span text:style-name="_5f_opensymbol"><text:span text:style-name="T45">─</text:span></text:span><text:span text:style-name="T27"> </text:span><text:span text:style-name="T26"><draw:frame draw:style-name="fr13" draw:name="Objet85" text:anchor-type="as-char" svg:y="-0.483cm" svg:width="1.826cm" svg:height="0.87cm" draw:z-index="25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<text:p text:style-name="P50"><text:span text:style-name="Police_20_par_20_défaut"><text:span text:style-name="T39">B</text:span></text:span><text:span text:style-name="Police_20_par_20_défaut"><text:span text:style-name="T40"> </text:span></text:span><text:span text:style-name="_5f_opensymbol"><text:span text:style-name="T41"></text:span></text:span><text:span text:style-name="Police_20_par_20_défaut"><text:span text:style-name="T40"> </text:span></text:span><text:span text:style-name="_5f_opensymbol"><text:span text:style-name="T43">─</text:span></text:span><text:span text:style-name="Police_20_par_20_défaut"><text:span text:style-name="T42"> </text:span></text:span><text:span text:style-name="Police_20_par_20_défaut"><text:span text:style-name="T39"><draw:frame draw:style-name="fr13" draw:name="Objet86" text:anchor-type="as-char" svg:y="-0.483cm" svg:width="0.803cm" svg:height="0.87cm" draw:z-index="2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</text:section></text:section></draw:text-box></draw:frame></text:p>
      </text:section>
      <text:list xml:id="list3400392932" text:style-name="Num_5f_Exo">
        <text:list-item>
          <text:list>
            <text:list-item>
              <text:h text:style-name="P57" text:outline-level="1"><draw:ellipse text:anchor-type="paragraph" draw:z-index="21" draw:name="Forme6" draw:style-name="gr1" draw:text-style-name="P117" svg:width="1.987cm" svg:height="1.362cm" svg:x="0.312cm" svg:y="0.653cm"><text:p/></draw:ellipse> Entoure les produits positifs.</text:h>
            </text:list-item>
          </text:list>
        </text:list-item>
      </text:list>
      <text:section text:style-name="Sect3" text:name="Section7">
        <text:list xml:id="list2490981253" text:style-name="liste_5f_abc">
          <text:list-item>
            <text:p text:style-name="P82"><draw:frame draw:style-name="fr4" draw:name="Objet145" text:anchor-type="as-char" svg:width="1.549cm" svg:height="0.87cm" draw:z-index="28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ext:list-item>
          <text:list-item>
            <text:p text:style-name="P83"><draw:frame draw:style-name="fr4" draw:name="Objet146" text:anchor-type="as-char" svg:width="1.617cm" svg:height="0.87cm" draw:z-index="29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ext:list-item>
          <text:list-item>
            <text:p text:style-name="P82"><draw:frame draw:style-name="fr4" draw:name="Objet147" text:anchor-type="as-char" svg:width="1.639cm" svg:height="0.87cm" draw:z-index="30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ext:list-item>
          <text:list-item>
            <text:p text:style-name="P83"><draw:frame draw:style-name="fr4" draw:name="Objet148" text:anchor-type="as-char" svg:width="2.596cm" svg:height="0.96cm" draw:z-index="31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ext:list-item>
          <text:list-item>
            <text:p text:style-name="P82"><draw:frame draw:style-name="fr4" draw:name="Objet149" text:anchor-type="as-char" svg:width="2.715cm" svg:height="0.87cm" draw:z-index="32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ext:list-item>
          <text:list-item>
            <text:p text:style-name="P83"><draw:ellipse text:anchor-type="paragraph" draw:z-index="40" draw:name="Forme6_0" draw:style-name="gr1" draw:text-style-name="P117" svg:width="3.661cm" svg:height="1.362cm" svg:x="0.21cm" svg:y="-0.25cm"><text:p/></draw:ellipse><draw:ellipse text:anchor-type="paragraph" draw:z-index="138" draw:name="Forme6_ 1" draw:style-name="gr1" draw:text-style-name="P117" svg:width="3.661cm" svg:height="1.362cm" svg:x="5.054cm" svg:y="-0.25cm"><text:p/></draw:ellipse><draw:frame draw:style-name="fr4" draw:name="Objet150" text:anchor-type="as-char" svg:width="3.064cm" svg:height="0.96cm" draw:z-index="33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/text:list-item>
          <text:list-item>
            <text:p text:style-name="P82"><draw:frame draw:style-name="fr4" draw:name="Objet151" text:anchor-type="as-char" svg:width="2.974cm" svg:height="0.87cm" draw:z-index="34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ext:list-item>
          <text:list-item>
            <text:p text:style-name="P84"><draw:frame draw:style-name="fr4" draw:name="Objet152" text:anchor-type="as-char" svg:width="2.879cm" svg:height="0.96cm" draw:z-index="35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ext:list-item>
        </text:list>
      </text:section>
      <text:list xml:id="list91742755033147" text:continue-list="list3400392932" text:style-name="Num_5f_Exo">
        <text:list-item>
          <text:h text:style-name="P52" text:outline-level="1"> Simplifie, si possible, les fractions suivantes.</text:h>
        </text:list-item>
      </text:list>
      <text:section text:style-name="Sect4" text:name="Section5">
        <text:list xml:id="list91742668653707" text:continue-list="list2490981253" text:style-name="liste_5f_abc">
          <text:list-item text:start-value="1">
            <text:h text:style-name="P79" text:outline-level="1" text:restart-numbering="true" text:start-value="-1"><draw:frame draw:style-name="fr4" draw:name="Objet24" text:anchor-type="as-char" svg:width="1.773cm" svg:height="0.87cm" draw:z-index="36"><draw:object xlink:href="./Object 49" xlink:type="simple" xlink:show="embed" xlink:actuate="onLoad"/><draw:image xlink:href="./ObjectReplacements/Object 49" xlink:type="simple" xlink:show="embed" xlink:actuate="onLoad"/><svg:desc>formule</svg:desc></draw:frame><text:s/><text:span text:style-name="_5f_signe">=</text:span><text:span text:style-name="T37"> </text:span><text:span text:style-name="T37"><draw:frame draw:style-name="fr5" draw:name="Objet6" text:anchor-type="as-char" svg:width="0.97cm" svg:height="0.87cm" draw:z-index="37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h>
          </text:list-item>
          <text:list-item>
            <text:h text:style-name="P79" text:outline-level="1"><draw:frame draw:style-name="fr4" draw:name="Objet25" text:anchor-type="as-char" svg:width="2.671cm" svg:height="0.907cm" draw:z-index="38"><draw:object xlink:href="./Object 80" xlink:type="simple" xlink:show="embed" xlink:actuate="onLoad"/><draw:image xlink:href="./ObjectReplacements/Object 80" xlink:type="simple" xlink:show="embed" xlink:actuate="onLoad"/><svg:desc>formule</svg:desc></draw:frame><text:s/><text:span text:style-name="_5f_signe">=</text:span><text:span text:style-name="_5f_pointillés_20_gris"><text:span text:style-name="T37"> </text:span></text:span><text:span text:style-name="_5f_pointillés_20_gris"><text:span text:style-name="T37"><draw:frame draw:style-name="fr5" draw:name="Objet7" text:anchor-type="as-char" svg:width="0.51cm" svg:height="0.87cm" draw:z-index="39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_5f_pointillés_20_gris"><text:span text:style-name="T37"><text:tab/></text:span></text:span></text:h>
          </text:list-item>
          <text:list-item>
            <text:h text:style-name="P81" text:outline-level="1"><draw:frame draw:style-name="fr4" draw:name="Objet26" text:anchor-type="as-char" svg:width="3.133cm" svg:height="0.907cm" draw:z-index="41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_5f_signe">=</text:span><text:span text:style-name="_5f_pointillés_20_gris"><text:span text:style-name="T98">– 1</text:span></text:span></text:h>
          </text:list-item>
          <text:list-item>
            <text:h text:style-name="P80" text:outline-level="1"><draw:frame draw:style-name="fr4" draw:name="Objet27" text:anchor-type="as-char" svg:width="1.455cm" svg:height="0.887cm" draw:z-index="42"><draw:object xlink:href="./Object 95" xlink:type="simple" xlink:show="embed" xlink:actuate="onLoad"/><draw:image xlink:href="./ObjectReplacements/Object 95" xlink:type="simple" xlink:show="embed" xlink:actuate="onLoad"/><svg:desc>formule</svg:desc></draw:frame><text:span text:style-name="_5f_pointillés_20_gris"><text:span text:style-name="T37"><text:s/></text:span></text:span><text:span text:style-name="_5f_signe">=</text:span><text:span text:style-name="_5f_pointillés_20_gris"><text:span text:style-name="T37"> </text:span></text:span><text:span text:style-name="_5f_pointillés_20_gris"><text:span text:style-name="T37"><draw:frame draw:style-name="fr5" draw:name="Objet8" text:anchor-type="as-char" svg:width="0.432cm" svg:height="0.409cm" draw:z-index="43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/text:h>
          </text:list-item>
        </text:list>
      </text:section>
      <text:list xml:id="list91743437137570" text:continue-list="list91742755033147" text:style-name="Num_5f_Exo">
        <text:list-item>
          <text:h text:style-name="P53" text:outline-level="1"> Effectue les calculs suivants.</text:h>
        </text:list-item>
      </text:list>
      <text:section text:style-name="Sect3" text:name="Section8">
        <text:list xml:id="list722992038" text:style-name="_5f_Numérotation_20_des_20_exercices_20_livrets">
          <text:list-item>
            <text:list>
              <text:list-header>
                <text:p text:style-name="P89">A <text:span text:style-name="_5f_signe">=</text:span><text:span text:style-name="_5f_signe"><text:span text:style-name="T28"> </text:span></text:span><draw:frame draw:style-name="fr4" draw:name="Objet153" text:anchor-type="as-char" svg:width="1.282cm" svg:height="0.87cm" draw:z-index="44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    <text:p text:style-name="P95">A <text:span text:style-name="_5f_signe">=</text:span><draw:frame draw:style-name="fr5" draw:name="Objet9" text:anchor-type="as-char" svg:width="1.448cm" svg:height="0.87cm" draw:z-index="45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    </text:list-header>
            </text:list>
          </text:list-item>
        </text:list>
        <text:p text:style-name="P40"><text:span text:style-name="_5f_pointillés_20_gris"><text:span text:style-name="T82">A </text:span></text:span><text:span text:style-name="_5f_signe"><text:span text:style-name="T84">=</text:span></text:span><text:span text:style-name="_5f_pointillés_20_gris"><text:span text:style-name="T38"><draw:frame draw:style-name="fr5" draw:name="Objet46" text:anchor-type="as-char" svg:width="0.991cm" svg:height="0.87cm" draw:z-index="48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/text:p>
        <text:list xml:id="list91742868724913" text:continue-numbering="true" text:style-name="_5f_Numérotation_20_des_20_exercices_20_livrets">
          <text:list-item>
            <text:list>
              <text:list-header>
                <text:p text:style-name="P89">B <text:span text:style-name="_5f_signe">=</text:span><text:span text:style-name="_5f_signe"><text:span text:style-name="T28"> </text:span></text:span><draw:frame draw:style-name="fr12" draw:name="Objet155" text:anchor-type="as-char" svg:width="1.619cm" svg:height="0.87cm" draw:z-index="49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    <text:p text:style-name="P69"><text:span text:style-name="_5f_Correction_20_surlignée">B = </text:span><text:span text:style-name="_5f_Correction_20_surlignée"><draw:frame draw:style-name="fr6" draw:name="Objet465" text:anchor-type="as-char" svg:width="1.61cm" svg:height="0.829cm" draw:z-index="50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p>
                <text:p text:style-name="P96"><text:span text:style-name="_5f_Correction_20_surlignée"><text:span text:style-name="T47">B = </text:span></text:span><text:span text:style-name="_5f_Correction_20_surlignée"><text:span text:style-name="T47"><draw:frame draw:style-name="fr6" draw:name="Objet464" text:anchor-type="as-char" svg:width="0.974cm" svg:height="0.829cm" draw:z-index="5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      <text:p text:style-name="P90">C <text:span text:style-name="_5f_signe">=</text:span><text:span text:style-name="_5f_signe"><text:span text:style-name="T28"> </text:span></text:span><draw:frame draw:style-name="fr4" draw:name="Objet157" text:anchor-type="as-char" svg:width="1.773cm" svg:height="0.87cm" draw:z-index="52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  </text:list-header>
            </text:list>
            <text:p text:style-name="P70"><text:span text:style-name="_5f_Correction_20_surlignée">C = </text:span><text:span text:style-name="_5f_Correction_20_surlignée"><draw:frame draw:style-name="fr6" draw:name="Objet467" text:anchor-type="as-char" svg:width="1.238cm" svg:height="0.829cm" draw:z-index="58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p>
            <text:list text:continue-numbering="true">
              <text:list-header>
                <text:p text:style-name="P96"><text:span text:style-name="_5f_Correction_20_surlignée"><text:span text:style-name="T47">C = </text:span></text:span><text:span text:style-name="_5f_Correction_20_surlignée"><text:span text:style-name="T47"><draw:frame draw:style-name="fr6" draw:name="Objet466" text:anchor-type="as-char" svg:width="0.721cm" svg:height="0.87cm" draw:z-index="59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      <text:p text:style-name="P89">D <text:span text:style-name="_5f_signe">=</text:span><text:span text:style-name="_5f_signe"><text:span text:style-name="T28"> </text:span></text:span><draw:frame draw:style-name="fr12" draw:name="Objet183" text:anchor-type="as-char" svg:width="2.007cm" svg:height="0.87cm" draw:z-index="53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    </text:list-header>
            </text:list>
            <text:p text:style-name="P91"><text:span text:style-name="_5f_Correction_20_surlignée">D= </text:span><draw:frame draw:style-name="fr6" draw:name="Objet17" text:anchor-type="as-char" svg:width="2.745cm" svg:height="0.87cm" draw:z-index="61"><draw:object xlink:href="./Object 54" xlink:type="simple" xlink:show="embed" xlink:actuate="onLoad"/><draw:image xlink:href="./ObjectReplacements/Object 54" xlink:type="simple" xlink:show="embed" xlink:actuate="onLoad"/><svg:desc>formule</svg:desc></draw:frame></text:p>
            <text:list text:continue-numbering="true">
              <text:list-header>
                <text:p text:style-name="P96"><text:span text:style-name="_5f_Correction_20_surlignée"><text:span text:style-name="T47">D = </text:span></text:span><text:span text:style-name="_5f_pointillés_20_gris"><text:span text:style-name="T47"><draw:frame draw:style-name="fr6" draw:name="Objet468" text:anchor-type="as-char" svg:width="0.991cm" svg:height="0.87cm" draw:z-index="62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/text:p>
                <text:p text:style-name="P90">E <text:span text:style-name="_5f_signe">=</text:span><text:span text:style-name="_5f_signe"><text:span text:style-name="T28"> </text:span></text:span><draw:frame draw:style-name="fr4" draw:name="Objet185" text:anchor-type="as-char" svg:width="1.73cm" svg:height="0.87cm" draw:z-index="54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      <text:p text:style-name="P91"><text:span text:style-name="_5f_Correction_20_surlignée">E = </text:span><text:span text:style-name="_5f_Correction_20_surlignée"><draw:frame draw:style-name="fr6" draw:name="Objet47" text:anchor-type="as-char" svg:width="1.519cm" svg:height="0.829cm" draw:z-index="63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p>
                <text:p text:style-name="P96"><text:span text:style-name="_5f_Correction_20_surlignée"><text:span text:style-name="T47">E = </text:span></text:span><text:span text:style-name="_5f_Correction_20_surlignée"><text:span text:style-name="T47"><draw:frame draw:style-name="fr6" draw:name="Objet471" text:anchor-type="as-char" svg:width="0.893cm" svg:height="0.829cm" draw:z-index="64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      <text:p text:style-name="P89">F <text:span text:style-name="_5f_signe">=</text:span><text:span text:style-name="_5f_signe"><text:span text:style-name="T28"> </text:span></text:span><draw:frame draw:style-name="fr12" draw:name="Objet186" text:anchor-type="as-char" svg:width="1.794cm" svg:height="0.87cm" draw:z-index="55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    </text:list-header>
            </text:list>
            <text:p text:style-name="P97"><text:span text:style-name="_5f_Correction_20_surlignée">F= </text:span><text:span text:style-name="_5f_Correction_20_surlignée"><draw:frame draw:style-name="fr6" draw:name="Objet48" text:anchor-type="as-char" svg:width="1.602cm" svg:height="0.829cm" draw:z-index="65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p>
            <text:list text:continue-numbering="true">
              <text:list-header>
                <text:p text:style-name="P96"><text:span text:style-name="_5f_Correction_20_surlignée"><text:span text:style-name="T47">F= </text:span></text:span><text:span text:style-name="_5f_Correction_20_surlignée"><text:span text:style-name="T47"><draw:frame draw:style-name="fr6" draw:name="Objet49" text:anchor-type="as-char" svg:width="1.122cm" svg:height="0.87cm" draw:z-index="6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/text:p>
                <text:p text:style-name="P96"><text:span text:style-name="_5f_Correction_20_surlignée"><text:span text:style-name="T47"/></text:span></text:p>
                <text:p text:style-name="P89">G <text:span text:style-name="_5f_signe">=</text:span><text:span text:style-name="_5f_signe"><text:span text:style-name="T28"> </text:span></text:span><draw:frame draw:style-name="fr4" draw:name="Objet187" text:anchor-type="as-char" svg:width="2.141cm" svg:height="0.87cm" draw:z-index="56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    </text:list-header>
            </text:list>
          </text:list-item>
        </text:list>
        <text:p text:style-name="P33"><text:span text:style-name="_5f_Correction_20_surlignée">G = </text:span><text:span text:style-name="_5f_Correction_20_surlignée"><draw:frame draw:style-name="fr6" draw:name="Objet476" text:anchor-type="as-char" svg:width="1.947cm" svg:height="0.829cm" draw:z-index="67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  <text:p text:style-name="P41"><text:span text:style-name="_5f_Correction_20_surlignée"><text:span text:style-name="T47">G = </text:span></text:span><text:span text:style-name="_5f_Correction_20_surlignée"><text:span text:style-name="T47"><draw:frame draw:style-name="fr6" draw:name="Objet475" text:anchor-type="as-char" svg:width="1.057cm" svg:height="0.829cm" draw:z-index="68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/text:p>
        <text:list xml:id="list91743154036850" text:continue-numbering="true" text:style-name="_5f_Numérotation_20_des_20_exercices_20_livrets">
          <text:list-item>
            <text:list>
              <text:list-header>
                <text:p text:style-name="P89">H <text:span text:style-name="_5f_signe">=</text:span><text:span text:style-name="_5f_signe"><text:span text:style-name="T28"> </text:span></text:span><draw:frame draw:style-name="fr12" draw:name="Objet188" text:anchor-type="as-char" svg:width="2.007cm" svg:height="0.87cm" draw:z-index="57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    </text:list-header>
            </text:list>
          </text:list-item>
        </text:list>
        <text:p text:style-name="P33"><text:span text:style-name="_5f_Correction_20_surlignée">H = </text:span><draw:frame draw:style-name="fr6" draw:name="Objet16" text:anchor-type="as-char" svg:width="2.159cm" svg:height="0.87cm" draw:z-index="69"><draw:object xlink:href="./Object 116" xlink:type="simple" xlink:show="embed" xlink:actuate="onLoad"/><draw:image xlink:href="./ObjectReplacements/Object 116" xlink:type="simple" xlink:show="embed" xlink:actuate="onLoad"/><svg:desc>formule</svg:desc></draw:frame></text:p>
        <text:list xml:id="list91742351393799" text:continue-numbering="true" text:style-name="_5f_Numérotation_20_des_20_exercices_20_livrets">
          <text:list-item>
            <text:list>
              <text:list-header>
                <text:p text:style-name="P96"><text:span text:style-name="_5f_Correction_20_surlignée"><text:span text:style-name="T47">H = </text:span></text:span><text:span text:style-name="_5f_Correction_20_surlignée"><text:span text:style-name="T47"><draw:frame draw:style-name="fr6" draw:name="Objet477" text:anchor-type="as-char" svg:width="0.783cm" svg:height="0.87cm" draw:z-index="70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</text:list-header>
            </text:list>
          </text:list-item>
        </text:list>
      </text:section>
      <text:list xml:id="list91742820538311" text:continue-list="list91743437137570" text:style-name="Num_5f_Exo">
        <text:list-header>
          <text:h text:style-name="P55" text:outline-level="1"/>
        </text:list-header>
        <text:list-item>
          <text:h text:style-name="P56" text:outline-level="1"> Fa<text:span text:style-name="T74">i</text:span>s apparaître le(s) facteur(s) commun(s) au numérateur et au dénominateur puis donne les résultats sous forme d’une fraction la plus simple possible.</text:h>
        </text:list-item>
      </text:list>
      <text:section text:style-name="Sect3" text:name="Section14">
        <text:p text:style-name="P42">A <text:span text:style-name="T67">=</text:span><text:span text:style-name="_5f_signe"><text:span text:style-name="T28"> </text:span></text:span><text:span text:style-name="T67"><draw:frame draw:style-name="fr10" draw:name="Objet203" text:anchor-type="as-char" svg:width="1.171cm" svg:height="0.87cm" draw:z-index="71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  <text:p text:style-name="P42">A <text:span text:style-name="T67">=</text:span><text:span text:style-name="_5f_signe"><text:span text:style-name="T28"> </text:span></text:span><text:span text:style-name="T67"><draw:frame draw:style-name="fr10" draw:name="Objet206" text:anchor-type="as-char" svg:width="1.603cm" svg:height="0.87cm" draw:z-index="72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p>
        <text:p text:style-name="P42">A <text:span text:style-name="T67">=</text:span><text:span text:style-name="_5f_signe"><text:span text:style-name="T28"> </text:span></text:span><text:span text:style-name="_5f_signe"><text:span text:style-name="T67"><draw:frame draw:style-name="fr6" draw:name="Objet50" text:anchor-type="as-char" svg:width="0.716cm" svg:height="0.87cm" draw:z-index="73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/text:p>
        <text:p text:style-name="P42"><text:span text:style-name="_5f_signe"><text:span text:style-name="T67"/></text:span></text:p>
        <text:p text:style-name="P42">B <text:span text:style-name="T67">=</text:span><text:span text:style-name="_5f_signe"><text:span text:style-name="T28"> </text:span></text:span><text:span text:style-name="T67"><draw:frame draw:style-name="fr10" draw:name="Objet273" text:anchor-type="as-char" svg:width="1.171cm" svg:height="0.87cm" draw:z-index="74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p>
        <text:p text:style-name="P42">B <text:span text:style-name="T67">=</text:span><text:span text:style-name="_5f_signe"><text:span text:style-name="T28"> </text:span></text:span><text:span text:style-name="_5f_signe"><text:span text:style-name="T67"><draw:frame draw:style-name="fr6" draw:name="Objet274" text:anchor-type="as-char" svg:width="1.815cm" svg:height="0.873cm" draw:z-index="75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/text:p>
        <text:p text:style-name="P42">B <text:span text:style-name="T67">=</text:span><text:span text:style-name="_5f_signe"><text:span text:style-name="T28"> </text:span></text:span><text:span text:style-name="_5f_signe"><text:span text:style-name="T28"><draw:frame draw:style-name="fr6" draw:name="Objet51" text:anchor-type="as-char" svg:width="0.716cm" svg:height="0.87cm" draw:z-index="80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<text:p text:style-name="P35"><text:span text:style-name="T65">C </text:span><text:span text:style-name="T68">=</text:span><text:span text:style-name="_5f_signe"> </text:span><text:span text:style-name="T33"><draw:frame draw:style-name="fr10" draw:name="Objet292" text:anchor-type="as-char" svg:width="1.171cm" svg:height="0.87cm" draw:z-index="76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p>
        <text:p text:style-name="P48"><text:span text:style-name="corps"><text:span text:style-name="T64">C</text:span></text:span><text:span text:style-name="corps"><text:span text:style-name="T63"> </text:span></text:span><text:span text:style-name="corps"><text:span text:style-name="T69">=</text:span></text:span><text:span text:style-name="corps"><text:span text:style-name="T31"> </text:span></text:span><text:span text:style-name="_5f_pointillés_20_gris"><text:span text:style-name="T51"><draw:frame draw:style-name="fr6" draw:name="Objet52" text:anchor-type="as-char" svg:width="2.475cm" svg:height="0.873cm" draw:z-index="81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/text:p>
        <text:p text:style-name="P47"><text:span text:style-name="_5f_pointillés_20_gris"><text:span text:style-name="T6">C</text:span></text:span><text:span text:style-name="corps"><text:span text:style-name="T7"> </text:span></text:span><text:span text:style-name="corps"><text:span text:style-name="T57">=</text:span></text:span><text:span text:style-name="corps"><text:span text:style-name="T53"> </text:span></text:span><text:span text:style-name="_5f_pointillés_20_gris"><text:span text:style-name="T51"><draw:frame draw:style-name="fr6" draw:name="Objet53" text:anchor-type="as-char" svg:width="0.492cm" svg:height="0.87cm" draw:z-index="82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/text:p>
        <text:p text:style-name="P43"><text:span text:style-name="_5f_signe"><text:span text:style-name="T67"/></text:span></text:p>
        <text:p text:style-name="P45">D <text:span text:style-name="T67">=</text:span><text:span text:style-name="_5f_signe"><text:span text:style-name="T28"> </text:span></text:span><text:span text:style-name="T67"><draw:frame draw:style-name="fr11" draw:name="Objet362" text:anchor-type="as-char" svg:width="1.171cm" svg:height="0.87cm" draw:z-index="77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p>
        <text:p text:style-name="P49"><text:span text:style-name="T65">D</text:span><text:span text:style-name="corps"><text:span text:style-name="T63"> </text:span></text:span><text:span text:style-name="corps"><text:span text:style-name="T69">=</text:span></text:span><text:span text:style-name="corps"><text:span text:style-name="T32"> </text:span></text:span><text:span text:style-name="_5f_pointillés_20_gris"><text:span text:style-name="T66"><draw:frame draw:style-name="fr6" draw:name="Objet54" text:anchor-type="as-char" svg:width="2.475cm" svg:height="0.873cm" draw:z-index="83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/text:p>
        <text:p text:style-name="P49"><text:span text:style-name="_5f_pointillés_20_gris"><text:span text:style-name="T90">D</text:span></text:span><text:span text:style-name="corps"><text:span text:style-name="T86"> </text:span></text:span><text:span text:style-name="corps"><text:span text:style-name="T89">=</text:span></text:span><text:span text:style-name="corps"><text:span text:style-name="T54"> </text:span></text:span><text:span text:style-name="corps"><text:span text:style-name="T54"><draw:frame draw:style-name="fr6" draw:name="Objet55" text:anchor-type="as-char" svg:width="0.492cm" svg:height="0.87cm" draw:z-index="84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/text:p>
        <text:p text:style-name="P36"><text:span text:style-name="T65">E </text:span><text:span text:style-name="T68">=</text:span><text:span text:style-name="_5f_signe"><text:span text:style-name="T33"> </text:span></text:span><text:span text:style-name="T68"><draw:frame draw:style-name="fr10" draw:name="Objet363" text:anchor-type="as-char" svg:width="1.171cm" svg:height="0.87cm" draw:z-index="78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p>
        <text:p text:style-name="P49"><text:span text:style-name="T65">E</text:span><text:span text:style-name="corps"><text:span text:style-name="T65"> </text:span></text:span><text:span text:style-name="corps"><text:span text:style-name="T68">=</text:span></text:span><text:span text:style-name="corps"><text:span text:style-name="T30"> </text:span></text:span><text:span text:style-name="_5f_pointillés_20_gris"><text:span text:style-name="T65"><draw:frame draw:style-name="fr6" draw:name="Objet56" text:anchor-type="as-char" svg:width="2.475cm" svg:height="0.873cm" draw:z-index="85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/text:p>
        <text:p text:style-name="P49"><text:span text:style-name="_5f_pointillés_20_gris"><text:span text:style-name="T85">E</text:span></text:span><text:span text:style-name="corps"><text:span text:style-name="T85"> </text:span></text:span><text:span text:style-name="corps"><text:span text:style-name="T88">=</text:span></text:span><text:span text:style-name="corps"><text:span text:style-name="T53"> </text:span></text:span><text:span text:style-name="_5f_pointillés_20_gris"><text:span text:style-name="T55"><draw:frame draw:style-name="fr6" draw:name="Objet57" text:anchor-type="as-char" svg:width="0.716cm" svg:height="0.87cm" draw:z-index="88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/text:p>
        <text:p text:style-name="P43"><text:span text:style-name="_5f_signe"><text:span text:style-name="T67"/></text:span></text:p>
        <text:p text:style-name="P44">F <text:span text:style-name="T67">=</text:span><text:span text:style-name="_5f_signe"><text:span text:style-name="T28"> </text:span></text:span><text:span text:style-name="T67"><draw:frame draw:style-name="fr10" draw:name="Objet375" text:anchor-type="as-char" svg:width="1.466cm" svg:height="0.87cm" draw:z-index="79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  <text:p text:style-name="P49"><text:span text:style-name="T65">F</text:span><text:span text:style-name="corps"><text:span text:style-name="T65"> </text:span></text:span><text:span text:style-name="corps"><text:span text:style-name="T68">=</text:span></text:span><text:span text:style-name="corps"><text:span text:style-name="T30"> </text:span></text:span><text:span text:style-name="_5f_pointillés_20_gris"><text:span text:style-name="T65"><draw:frame draw:style-name="fr6" draw:name="Objet58" text:anchor-type="as-char" svg:width="2.475cm" svg:height="0.873cm" draw:z-index="89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/text:p>
        <text:p text:style-name="P49"><text:span text:style-name="_5f_pointillés_20_gris"><text:span text:style-name="T85">F</text:span></text:span><text:span text:style-name="corps"><text:span text:style-name="T85"> </text:span></text:span><text:span text:style-name="corps"><text:span text:style-name="T56">=</text:span></text:span><text:span text:style-name="corps"><text:span text:style-name="T53"> </text:span></text:span><text:span text:style-name="_5f_pointillés_20_gris"><text:span text:style-name="T55"><draw:frame draw:style-name="fr6" draw:name="Objet59" text:anchor-type="as-char" svg:width="0.492cm" svg:height="0.87cm" draw:z-index="90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/text:p>
        <text:p text:style-name="P44"><text:span text:style-name="T103">G </text:span><text:span text:style-name="T73">=</text:span><text:span text:style-name="_5f_signe"><text:span text:style-name="T36"> </text:span></text:span><text:span text:style-name="T73"><draw:frame draw:style-name="fr10" draw:name="Objet376" text:anchor-type="as-char" svg:width="2.191cm" svg:height="0.87cm" draw:z-index="86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p>
        <text:p text:style-name="P49"><text:span text:style-name="T65">G</text:span><text:span text:style-name="corps"><text:span text:style-name="T65"> </text:span></text:span><text:span text:style-name="corps"><text:span text:style-name="T68">=</text:span></text:span><text:span text:style-name="corps"><text:span text:style-name="T30"> </text:span></text:span><text:span text:style-name="_5f_pointillés_20_gris"><text:span text:style-name="T65"><draw:frame draw:style-name="fr6" draw:name="Objet60" text:anchor-type="as-char" svg:width="2.475cm" svg:height="0.873cm" draw:z-index="91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/text:p>
        <text:p text:style-name="P37"><text:span text:style-name="_5f_pointillés_20_gris"><text:span text:style-name="T9">G</text:span></text:span><text:span text:style-name="corps"><text:span text:style-name="T8"> </text:span></text:span><text:span text:style-name="corps"><text:span text:style-name="T11">=</text:span></text:span><text:span text:style-name="corps"><text:span text:style-name="T12"> </text:span></text:span><text:span text:style-name="_5f_pointillés_20_gris"><text:span text:style-name="T93">1</text:span></text:span></text:p>
        <text:p text:style-name="P43"><text:span text:style-name="_5f_signe"><text:span text:style-name="T67"/></text:span></text:p>
        <text:p text:style-name="P46">H <text:span text:style-name="T67">=</text:span><text:span text:style-name="_5f_signe"><text:span text:style-name="T28"> </text:span></text:span><text:span text:style-name="T67"><draw:frame draw:style-name="fr10" draw:name="Objet378" text:anchor-type="as-char" svg:width="1.395cm" svg:height="0.87cm" draw:z-index="87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p>
        <text:p text:style-name="P37"><text:span text:style-name="_5f_pointillés_20_gris"><text:span text:style-name="T85">H</text:span></text:span><text:span text:style-name="corps"><text:span text:style-name="T85"> </text:span></text:span><text:span text:style-name="corps"><text:span text:style-name="T56">=</text:span></text:span><text:span text:style-name="corps"><text:span text:style-name="T91"> </text:span></text:span><text:span text:style-name="_5f_pointillés_20_gris"><text:span text:style-name="T92">11</text:span></text:span><text:span text:style-name="_5f_pointillés_20_gris"><text:span text:style-name="T87"> </text:span></text:span></text:p>
        <text:p text:style-name="P37"><text:span text:style-name="_5f_pointillés_20_gris"><text:span text:style-name="T92"/></text:span></text:p>
        <text:p text:style-name="P37"><text:span text:style-name="_5f_pointillés_20_gris"><text:span text:style-name="T92"/></text:span></text:p>
      </text:section>
      <text:list xml:id="list91743445002592" text:continue-numbering="true" text:style-name="Num_5f_Exo">
        <text:list-item>
          <text:h text:style-name="P54" text:outline-level="1"> Calcule en décomposant les numérateurs et les dénominateurs en produits de facteurs puis simplifie le résultat quand c’est possible.</text:h>
        </text:list-item>
      </text:list>
      <text:section text:style-name="Sect3" text:name="Section9">
        <text:list xml:id="list91742013153694" text:continue-list="list91742351393799" text:style-name="_5f_Numérotation_20_des_20_exercices_20_livrets">
          <text:list-item>
            <text:list>
              <text:list-header>
                <text:p text:style-name="P92">J <text:span text:style-name="_5f_signe">=</text:span><draw:frame draw:style-name="fr9" draw:name="Objet136" text:anchor-type="as-char" svg:y="-0.499cm" svg:width="1.471cm" svg:height="0.87cm" draw:z-index="92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  </text:list-header>
            </text:list>
            <text:p text:style-name="P75"><text:span text:style-name="_5f_Correction_20_surlignée">J = </text:span><text:span text:style-name="_5f_Correction_20_surlignée"><draw:frame draw:style-name="fr6" draw:name="Objet479" text:anchor-type="as-char" svg:width="1.434cm" svg:height="0.87cm" draw:z-index="93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_5f_Correction_20_surlignée"><text:s/></text:span></text:p>
            <text:p text:style-name="P75"><text:span text:style-name="_5f_Correction_20_surlignée"><text:span text:style-name="T101">J </text:span></text:span><text:span text:style-name="_5f_Correction_20_surlignée"><text:span text:style-name="T99">=</text:span></text:span><text:span text:style-name="_5f_Correction_20_surlignée"><draw:frame draw:style-name="fr6" draw:name="Objet469" text:anchor-type="as-char" svg:width="0.78cm" svg:height="0.87cm" draw:z-index="94"><draw:object xlink:href="./Object 68" xlink:type="simple" xlink:show="embed" xlink:actuate="onLoad"/><draw:image xlink:href="./ObjectReplacements/Object 68" xlink:type="simple" xlink:show="embed" xlink:actuate="onLoad"/><svg:desc>formule</svg:desc></draw:frame></text:span>.</text:p>
            <text:p text:style-name="P86"><text:span text:style-name="_5f_signe"><text:span text:style-name="T67"/></text:span></text:p>
            <text:list text:continue-numbering="true">
              <text:list-header>
                <text:p text:style-name="P93">K <text:span text:style-name="_5f_signe">=</text:span><draw:frame draw:style-name="fr4" draw:name="Objet226" text:anchor-type="as-char" svg:width="2.866cm" svg:height="0.87cm" draw:z-index="95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      <text:p text:style-name="P92"><text:span text:style-name="_5f_Correction_20_surlignée">K = </text:span><text:span text:style-name="_5f_Correction_20_surlignée"><draw:frame draw:style-name="fr6" draw:name="Objet481" text:anchor-type="as-char" svg:width="2.425cm" svg:height="0.87cm" draw:z-index="9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p>
                <text:p text:style-name="P92"><text:span text:style-name="_5f_Correction_20_surlignée">K = </text:span><text:span text:style-name="_5f_Correction_20_surlignée"><draw:frame draw:style-name="fr6" draw:name="Objet480" text:anchor-type="as-char" svg:width="0.78cm" svg:height="0.87cm" draw:z-index="97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37">.</text:span></text:p>
                <text:p text:style-name="P92">L <text:span text:style-name="_5f_signe">=</text:span><draw:frame draw:style-name="fr7" draw:name="Objet229" text:anchor-type="as-char" svg:width="1.565cm" svg:height="0.87cm" draw:z-index="98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    </text:list-header>
            </text:list>
            <text:p text:style-name="P71"><text:span text:style-name="_5f_Correction_20_surlignée">L = </text:span><text:span text:style-name="_5f_Correction_20_surlignée"><draw:frame draw:style-name="fr6" draw:name="Objet483" text:anchor-type="as-char" svg:width="2.745cm" svg:height="0.87cm" draw:z-index="9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p>
            <text:p text:style-name="P71"><text:span text:style-name="_5f_Correction_20_surlignée">L = </text:span><text:span text:style-name="_5f_Correction_20_surlignée"><draw:frame draw:style-name="fr6" draw:name="Objet482" text:anchor-type="as-char" svg:width="0.78cm" svg:height="0.87cm" draw:z-index="100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_5f_Correction_20_surlignée"><text:s/>= </text:span><text:span text:style-name="_5f_Correction_20_surlignée"><text:span text:style-name="T25"> − </text:span></text:span><text:span text:style-name="_5f_Correction_20_surlignée">6</text:span></text:p>
            <text:p text:style-name="P86"><text:span text:style-name="_5f_signe"><text:span text:style-name="T67"/></text:span></text:p>
            <text:list text:continue-numbering="true">
              <text:list-header>
                <text:p text:style-name="P93">M <text:span text:style-name="_5f_signe">=</text:span><draw:frame draw:style-name="fr7" draw:name="Objet232" text:anchor-type="as-char" svg:width="2.173cm" svg:height="0.87cm" draw:z-index="101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      </text:list-header>
            </text:list>
            <text:p text:style-name="P71"><text:span text:style-name="_5f_Correction_20_surlignée">M = </text:span><text:span text:style-name="_5f_Correction_20_surlignée"><draw:frame draw:style-name="fr6" draw:name="Objet485" text:anchor-type="as-char" svg:width="2.471cm" svg:height="0.882cm" draw:z-index="102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_5f_Correction_20_surlignée"><text:span text:style-name="T99">=</text:span></text:span><text:span text:style-name="_5f_Correction_20_surlignée"> </text:span><text:span text:style-name="_5f_Correction_20_surlignée"><draw:frame draw:style-name="fr6" draw:name="Objet484" text:anchor-type="as-char" svg:width="0.492cm" svg:height="0.87cm" draw:z-index="103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p>
            <text:list text:continue-numbering="true">
              <text:list-header>
                <text:p text:style-name="P100">N <text:span text:style-name="_5f_signe">=</text:span><draw:frame draw:style-name="fr7" draw:name="Objet235" text:anchor-type="as-char" svg:width="1.471cm" svg:height="0.87cm" draw:z-index="104"><draw:object xlink:href="./Object 79" xlink:type="simple" xlink:show="embed" xlink:actuate="onLoad"/><draw:image xlink:href="./ObjectReplacements/Object 79" xlink:type="simple" xlink:show="embed" xlink:actuate="onLoad"/><svg:desc>formule</svg:desc></draw:frame></text:p>
              </text:list-header>
            </text:list>
            <text:p text:style-name="P76"><text:span text:style-name="_5f_Correction_20_surlignée">N = </text:span><text:span text:style-name="_5f_Correction_20_surlignée"><draw:frame draw:style-name="fr6" draw:name="Objet487" text:anchor-type="as-char" svg:width="2.088cm" svg:height="0.87cm" draw:z-index="105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p>
            <text:p text:style-name="P76"><text:span text:style-name="_5f_Correction_20_surlignée"><text:span text:style-name="T101">N </text:span></text:span><text:span text:style-name="_5f_Correction_20_surlignée"><text:span text:style-name="T99">=</text:span></text:span><text:span text:style-name="_5f_Correction_20_surlignée"><text:span text:style-name="T99"><draw:frame draw:style-name="fr6" draw:name="Objet486" text:anchor-type="as-char" svg:width="0.78cm" svg:height="0.87cm" draw:z-index="106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/text:p>
            <text:p text:style-name="P86"><text:span text:style-name="_5f_signe"><text:span text:style-name="T67"/></text:span></text:p>
            <text:list text:continue-numbering="true">
              <text:list-header>
                <text:p text:style-name="P102">P <text:span text:style-name="_5f_signe">=</text:span><draw:frame draw:style-name="fr7" draw:name="Objet238" text:anchor-type="as-char" svg:width="2.284cm" svg:height="0.87cm" draw:z-index="107"><draw:object xlink:href="./Object 85" xlink:type="simple" xlink:show="embed" xlink:actuate="onLoad"/><draw:image xlink:href="./ObjectReplacements/Object 85" xlink:type="simple" xlink:show="embed" xlink:actuate="onLoad"/><svg:desc>formule</svg:desc></draw:frame></text:p>
                <text:p text:style-name="P76"><text:span text:style-name="_5f_Correction_20_surlignée">P = </text:span><text:span text:style-name="_5f_Correction_20_surlignée"><draw:frame draw:style-name="fr6" draw:name="Objet489" text:anchor-type="as-char" svg:width="2.794cm" svg:height="0.87cm" draw:z-index="108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p>
                <text:p text:style-name="P76"><text:span text:style-name="_5f_Correction_20_surlignée"><text:span text:style-name="T101">P </text:span></text:span><text:span text:style-name="_5f_Correction_20_surlignée"><text:span text:style-name="T99">=</text:span></text:span><text:span text:style-name="_5f_Correction_20_surlignée"><draw:frame draw:style-name="fr6" draw:name="Objet488" text:anchor-type="as-char" svg:width="0.716cm" svg:height="0.87cm" draw:z-index="109"><draw:object xlink:href="./Object 92" xlink:type="simple" xlink:show="embed" xlink:actuate="onLoad"/><draw:image xlink:href="./ObjectReplacements/Object 92" xlink:type="simple" xlink:show="embed" xlink:actuate="onLoad"/><svg:desc>formule</svg:desc></draw:frame></text:span></text:p>
              </text:list-header>
            </text:list>
          </text:list-item>
        </text:list>
        <text:p text:style-name="P39"><text:span text:style-name="_5f_Correction_20_surlignée"/></text:p>
        <text:list xml:id="list91743435954802" text:continue-numbering="true" text:style-name="_5f_Numérotation_20_des_20_exercices_20_livrets">
          <text:list-item>
            <text:list>
              <text:list-header>
                <text:p text:style-name="P101"><text:span text:style-name="T21">Q</text:span> <text:span text:style-name="_5f_signe">=</text:span><draw:frame draw:style-name="fr7" draw:name="Objet241" text:anchor-type="as-char" svg:width="2.173cm" svg:height="0.87cm" draw:z-index="110"><draw:object xlink:href="./Object 93" xlink:type="simple" xlink:show="embed" xlink:actuate="onLoad"/><draw:image xlink:href="./ObjectReplacements/Object 93" xlink:type="simple" xlink:show="embed" xlink:actuate="onLoad"/><svg:desc>formule</svg:desc></draw:frame></text:p>
              </text:list-header>
            </text:list>
            <text:p text:style-name="P76"><text:span text:style-name="_5f_Correction_20_surlignée"><text:span text:style-name="T100">Q</text:span></text:span><text:span text:style-name="_5f_Correction_20_surlignée"> = </text:span><text:span text:style-name="_5f_Correction_20_surlignée"><draw:frame draw:style-name="fr6" draw:name="Objet491" text:anchor-type="as-char" svg:width="2.459cm" svg:height="0.87cm" draw:z-index="111"><draw:object xlink:href="./Object 96" xlink:type="simple" xlink:show="embed" xlink:actuate="onLoad"/><draw:image xlink:href="./ObjectReplacements/Object 96" xlink:type="simple" xlink:show="embed" xlink:actuate="onLoad"/><svg:desc>formule</svg:desc></draw:frame></text:span></text:p>
            <text:p text:style-name="P76"><text:span text:style-name="_5f_Correction_20_surlignée"><text:span text:style-name="T101">Q </text:span></text:span><text:span text:style-name="_5f_Correction_20_surlignée"><text:span text:style-name="T99">=</text:span></text:span><text:span text:style-name="_5f_Correction_20_surlignée"><text:span text:style-name="T99"><draw:frame draw:style-name="fr6" draw:name="Objet490" text:anchor-type="as-char" svg:width="0.716cm" svg:height="0.87cm" draw:z-index="112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/text:p>
            <text:p text:style-name="P86"><text:span text:style-name="_5f_signe"><text:span text:style-name="T67"/></text:span></text:p>
            <text:p text:style-name="P87"><text:span text:style-name="T37">.</text:span><text:span text:style-name="_5f_pointillés_20_gris"><text:span text:style-name="T19">R</text:span></text:span><text:span text:style-name="_5f_pointillés_20_gris"><text:span text:style-name="T6"> </text:span></text:span><text:span text:style-name="_5f_signe"><text:span text:style-name="T6">=</text:span></text:span><draw:frame draw:style-name="fr7" draw:name="Objet242" text:anchor-type="as-char" svg:width="2.926cm" svg:height="0.87cm" draw:z-index="113"><draw:object xlink:href="./Object 98" xlink:type="simple" xlink:show="embed" xlink:actuate="onLoad"/><draw:image xlink:href="./ObjectReplacements/Object 98" xlink:type="simple" xlink:show="embed" xlink:actuate="onLoad"/><svg:desc>formule</svg:desc></draw:frame></text:p>
            <text:p text:style-name="P76"><text:span text:style-name="_5f_Correction_20_surlignée"><text:span text:style-name="T20"><text:s/>R</text:span></text:span><text:span text:style-name="_5f_Correction_20_surlignée">=</text:span><text:span text:style-name="_5f_Correction_20_surlignée"><draw:frame draw:style-name="fr6" draw:name="Objet493" text:anchor-type="as-char" svg:width="3.113cm" svg:height="0.87cm" draw:z-index="114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p>
            <text:list text:continue-numbering="true">
              <text:list-header>
                <text:p text:style-name="P98"><text:span text:style-name="_5f_Correction_20_surlignée"><text:span text:style-name="T13"><text:s/>R</text:span></text:span><text:span text:style-name="_5f_Correction_20_surlignée"><text:span text:style-name="T47"> = </text:span></text:span><text:span text:style-name="_5f_Correction_20_surlignée"><text:span text:style-name="T47"><draw:frame draw:style-name="fr6" draw:name="Objet492" text:anchor-type="as-char" svg:width="0.716cm" svg:height="0.87cm" draw:z-index="115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    </text:list-header>
            </text:list>
          </text:list-item>
        </text:list>
      </text:section>
      <text:list xml:id="list91741427010397" text:continue-list="list91743445002592" text:style-name="Num_5f_Exo">
        <text:list-item>
          <text:h text:style-name="P116" text:outline-level="1"> Calcule puis simplifie le résultat quand c’est possible.</text:h>
        </text:list-item>
      </text:list>
      <text:section text:style-name="Sect5" text:name="Section12">
        <text:list xml:id="list91741705221285" text:continue-list="list91743435954802" text:style-name="_5f_Numérotation_20_des_20_exercices_20_livrets">
          <text:list-item>
            <text:list>
              <text:list-header>
                <text:p text:style-name="P103"><text:span text:style-name="T75">S</text:span> <text:span text:style-name="_5f_signe">=</text:span><draw:frame draw:style-name="fr9" draw:name="Objet29" text:anchor-type="as-char" svg:y="-0.499cm" svg:width="3.126cm" svg:height="0.87cm" draw:z-index="116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    </text:list-header>
            </text:list>
            <text:p text:style-name="P61"><text:span text:style-name="T80">S</text:span><text:span text:style-name="T79"> </text:span><text:span text:style-name="_5f_signe"><text:span text:style-name="T97">=</text:span></text:span><text:span text:style-name="_5f_signe"><text:span text:style-name="T81"> </text:span></text:span><text:span text:style-name="T79"><draw:frame draw:style-name="fr6" draw:name="Objet62" text:anchor-type="as-char" svg:width="4.948cm" svg:height="0.87cm" draw:z-index="117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  <text:p text:style-name="P62">S = <text:span text:style-name="_5f_pointillés_20_gris"><text:span text:style-name="T22">−</text:span></text:span> <text:span text:style-name="T100">0,</text:span>4</text:p>
            <text:list text:continue-numbering="true">
              <text:list-header>
                <text:p text:style-name="P94"><text:span text:style-name="T96">T</text:span><text:span text:style-name="T95"> </text:span><text:span text:style-name="_5f_signe"><text:span text:style-name="T95">=</text:span></text:span><text:span text:style-name="T79"><draw:frame draw:style-name="fr4" draw:name="Objet30" text:anchor-type="as-char" svg:width="3.828cm" svg:height="0.87cm" draw:z-index="118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p>
              </text:list-header>
            </text:list>
            <text:p text:style-name="P106"><text:span text:style-name="T102">T = </text:span><draw:frame draw:style-name="fr8" draw:name="Objet63" text:anchor-type="as-char" svg:y="-0.559cm" svg:width="1.626cm" svg:height="0.87cm" draw:z-index="119"><draw:object xlink:href="./Object 101" xlink:type="simple" xlink:show="embed" xlink:actuate="onLoad"/><draw:image xlink:href="./ObjectReplacements/Object 101" xlink:type="simple" xlink:show="embed" xlink:actuate="onLoad"/><svg:desc>formule</svg:desc></draw:frame></text:p>
            <text:p text:style-name="P107">T = <text:span text:style-name="_5f_pointillés_20_gris"><text:span text:style-name="T22">−</text:span></text:span> 140</text:p>
            <text:p text:style-name="P108"/>
            <text:list text:continue-numbering="true">
              <text:list-header>
                <text:p text:style-name="P103"><text:span text:style-name="T75">U</text:span> <text:span text:style-name="_5f_signe">=</text:span><draw:frame draw:style-name="fr7" draw:name="Objet31" text:anchor-type="as-char" svg:width="3.104cm" svg:height="0.87cm" draw:z-index="135"><draw:object xlink:href="./Object 102" xlink:type="simple" xlink:show="embed" xlink:actuate="onLoad"/><draw:image xlink:href="./ObjectReplacements/Object 102" xlink:type="simple" xlink:show="embed" xlink:actuate="onLoad"/><svg:desc>formule</svg:desc></draw:frame></text:p>
              </text:list-header>
            </text:list>
            <text:p text:style-name="P109">U= <draw:frame draw:style-name="fr8" draw:name="Objet64" text:anchor-type="as-char" svg:y="-0.559cm" svg:width="4.105cm" svg:height="0.87cm" draw:z-index="136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      <text:list text:continue-numbering="true">
              <text:list-header>
                <text:p text:style-name="P99"><text:span text:style-name="_5f_pointillés_20_gris"><text:span text:style-name="T94">U= </text:span></text:span><text:span text:style-name="_5f_pointillés_20_gris"><text:span text:style-name="T94"><draw:frame draw:style-name="fr8" draw:name="Objet66" text:anchor-type="as-char" svg:y="-0.559cm" svg:width="0.492cm" svg:height="0.87cm" draw:z-index="137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/text:p>
              </text:list-header>
            </text:list>
          </text:list-item>
        </text:list>
      </text:section>
      <text:h text:style-name="P58" text:outline-level="1"/>
      <text:list xml:id="list91742817736416" text:continue-list="list91741427010397" text:style-name="Num_5f_Exo">
        <text:list-item>
          <text:h text:style-name="P59" text:outline-level="1"><text:span text:style-name="T26"> Calcule puis</text:span><text:span text:style-name="T23"> donne le résultat sous la forme </text:span><text:span text:style-name="T24">d</text:span><text:span text:style-name="T23">’une fraction simplifiée.</text:span></text:h>
        </text:list-item>
      </text:list>
      <text:section text:style-name="Sect6" text:name="Section2">
        <text:list xml:id="list9147675733365158926" text:style-name="_5f_Numérotation_20_des_20_exercices_20_livrets">
          <text:list-item>
            <text:list>
              <text:list-header>
                <text:p text:style-name="P104">T <text:span text:style-name="_5f_signe">=</text:span><draw:frame draw:style-name="fr7" draw:name="Objet2" text:anchor-type="as-char" svg:width="3.344cm" svg:height="0.87cm" draw:z-index="120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  </text:list-header>
            </text:list>
            <text:p text:style-name="P72"><text:span text:style-name="_5f_Correction_20_surlignée">T =</text:span><text:span text:style-name="_5f_Correction_20_surlignée"><draw:frame draw:style-name="fr6" draw:name="Objet494" text:anchor-type="as-char" svg:width="3.992cm" svg:height="0.87cm" draw:z-index="121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    <text:p text:style-name="P72"><text:span text:style-name="_5f_Correction_20_surlignée">T =</text:span><text:span text:style-name="_5f_Correction_20_surlignée"><draw:frame draw:style-name="fr6" draw:name="Objet495" text:anchor-type="as-char" svg:width="1.808cm" svg:height="0.87cm" draw:z-index="122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p>
            <text:list text:continue-numbering="true">
              <text:list-header>
                <text:p text:style-name="P104"><text:span text:style-name="_5f_Correction_20_surlignée"><text:span text:style-name="T47">T =</text:span></text:span><text:span text:style-name="_5f_Correction_20_surlignée"><text:span text:style-name="T47"><draw:frame draw:style-name="fr6" draw:name="Objet496" text:anchor-type="as-char" svg:width="0.944cm" svg:height="0.87cm" draw:z-index="123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/text:p>
                <text:p text:style-name="P104">U <text:span text:style-name="_5f_signe">=</text:span><draw:frame draw:style-name="fr7" draw:name="Objet65" text:anchor-type="as-char" svg:width="5.205cm" svg:height="0.87cm" draw:z-index="124"><draw:object xlink:href="./Object 106" xlink:type="simple" xlink:show="embed" xlink:actuate="onLoad"/><draw:image xlink:href="./ObjectReplacements/Object 106" xlink:type="simple" xlink:show="embed" xlink:actuate="onLoad"/><svg:desc>formule</svg:desc></draw:frame></text:p>
                <text:p text:style-name="P104"><text:span text:style-name="_5f_Correction_20_surlignée">U =</text:span><text:span text:style-name="_5f_Correction_20_surlignée"><draw:frame draw:style-name="fr6" draw:name="Objet497" text:anchor-type="as-char" svg:width="4.992cm" svg:height="0.87cm" draw:z-index="125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p>
                <text:p text:style-name="P104"><text:span text:style-name="_5f_Correction_20_surlignée"><text:span text:style-name="T52">U = </text:span></text:span><text:span text:style-name="_5f_Correction_20_surlignée"><text:span text:style-name="T52"><draw:frame draw:style-name="fr6" draw:name="Objet1" text:anchor-type="as-char" svg:width="0.829cm" svg:height="0.87cm" draw:z-index="134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/text:p>
                <text:p text:style-name="P105"><text:span text:style-name="_5f_pointillés_20_gris"><text:span text:style-name="T52"/></text:span></text:p>
              </text:list-header>
            </text:list>
          </text:list-item>
        </text:list>
      </text:section>
      <text:list xml:id="list91742010916562" text:continue-list="list91742817736416" text:style-name="Num_5f_Exo">
        <text:list-item>
          <text:h text:style-name="P60" text:outline-level="1"><text:span text:style-name="T26"> Calcule puis</text:span><text:span text:style-name="T23"> donne le résultat sous la forme d’une fraction simplifiée.</text:span></text:h>
        </text:list-item>
      </text:list>
      <text:section text:style-name="Sect6" text:name="Section3">
        <text:list xml:id="list91742855715879" text:continue-list="list9147675733365158926" text:style-name="_5f_Numérotation_20_des_20_exercices_20_livrets">
          <text:list-item>
            <text:list>
              <text:list-header>
                <text:p text:style-name="P110">V <text:span text:style-name="_5f_signe">=</text:span><draw:frame draw:style-name="fr7" draw:name="Objet3" text:anchor-type="as-char" svg:width="3.344cm" svg:height="0.87cm" draw:z-index="60"><draw:object xlink:href="./Object 19" xlink:type="simple" xlink:show="embed" xlink:actuate="onLoad"/><draw:image xlink:href="./ObjectReplacements/Object 19" xlink:type="simple" xlink:show="embed" xlink:actuate="onLoad"/></draw:frame></text:p>
              </text:list-header>
            </text:list>
            <text:p text:style-name="P63"><text:span text:style-name="_5f_Correction_20_surlignée"><text:span text:style-name="T48">V = </text:span></text:span><text:span text:style-name="_5f_Correction_20_surlignée"><text:span text:style-name="T47"><draw:frame draw:style-name="fr6" draw:name="Objet10" text:anchor-type="as-char" svg:width="3.367cm" svg:height="0.87cm" draw:z-index="127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/text:p>
            <text:p text:style-name="P64"><text:span text:style-name="_5f_Correction_20_surlignée"><text:span text:style-name="T48">V = </text:span></text:span><text:span text:style-name="_5f_Correction_20_surlignée"><text:span text:style-name="T47"><draw:frame draw:style-name="fr6" draw:name="Objet11" text:anchor-type="as-char" svg:width="3.064cm" svg:height="0.87cm" draw:z-index="128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/text:p>
            <text:p text:style-name="P64"><text:span text:style-name="_5f_Correction_20_surlignée"><text:span text:style-name="T48">V = </text:span></text:span><text:span text:style-name="_5f_Correction_20_surlignée"><text:span text:style-name="T47"><draw:frame draw:style-name="fr6" draw:name="Objet12" text:anchor-type="as-char" svg:width="1.004cm" svg:height="0.87cm" draw:z-index="129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/text:p>
            <text:list text:continue-numbering="true">
              <text:list-header>
                <text:p text:style-name="P111"><text:span text:style-name="_5f_livret"><text:span text:style-name="T47">W </text:span></text:span><text:span text:style-name="_5f_livret"><text:span text:style-name="T59">=</text:span></text:span><text:span text:style-name="_5f_livret"><text:span text:style-name="T47"><draw:frame draw:style-name="fr7" draw:name="Objet72" text:anchor-type="as-char" svg:width="5.205cm" svg:height="0.87cm" draw:z-index="130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/text:p>
                <text:p text:style-name="P111"><text:span text:style-name="_5f_Correction_20_surlignée"><text:span text:style-name="T47">W =</text:span></text:span><text:span text:style-name="_5f_Correction_20_surlignée"><text:span text:style-name="T47"><draw:frame draw:style-name="fr6" draw:name="Objet13" text:anchor-type="as-char" svg:width="5.805cm" svg:height="0.87cm" draw:z-index="131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/text:p>
                <text:p text:style-name="P111"><text:span text:style-name="_5f_Correction_20_surlignée"><text:span text:style-name="T47">W =</text:span></text:span><text:span text:style-name="_5f_Correction_20_surlignée"><text:span text:style-name="T47"><draw:frame draw:style-name="fr6" draw:name="Objet14" text:anchor-type="as-char" svg:width="2.261cm" svg:height="0.87cm" draw:z-index="132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/text:p>
                <text:p text:style-name="P111"><text:span text:style-name="_5f_Correction_20_surlignée"><text:span text:style-name="T47">W =</text:span></text:span><text:span text:style-name="_5f_Correction_20_surlignée"><text:span text:style-name="T47"><draw:frame draw:style-name="fr6" draw:name="Objet15" text:anchor-type="as-char" svg:width="0.94cm" svg:height="0.87cm" draw:z-index="133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/text:p>
              </text:list-header>
            </text:list>
          </text:list-item>
        </text:list>
      </text:section>
      <text:list xml:id="list91741732778066" text:continue-list="list91742010916562" text:style-name="Num_5f_Exo">
        <text:list-item>
          <text:h text:style-name="P60" text:outline-level="1"> Calcule astucieusement les nombres suivants.</text:h>
        </text:list-item>
      </text:list>
      <text:section text:style-name="Sect6" text:name="Section4">
        <text:list xml:id="list91743150498272" text:continue-list="list91742855715879" text:style-name="_5f_Numérotation_20_des_20_exercices_20_livrets">
          <text:list-item>
            <text:list>
              <text:list-header>
                <text:p text:style-name="P85"><text:span text:style-name="T26">A </text:span><text:span text:style-name="_5f_signe"><text:span text:style-name="T26">=</text:span></text:span><text:span text:style-name="_5f_signe"><text:span text:style-name="T34"> </text:span></text:span><text:span text:style-name="T26"><draw:frame draw:style-name="fr4" draw:name="Objet357" text:anchor-type="as-char" svg:width="7.911cm" svg:height="0.96cm" draw:z-index="46"><draw:object xlink:href="./Object 21" xlink:type="simple" xlink:show="embed" xlink:actuate="onLoad"/><draw:image xlink:href="./ObjectReplacements/Object 21" xlink:type="simple" xlink:show="embed" xlink:actuate="onLoad"/></draw:frame></text:span></text:p>
                <text:p text:style-name="P73"><text:span text:style-name="_5f_Correction_20_surlignée"><text:span text:style-name="T58">Il y a un facteur nul :</text:span></text:span><text:span text:style-name="_5f_Correction_20_surlignée"><text:span text:style-name="T52"> <text:s/></text:span></text:span><text:span text:style-name="_5f_pointillés_20_gris"><text:span text:style-name="T15"><text:s/></text:span></text:span><text:span text:style-name="_5f_pointillés_20_gris"><text:span text:style-name="T15"><draw:frame draw:style-name="fr5" draw:name="Objet4" text:anchor-type="as-char" svg:width="1.993cm" svg:height="0.958cm" draw:z-index="126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/text:p>
                <text:p text:style-name="P74"><text:span text:style-name="_5f_pointillés_20_gris"><text:span text:style-name="T10">D</text:span></text:span><text:span text:style-name="_5f_pointillés_20_gris"><text:span text:style-name="T16">onc </text:span></text:span><text:span text:style-name="_5f_pointillés_20_gris"><text:span text:style-name="T17">le produit est nul.</text:span></text:span></text:p>
              </text:list-header>
            </text:list>
            <text:p text:style-name="P65"><text:span text:style-name="_5f_pointillés_20_gris"><text:span text:style-name="T83">A <text:s/>= 0 </text:span></text:span></text:p>
            <text:p text:style-name="P65"><text:span text:style-name="_5f_pointillés_20_gris"><text:span text:style-name="T83"/></text:span></text:p>
          </text:list-item>
        </text:list>
        <text:p text:style-name="P34"><text:span text:style-name="T78">B</text:span><text:span text:style-name="_5f_signe"><text:span text:style-name="T35"> </text:span></text:span><text:span text:style-name="_5f_signe"><text:span text:style-name="T78">=</text:span></text:span><text:span text:style-name="_5f_signe"><text:span text:style-name="T35"> </text:span></text:span><text:span text:style-name="_5f_signe"><text:span text:style-name="T18">⁠⁠</text:span></text:span><text:span text:style-name="T78"><draw:frame draw:style-name="fr4" draw:name="Objet5" text:anchor-type="as-char" svg:width="8.484cm" svg:height="0.96cm" draw:z-index="47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<text:list xml:id="list91742443227159" text:continue-numbering="true" text:style-name="_5f_Numérotation_20_des_20_exercices_20_livrets">
          <text:list-header>
            <text:p text:style-name="P66"><text:span text:style-name="_5f_pointillés_20_gris"><text:span text:style-name="T83">B =</text:span></text:span><text:span text:style-name="_5f_Correction_20_surlignée"><text:span text:style-name="T49"> </text:span></text:span><text:span text:style-name="_5f_Correction_20_surlignée"><text:span text:style-name="T50">( 2 – <text:s/>1 )( 2 – <text:s/>1 )( 2 – <text:s/>1 )( </text:span></text:span><text:span text:style-name="_5f_Correction_20_surlignée"><text:span text:style-name="T14">1 – 2</text:span></text:span><text:span text:style-name="_5f_Correction_20_surlignée"><text:span text:style-name="T50"> )( </text:span></text:span><text:span text:style-name="_5f_Correction_20_surlignée"><text:span text:style-name="T14">1 – 2</text:span></text:span><text:span text:style-name="_5f_Correction_20_surlignée"><text:span text:style-name="T50"> )</text:span></text:span></text:p>
            <text:p text:style-name="P67"><text:span text:style-name="_5f_pointillés_20_gris"><text:span text:style-name="T83">B =</text:span></text:span><text:span text:style-name="_5f_Correction_20_surlignée"><text:span text:style-name="T50"> 1 </text:span></text:span><text:span text:style-name="_5f_Correction_20_surlignée"><text:span text:style-name="T60"></text:span></text:span><text:span text:style-name="_5f_Correction_20_surlignée"><text:span text:style-name="T61"> 1 </text:span></text:span><text:span text:style-name="_5f_Correction_20_surlignée"><text:span text:style-name="T60"></text:span></text:span><text:span text:style-name="_5f_Correction_20_surlignée"><text:span text:style-name="T61"> 1 </text:span></text:span><text:span text:style-name="_5f_Correction_20_surlignée"><text:span text:style-name="T60"> ( -</text:span></text:span><text:span text:style-name="_5f_Correction_20_surlignée"><text:span text:style-name="T61">1) </text:span></text:span><text:span text:style-name="_5f_Correction_20_surlignée"><text:span text:style-name="T60"> ( -</text:span></text:span><text:span text:style-name="_5f_Correction_20_surlignée"><text:span text:style-name="T61">1)</text:span></text:span></text:p>
            <text:p text:style-name="P67"><text:span text:style-name="_5f_pointillés_20_gris"><text:span text:style-name="T83">B =</text:span></text:span><text:span text:style-name="_5f_Correction_20_surlignée"><text:span text:style-name="T50"> 1</text:span></text:span></text:p>
            <text:p text:style-name="P77"><text:span text:style-name="_5f_pointillés_20_gris"><text:span text:style-name="T49"/></text:span></text:p>
          </text:list-header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pitch="variable"/>
    <style:font-face style:name="Bitstream Vera Sans Mono" svg:font-family="'Bitstream Vera Sans Mono'" style:font-family-generic="modern" style:font-pitch="fixed"/>
    <style:font-face style:name="Bitstream Vera Sans1" svg:font-family="'Bitstream Vera Sans'" style:font-adornments="Roman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family-generic="roman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adornments="Roman" style:font-family-generic="swiss" style:font-pitch="variable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adornments="Roman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6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6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ointillés_20_fraction" style:display-name="_pointillés fraction" style:family="paragraph" style:parent-style-name="_5f_Paragraphe_20_livret_20_">
      <style:paragraph-properties fo:margin-top="0.6cm" fo:margin-bottom="0.6cm" style:contextual-spacing="false" fo:line-height="100%">
        <style:tab-stops>
          <style:tab-stop style:position="0.37cm"/>
          <style:tab-stop style:position="6.001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loext:opacity="100%" style:font-name="Bitstream Vera Sans6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Zeichenformat" style:family="text"/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Correction_20_surlignée" style:display-name="_Correction surlignée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background-color="#ffff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ormule_20_corrigée" style:display-name="_Formule corrigée" style:family="graphic" style:parent-style-name="Formula">
      <style:graphic-properties fo:margin-left="0cm" fo:margin-right="0cm" style:wrap="parallel" style:number-wrapped-paragraphs="no-limit" style:wrap-contour="false" fo:background-color="#ffff00" style:background-transparency="0%" draw:fill="solid" draw:fill-color="#ffff00" draw:opacity="100%" draw:fill-image-width="0cm" draw:fill-image-height="0cm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 style:list-style-name="_5f_Numérotation_20_des_20_exercices_20_livrets"/>
    <style:style style:name="MP2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Entête_20_couleur" style:list-style-name="_5f_Numérotation_20_des_20_exercices_20_livrets"/>
    <style:style style:name="MP27" style:family="paragraph" style:parent-style-name="Header" style:list-style-name="_5f_Numérotation_20_des_20_exercices_20_livrets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28" style:family="paragraph" style:parent-style-name="_5f_En-tête">
      <style:text-properties officeooo:rsid="0013441a" officeooo:paragraph-rsid="0003cf89"/>
    </style:style>
    <style:style style:name="MP29" style:family="paragraph">
      <loext:graphic-properties draw:fill="solid" draw:fill-color="#d7e12c"/>
    </style:style>
    <style:style style:name="MP30" style:family="paragraph">
      <style:paragraph-properties fo:text-align="center"/>
    </style:style>
    <style:style style:name="MP3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32" style:family="paragraph" style:parent-style-name="Footer">
      <style:text-properties officeooo:rsid="00178920" officeooo:paragraph-rsid="00178920"/>
    </style:style>
    <style:style style:name="MP3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Footer">
      <style:text-properties officeooo:paragraph-rsid="00308c81"/>
    </style:style>
    <style:style style:name="MP36" style:family="paragraph" style:parent-style-name="Header">
      <style:text-properties fo:font-size="14pt" style:font-size-asian="14pt" style:font-size-complex="14pt"/>
    </style:style>
    <style:style style:name="MP3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d7e12c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6">N4 : Fractions</text:p>
              </table:table-cell>
              <table:table-cell table:style-name="Tableau18.A1" office:value-type="string">
                <text:p text:style-name="MP36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37">Série 1 : Fractions et parts</text:p>
            </table:table-cell>
            <table:table-cell table:style-name="Tableau18.A1" office:value-type="string">
              <text:p text:style-name="MP37"/>
            </table:table-cell>
          </table:table-row>
        </table:table>
        <text:p text:style-name="MP3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2_20__28_une_20_colonne_29__20__20_impaire_20__28_D_29_" style:display-name="_Fiche éditeur série 2 (une colonne)  impaire (D)" style:page-layout-name="Mpm18" draw:style-name="Mdp3" style:next-style-name="_5f_Fiche_20_éditeur_20_série_20_2_20__28_une_20_colonne_29__20_paire_20__28_G_29_">
      <style:header>
        <text:list xml:id="list722992038" text:style-name="_5f_Numérotation_20_des_20_exercices_20_livrets">
          <text:list-header>
            <text:p text:style-name="MP22">Série <text:s/>3 : Addition, soustraction</text:p>
          </text:list-header>
        </text:list>
      </style:header>
      <style:footer>
        <text:p text:style-name="MP5">Chapitre G2 : Triangles</text:p>
      </style:footer>
      <style:footer-left>
        <text:p text:style-name="MP23">Chapitre A3 : Écritures fractionnaires</text:p>
      </style:footer-left>
    </style:master-page>
    <style:master-page style:name="_5f_Fiche_20_éditeur_20_série_20_2_20__28_une_20_colonne_29__20_paire_20__28_G_29_" style:display-name="_Fiche éditeur série 2 (une colonne) paire (G)" style:page-layout-name="Mpm19" draw:style-name="Mdp3" style:next-style-name="_5f_Fiche_20_éditeur_20_série_20_2_20__28_une_20_colonne_29__20__20_impaire_20__28_D_29_">
      <style:header>
        <text:list xml:id="list91742750652250" text:continue-numbering="true" text:style-name="_5f_Numérotation_20_des_20_exercices_20_livrets">
          <text:list-header>
            <text:p text:style-name="MP22">Série <text:s/>3 : Addition, soustraction</text:p>
          </text:list-header>
        </text:list>
      </style:header>
      <style:footer>
        <text:p text:style-name="MP24">Écritures fractionnaires : Chapitre A3</text:p>
      </style:footer>
      <style:footer-left>
        <text:p text:style-name="MP25">Chapitre G2 : Triangles</text:p>
      </style:footer-left>
    </style:master-page>
    <style:master-page style:name="_5f_Fiche_20_éditeur_20_série_20_3_20__28_une_20_colonne_29__20__20_impaire_20__28_D_29_" style:display-name="_Fiche éditeur série 3 (une colonne)  impaire (D)" style:page-layout-name="Mpm18" draw:style-name="Mdp3" style:next-style-name="_5f_Fiche_20_éditeur_20_série_20_3_20__28_une_20_colonne_29__20_paire_20__28_G_29_">
      <style:header>
        <text:list xml:id="list91742961498417" text:continue-numbering="true" text:style-name="_5f_Numérotation_20_des_20_exercices_20_livrets">
          <text:list-header>
            <text:p text:style-name="MP26">Série 3 : Multiplication</text:p>
          </text:list-header>
        </text:list>
      </style:header>
      <style:footer>
        <text:p text:style-name="MP5">Chapitre G2 : Triangles</text:p>
      </style:footer>
      <style:footer-left>
        <text:p text:style-name="MP23">Chapitre N2 : Écritures fractionnaires</text:p>
      </style:footer-left>
    </style:master-page>
    <style:master-page style:name="_5f_Fiche_20_éditeur_20_série_20_3_20__28_une_20_colonne_29__20_paire_20__28_G_29_" style:display-name="_Fiche éditeur série 3 (une colonne) paire (G)" style:page-layout-name="Mpm18" draw:style-name="Mdp3" style:next-style-name="_5f_Fiche_20_éditeur_20_série_20_3_20__28_une_20_colonne_29__20__20_impaire_20__28_D_29_">
      <style:header>
        <text:list xml:id="list91742410059595" text:continue-numbering="true" text:style-name="_5f_Numérotation_20_des_20_exercices_20_livrets">
          <text:list-header>
            <text:p text:style-name="MP27">Série 3 : Multiplication</text:p>
          </text:list-header>
        </text:list>
      </style:header>
      <style:footer>
        <text:p text:style-name="MP5">Chapitre G2 : Triangles</text:p>
      </style:footer>
      <style:footer-left>
        <text:p text:style-name="MP25">Chapitre G2 : Triangles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8"><draw:path text:anchor-type="paragraph" draw:z-index="11" draw:name="Forme1" draw:style-name="Mgr1" draw:text-style-name="MP29" svg:width="4.329cm" svg:height="2.24cm" svg:x="-1.499cm" svg:y="-1cm" svg:viewBox="0 0 4330 2241" svg:d="M0 2241l3984-288c209-15 363-168 345-342l-170-1611h-4159z"><text:p/></draw:path><draw:frame text:anchor-type="paragraph" draw:z-index="14" draw:name="Forme2" draw:style-name="Mgr2" draw:text-style-name="MP31" svg:width="2.703cm" svg:height="0.715cm" draw:transform="rotate (0.0872664625997165) translate (-0.172861111111111cm 0.218722222222222cm)"><draw:text-box><text:p text:style-name="MP30"><text:span text:style-name="MT5">Série 4</text:span></text:p></draw:text-box></draw:frame><draw:line text:anchor-type="paragraph" draw:z-index="17" draw:name="Forme3" draw:style-name="Mgr3" draw:text-style-name="MP30" svg:x1="19.233cm" svg:y1="0.36cm" svg:x2="20.496cm" svg:y2="0.36cm"><text:p/></draw:line>Multiplier deux nombres en écriture fractionnaire </text:p>
      </style:header>
      <style:footer>
        <text:p text:style-name="MP32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8"><draw:text-box fo:min-height="0.355cm"><text:p text:style-name="MP33"><draw:g text:anchor-type="paragraph" draw:z-index="2" draw:name="Forme4" draw:style-name="Mgr4"><draw:path draw:style-name="Mgr5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20</text:page-number></text:p></draw:text-box></draw:frame><text:p text:style-name="MP35"><text:span text:style-name="MT6">Nombres rationnels</text:span> • <text:span text:style-name="MT6">A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2-03-12T09:17:41.049000000</dc:date>
    <meta:editing-duration>PT9H57M15S</meta:editing-duration>
    <meta:editing-cycles>79</meta:editing-cycles>
    <meta:generator>LibreOffice/7.2.5.2$Windows_X86_64 LibreOffice_project/499f9727c189e6ef3471021d6132d4c694f357e5</meta:generator>
    <dc:subject>fraction-nombre </dc:subject>
    <dc:title>A3_5 série 1 </dc:title>
    <meta:document-statistic meta:table-count="1" meta:image-count="0" meta:object-count="115" meta:page-count="3" meta:paragraph-count="183" meta:word-count="615" meta:character-count="2876" meta:non-whitespace-character-count="1930"/>
  </office:meta>
</office:document-meta>
</file>

<file path=Object 1/content.xml><?xml version="1.0" encoding="utf-8"?>
<math xmlns="http://www.w3.org/1998/Math/MathML" display="block">
  <semantics>
    <mrow>
      <mstyle mathsize="10pt">
        <mfrac>
          <mrow>
            <mo stretchy="false">−</mo>
            <mn>4</mn>
          </mrow>
          <mn>5</mn>
        </mfrac>
      </mstyle>
      <mrow>
        <mspace width="0.5em"/>
        <mo stretchy="false">×</mo>
        <mspace width="0.5em"/>
      </mrow>
      <mstyle mathsize="10pt">
        <mrow>
          <mo fence="true" stretchy="true">(</mo>
          <mrow>
            <mrow>
              <mrow>
                <mo stretchy="false">−</mo>
                <mspace width="0.5em"/>
              </mrow>
              <mfrac>
                <mrow>
                  <mo stretchy="false">−</mo>
                  <mn>7,14</mn>
                </mrow>
                <mrow>
                  <mo stretchy="false">−</mo>
                  <mn>5,12</mn>
                </mrow>
              </mfrac>
            </mrow>
          </mrow>
          <mo fence="true" stretchy="true">)</mo>
        </mrow>
      </mstyle>
    </mrow>
    <annotation encoding="StarMath 5.0">size 10{{-4} over {5}}`times ` size 10 {  {left(-`{{{-7,14}} over {-5,12}} right)}}</annotation>
  </semantics>
</math>
</file>

<file path=Object 10/content.xml><?xml version="1.0" encoding="utf-8"?>
<math xmlns="http://www.w3.org/1998/Math/MathML" display="block">
  <semantics>
    <mfrac>
      <mrow>
        <mn>35</mn>
        <mrow>
          <mspace width="0.5em"/>
          <mo stretchy="false">×</mo>
          <mspace width="0.5em"/>
        </mrow>
        <mn>39</mn>
      </mrow>
      <mrow>
        <mn>33</mn>
        <mrow>
          <mspace width="0.5em"/>
          <mo stretchy="false">×</mo>
          <mspace width="0.5em"/>
        </mrow>
        <mn>80</mn>
      </mrow>
    </mfrac>
    <annotation encoding="StarMath 5.0">{{{{35} `times`{39}} over {33 `times`80}}}
</annotation>
  </semantics>
</math>
</file>

<file path=Object 100/content.xml><?xml version="1.0" encoding="utf-8"?>
<math xmlns="http://www.w3.org/1998/Math/MathML" display="block">
  <semantics>
    <mstyle mathsize="10pt">
      <mrow>
        <mfrac>
          <mn>8</mn>
          <mrow>
            <mo stretchy="false">−</mo>
            <mn>0,25</mn>
          </mrow>
        </mfrac>
        <mrow>
          <mspace width="0.5em"/>
          <mo stretchy="false">×</mo>
          <mspace width="0.5em"/>
        </mrow>
        <mfrac>
          <mrow>
            <mo stretchy="false">−</mo>
            <mn>70</mn>
          </mrow>
          <mn>4</mn>
        </mfrac>
        <mrow>
          <mspace width="0.5em"/>
          <mo stretchy="false">×</mo>
          <mspace width="0.5em"/>
        </mrow>
        <mfrac>
          <mrow>
            <mo stretchy="false">−</mo>
            <mn>0,5</mn>
          </mrow>
          <mn>2</mn>
        </mfrac>
      </mrow>
    </mstyle>
    <annotation encoding="StarMath 5.0">size 10{{{8} over {-0,25}}` times `{{-70} over {4}}`times`{{-0,5} over 2}}</annotation>
  </semantics>
</math>
</file>

<file path=Object 101/content.xml><?xml version="1.0" encoding="utf-8"?>
<math xmlns="http://www.w3.org/1998/Math/MathML" display="block">
  <semantics>
    <mstyle mathsize="10pt">
      <mfrac>
        <mrow>
          <mo stretchy="false">−</mo>
          <mrow>
            <mn>4</mn>
            <mrow>
              <mspace width="0.5em"/>
              <mo stretchy="false">×</mo>
              <mspace width="0.5em"/>
            </mrow>
            <mn>70</mn>
          </mrow>
        </mrow>
        <mrow>
          <mn>2</mn>
          <mspace width="0.5em"/>
        </mrow>
      </mfrac>
    </mstyle>
    <annotation encoding="StarMath 5.0">size 10 { -  {4` times `70}  over  { 2`}}</annotation>
  </semantics>
</math>
</file>

<file path=Object 102/content.xml><?xml version="1.0" encoding="utf-8"?>
<math xmlns="http://www.w3.org/1998/Math/MathML" display="block">
  <semantics>
    <mstyle mathsize="10pt">
      <mrow>
        <mrow>
          <mrow>
            <mo stretchy="false">−</mo>
            <mspace width="0.5em"/>
          </mrow>
          <mfrac>
            <mn>9</mn>
            <mn>4</mn>
          </mfrac>
        </mrow>
        <mrow>
          <mspace width="0.5em"/>
          <mo stretchy="false">×</mo>
          <mspace width="0.5em"/>
        </mrow>
        <mfrac>
          <mn>4,4</mn>
          <mrow>
            <mo stretchy="false">−</mo>
            <mn>30</mn>
          </mrow>
        </mfrac>
        <mrow>
          <mspace width="0.5em"/>
          <mo stretchy="false">×</mo>
          <mspace width="0.5em"/>
        </mrow>
        <mfrac>
          <mn>8</mn>
          <mn>3,3</mn>
        </mfrac>
      </mrow>
    </mstyle>
    <annotation encoding="StarMath 5.0">size 10{{-`{9} over {4}}` times `{{4,4} over {-30}}` times `{{8} over {3,3}}}</annotation>
  </semantics>
</math>
</file>

<file path=Object 103/content.xml><?xml version="1.0" encoding="utf-8"?>
<math xmlns="http://www.w3.org/1998/Math/MathML" display="block">
  <semantics>
    <mstyle mathsize="10pt">
      <mfrac>
        <mrow>
          <mn>3</mn>
          <mrow>
            <mspace width="0.5em"/>
            <mo stretchy="false">×</mo>
            <mspace width="0.5em"/>
          </mrow>
          <mn>3</mn>
          <mrow>
            <mspace width="0.5em"/>
            <mo stretchy="false">×</mo>
            <mspace width="0.5em"/>
          </mrow>
          <mn>4</mn>
          <mrow>
            <mspace width="0.5em"/>
            <mo stretchy="false">×</mo>
            <mspace width="0.5em"/>
          </mrow>
          <mn>1,1</mn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n>4</mn>
        </mrow>
        <mrow>
          <mn>4</mn>
          <mrow>
            <mspace width="0.5em"/>
            <mo stretchy="false">×</mo>
            <mspace width="0.5em"/>
          </mrow>
          <mn>3</mn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n>5</mn>
          <mrow>
            <mspace width="0.5em"/>
            <mo stretchy="false">×</mo>
            <mspace width="0.5em"/>
          </mrow>
          <mn>3</mn>
          <mrow>
            <mspace width="0.5em"/>
            <mo stretchy="false">×</mo>
            <mspace width="0.5em"/>
          </mrow>
          <mn>1,1</mn>
        </mrow>
      </mfrac>
    </mstyle>
    <annotation encoding="StarMath 5.0">size 10 {  {3` times `3` times `4` times `1,1` times `2` times `4}  over  { 4` times `3` times `2` times `5` times `3` times `1,1}}</annotation>
  </semantics>
</math>
</file>

<file path=Object 104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n>5</math:mn>
            <math:mrow>
              <math:mi/>
              <math:mo math:stretchy="false">×</math:mo>
              <math:mi/>
            </math:mrow>
            <math:mn>5</math:mn>
            <math:mrow>
              <math:mi/>
              <math:mo math:stretchy="false">×</math:mo>
              <math:mi/>
            </math:mrow>
            <math:mn>5</math:mn>
          </math:mrow>
          <math:mrow>
            <math:mn>3</math:mn>
            <math:mrow>
              <math:mi/>
              <math:mo math:stretchy="false">×</math:mo>
              <math:mi/>
            </math:mrow>
            <math:mn>4</math:mn>
          </math:mrow>
        </math:mfrac>
      </math:mrow>
    </math:mstyle>
    <math:annotation math:encoding="StarMath 5.0">size 10{{{5} `times `{5} `times `{5} } over {{3}`times`{4}}}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25</math:mn>
          <math:mn>12</math:mn>
        </math:mfrac>
      </math:mrow>
    </math:mstyle>
    <math:annotation math:encoding="StarMath 5.0">size 10{{125 } over {12}}</math:annotation>
  </math:semantics>
</math:math>
</file>

<file path=Object 106/content.xml><?xml version="1.0" encoding="utf-8"?>
<math xmlns="http://www.w3.org/1998/Math/MathML" display="block">
  <semantics>
    <mstyle mathsize="10pt">
      <mrow>
        <mfrac>
          <mrow>
            <mo stretchy="false">−</mo>
            <mn>17</mn>
          </mrow>
          <mn>27</mn>
        </mfrac>
        <mrow>
          <mspace width="0.5em"/>
          <mo stretchy="false">×</mo>
          <mspace width="0.5em"/>
        </mrow>
        <mfrac>
          <mrow>
            <mo stretchy="false">−</mo>
            <mn>49</mn>
          </mrow>
          <mrow>
            <mo stretchy="false">−</mo>
            <mn>119</mn>
          </mrow>
        </mfrac>
        <mrow>
          <mspace width="0.5em"/>
          <mo stretchy="false">×</mo>
          <mspace width="0.5em"/>
        </mrow>
        <mfrac>
          <mn>15</mn>
          <mrow>
            <mo stretchy="false">−</mo>
            <mn>105</mn>
          </mrow>
        </mfrac>
        <mrow>
          <mspace width="0.5em"/>
          <mo stretchy="false">×</mo>
          <mspace width="0.5em"/>
        </mrow>
        <mrow>
          <mo fence="true" stretchy="false">(</mo>
          <mrow>
            <mrow>
              <mo stretchy="false">−</mo>
              <mn>45</mn>
            </mrow>
          </mrow>
          <mo fence="true" stretchy="false">)</mo>
        </mrow>
      </mrow>
    </mstyle>
    <annotation encoding="StarMath 5.0">size 10{{{-17} over {27}}` times `{{-49} over {-119}}`times`{{15} over {-105}}`times`(-45)}</annotation>
  </semantics>
</math>
</file>

<file path=Object 107/content.xml><?xml version="1.0" encoding="utf-8"?>
<math xmlns="http://www.w3.org/1998/Math/MathML" display="block">
  <semantics>
    <mrow>
      <mo stretchy="false">−</mo>
      <mstyle mathsize="10pt">
        <mfrac>
          <mrow>
            <mn>17</mn>
            <mrow>
              <mspace width="0.5em"/>
              <mo stretchy="false">×</mo>
              <mspace width="0.5em"/>
            </mrow>
            <mn>7</mn>
            <mrow>
              <mspace width="0.5em"/>
              <mo stretchy="false">×</mo>
              <mspace width="0.5em"/>
            </mrow>
            <mn>7</mn>
            <mrow>
              <mspace width="0.5em"/>
              <mo stretchy="false">×</mo>
              <mspace width="0.5em"/>
            </mrow>
            <mn>5</mn>
            <mrow>
              <mspace width="0.5em"/>
              <mo stretchy="false">×</mo>
              <mspace width="0.5em"/>
            </mrow>
            <mn>3</mn>
            <mrow>
              <mspace width="0.5em"/>
              <mo stretchy="false">×</mo>
              <mspace width="0.5em"/>
            </mrow>
            <mn>9</mn>
            <mrow>
              <mspace width="0.5em"/>
              <mo stretchy="false">×</mo>
              <mspace width="0.5em"/>
            </mrow>
            <mn>5</mn>
          </mrow>
          <mrow>
            <mn>9</mn>
            <mrow>
              <mspace width="0.5em"/>
              <mo stretchy="false">×</mo>
              <mspace width="0.5em"/>
            </mrow>
            <mn>3</mn>
            <mrow>
              <mspace width="0.5em"/>
              <mo stretchy="false">×</mo>
              <mspace width="0.5em"/>
            </mrow>
            <mn>17</mn>
            <mrow>
              <mspace width="0.5em"/>
              <mo stretchy="false">×</mo>
              <mspace width="0.5em"/>
            </mrow>
            <mn>7</mn>
            <mrow>
              <mspace width="0.5em"/>
              <mo stretchy="false">×</mo>
              <mspace width="0.5em"/>
            </mrow>
            <mn>3</mn>
            <mrow>
              <mspace width="0.5em"/>
              <mo stretchy="false">×</mo>
              <mspace width="0.5em"/>
            </mrow>
            <mn>7</mn>
            <mrow>
              <mspace width="0.5em"/>
              <mo stretchy="false">×</mo>
              <mspace width="0.5em"/>
            </mrow>
            <mn>5</mn>
          </mrow>
        </mfrac>
      </mstyle>
    </mrow>
    <annotation encoding="StarMath 5.0">-size 10{{{ 17}` times` { 7}` times` { 7} `times `{ 5} `times `{ 3} `times ` { 9}`times `{5}} over {{ 9}`times`{3}`times`{ 17}` times` { 7}` times`{ 3}`times`{ 7}`times`{ 5}}}</annotation>
  </semantics>
</math>
</file>

<file path=Object 108/content.xml><?xml version="1.0" encoding="utf-8"?>
<math xmlns="http://www.w3.org/1998/Math/MathML">
  <semantics>
    <mrow>
      <mi mathvariant="normal">−</mi>
      <mstyle mathsize="10pt">
        <mrow>
          <mfrac>
            <mn>5</mn>
            <mn>3</mn>
          </mfrac>
        </mrow>
      </mstyle>
    </mrow>
    <annotation encoding="StarMath 5.0">-size 10{{{5} } over {{3}}}</annotation>
  </semantics>
</math>
</file>

<file path=Object 109/content.xml><?xml version="1.0" encoding="utf-8"?>
<math xmlns="http://www.w3.org/1998/Math/MathML" display="block">
  <semantics>
    <mstyle mathsize="10pt">
      <mrow>
        <mfrac>
          <mrow>
            <mo stretchy="false">−</mo>
            <mn>10</mn>
          </mrow>
          <mrow>
            <mo stretchy="false">−</mo>
            <mn>25</mn>
          </mrow>
        </mfrac>
        <mrow>
          <mspace width="0.5em"/>
          <mo stretchy="false">×</mo>
          <mspace width="0.5em"/>
        </mrow>
        <mfrac>
          <mrow>
            <mo stretchy="false">−</mo>
            <mn>25</mn>
          </mrow>
          <mn>23</mn>
        </mfrac>
        <mrow>
          <mspace width="0.5em"/>
          <mo stretchy="false">×</mo>
          <mspace width="0.5em"/>
        </mrow>
        <mfrac>
          <mn>276</mn>
          <mrow>
            <mspace width="0.5em"/>
            <mn>18</mn>
          </mrow>
        </mfrac>
      </mrow>
    </mstyle>
    <annotation encoding="StarMath 5.0">size 10{{{-10} over  {-25}}` times `{{-25} over {23}}`times`{{276} over {`18}}}
</annotation>
  </semantics>
</math>
</file>

<file path=Object 11/content.xml><?xml version="1.0" encoding="utf-8"?>
<math xmlns="http://www.w3.org/1998/Math/MathML" display="block">
  <semantics>
    <mfrac>
      <mrow>
        <mn>7</mn>
        <mrow>
          <mspace width="0.5em"/>
          <mo stretchy="false">×</mo>
          <mspace width="0.5em"/>
        </mrow>
        <mstyle color="fuchsia">
          <mstyle mathvariant="bold">
            <mn>5</mn>
          </mstyle>
        </mstyle>
        <mrow>
          <mspace width="0.5em"/>
          <mo stretchy="false">×</mo>
          <mspace width="0.5em"/>
        </mrow>
        <mn>13</mn>
        <mrow>
          <mspace width="0.5em"/>
          <mo stretchy="false">×</mo>
          <mspace width="0.5em"/>
        </mrow>
        <mstyle color="blue">
          <mstyle mathvariant="bold">
            <mn>3</mn>
          </mstyle>
        </mstyle>
      </mrow>
      <mrow>
        <mn>11</mn>
        <mrow>
          <mspace width="0.5em"/>
          <mo stretchy="false">×</mo>
          <mspace width="0.5em"/>
        </mrow>
        <mstyle color="blue">
          <mstyle mathvariant="bold">
            <mn>3</mn>
          </mstyle>
        </mstyle>
        <mrow>
          <mspace width="0.5em"/>
          <mo stretchy="false">×</mo>
          <mspace width="0.5em"/>
        </mrow>
        <mn>2</mn>
        <mrow>
          <mspace width="0.5em"/>
          <mo stretchy="false">×</mo>
          <mspace width="0.5em"/>
        </mrow>
        <mstyle color="fuchsia">
          <mstyle mathvariant="bold">
            <mn>5</mn>
          </mstyle>
        </mstyle>
        <mrow>
          <mspace width="0.5em"/>
          <mo stretchy="false">×</mo>
          <mspace width="0.5em"/>
        </mrow>
        <mn>8</mn>
      </mrow>
    </mfrac>
    <annotation encoding="StarMath 5.0">{{7`times`color magenta bold{5} `times`13`times`color blue bold{3}} over {11`times`color blue bold{3}`times`2`times`color magenta bold{5}`times`8}}</annotation>
  </semantics>
</math>
</file>

<file path=Object 110/content.xml><?xml version="1.0" encoding="utf-8"?>
<math xmlns="http://www.w3.org/1998/Math/MathML" display="block">
  <semantics>
    <mstyle mathsize="10pt">
      <mrow>
        <mo stretchy="false">−</mo>
        <mfrac>
          <mrow>
            <mn>2</mn>
            <mo stretchy="false">×</mo>
            <mn>5</mn>
            <mo stretchy="false">×</mo>
            <mn>2</mn>
            <mo stretchy="false">×</mo>
            <mn>6</mn>
            <mo stretchy="false">×</mo>
            <mn>23</mn>
          </mrow>
          <mrow>
            <mn>23</mn>
            <mo stretchy="false">×</mo>
            <mn>6</mn>
            <mo stretchy="false">×</mo>
            <mn>3</mn>
          </mrow>
        </mfrac>
      </mrow>
    </mstyle>
    <annotation encoding="StarMath 5.0">size 10 -{{2 times  5 times 2 times 6  times 23} over {23 times 6 times 3  }}
 </annotation>
  </semantics>
</math>
</file>

<file path=Object 111/content.xml><?xml version="1.0" encoding="utf-8"?>
<math xmlns="http://www.w3.org/1998/Math/MathML" display="block">
  <semantics>
    <mstyle mathsize="10pt">
      <mrow>
        <mo stretchy="false">−</mo>
        <mfrac>
          <mn>20</mn>
          <mn>3</mn>
        </mfrac>
      </mrow>
    </mstyle>
    <annotation encoding="StarMath 5.0"> size 10  -{{20} over {  3  }}</annotation>
  </semantics>
</math>
</file>

<file path=Object 112/content.xml><?xml version="1.0" encoding="utf-8"?>
<math xmlns="http://www.w3.org/1998/Math/MathML" display="block">
  <semantics>
    <mstyle mathsize="10pt">
      <mrow>
        <mfrac>
          <mrow>
            <mn>9</mn>
            <mo stretchy="false">×</mo>
            <mn>3</mn>
          </mrow>
          <mn>17</mn>
        </mfrac>
        <mrow>
          <mspace width="0.5em"/>
          <mo stretchy="false">×</mo>
          <mspace width="0.5em"/>
        </mrow>
        <mfrac>
          <mrow>
            <mn>17</mn>
            <mo stretchy="false">×</mo>
            <mn>5</mn>
          </mrow>
          <mrow>
            <mn>9</mn>
            <mo stretchy="false">×</mo>
            <mn>2</mn>
            <mo stretchy="false">×</mo>
            <mn>2</mn>
          </mrow>
        </mfrac>
        <mrow>
          <mspace width="0.5em"/>
          <mo stretchy="false">×</mo>
          <mspace width="0.5em"/>
        </mrow>
        <mfrac>
          <mn>15</mn>
          <mn>105</mn>
        </mfrac>
        <mrow>
          <mspace width="0.5em"/>
          <mo stretchy="false">×</mo>
          <mspace width="0.5em"/>
        </mrow>
        <mrow>
          <mo fence="true" form="prefix" stretchy="false">(</mo>
          <mrow>
            <mrow>
              <mn>105</mn>
              <mo stretchy="false">×</mo>
              <mn>2</mn>
            </mrow>
          </mrow>
          <mo fence="true" form="postfix" stretchy="false">)</mo>
        </mrow>
      </mrow>
    </mstyle>
    <annotation encoding="StarMath 5.0">size 10{{{9 times  3 } over {17}}` times `{{17 times 5} over { 9  times 2 times 2 }}`times`{{15} over {105}}`times`(105 times 2 )}</annotation>
  </semantics>
</math>
</file>

<file path=Object 113/content.xml><?xml version="1.0" encoding="utf-8"?>
<math xmlns="http://www.w3.org/1998/Math/MathML" display="block">
  <semantics>
    <mstyle mathsize="10pt">
      <mfrac>
        <mrow>
          <mn>3</mn>
          <mo stretchy="false">×</mo>
          <mn>5</mn>
          <mo stretchy="false">×</mo>
          <mn>15</mn>
          <mo stretchy="false">×</mo>
          <mn>2</mn>
        </mrow>
        <mrow>
          <mn>2</mn>
          <mo stretchy="false">×</mo>
          <mn>2</mn>
        </mrow>
      </mfrac>
    </mstyle>
    <annotation encoding="StarMath 5.0">size 10{{3 times 5 times 15 times   2  } over{2 times   2}}</annotation>
  </semantics>
</math>
</file>

<file path=Object 114/content.xml><?xml version="1.0" encoding="utf-8"?>
<math xmlns="http://www.w3.org/1998/Math/MathML" display="block">
  <semantics>
    <mstyle mathsize="10pt">
      <mfrac>
        <mn>225</mn>
        <mn>2</mn>
      </mfrac>
    </mstyle>
    <annotation encoding="StarMath 5.0">size 10{{225 } over{2 }}</annotation>
  </semantics>
</math>
</file>

<file path=Object 115/content.xml><?xml version="1.0" encoding="utf-8"?>
<math xmlns="http://www.w3.org/1998/Math/MathML" display="block">
  <semantics>
    <mstyle mathsize="10pt">
      <mrow>
        <mfrac>
          <mrow>
            <mo stretchy="false">−</mo>
            <mn>27</mn>
          </mrow>
          <mn>17</mn>
        </mfrac>
        <mrow>
          <mspace width="0.5em"/>
          <mo stretchy="false">×</mo>
          <mspace width="0.5em"/>
        </mrow>
        <mfrac>
          <mrow>
            <mo stretchy="false">−</mo>
            <mn>85</mn>
          </mrow>
          <mrow>
            <mspace width="0.5em"/>
            <mn>36</mn>
          </mrow>
        </mfrac>
        <mrow>
          <mspace width="0.5em"/>
          <mo stretchy="false">×</mo>
          <mspace width="0.5em"/>
        </mrow>
        <mfrac>
          <mn>15</mn>
          <mrow>
            <mo stretchy="false">−</mo>
            <mn>105</mn>
          </mrow>
        </mfrac>
        <mrow>
          <mspace width="0.5em"/>
          <mo stretchy="false">×</mo>
          <mspace width="0.5em"/>
        </mrow>
        <mrow>
          <mo fence="true" stretchy="false">(</mo>
          <mrow>
            <mrow>
              <mo stretchy="false">−</mo>
              <mn>210</mn>
            </mrow>
          </mrow>
          <mo fence="true" stretchy="false">)</mo>
        </mrow>
      </mrow>
    </mstyle>
    <annotation encoding="StarMath 5.0">size 10{{{-27} over {17}}` times `{{-85} over {`36}}`times`{{15} over {-105}}`times`(-210)}</annotation>
  </semantics>
</math>
</file>

<file path=Object 116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n>2</mn>
            <mrow>
              <mspace width="0.5em"/>
              <mo stretchy="false">×</mo>
              <mspace width="0.5em"/>
            </mrow>
            <mn>3</mn>
            <mrow>
              <mspace width="0.5em"/>
              <mo stretchy="false">×</mo>
              <mspace width="0.5em"/>
            </mrow>
            <mn>1</mn>
          </mrow>
          <mrow>
            <mn>3</mn>
            <mrow>
              <mspace width="0.5em"/>
              <mo stretchy="false">×</mo>
              <mspace width="0.5em"/>
            </mrow>
            <mn>2</mn>
            <mrow>
              <mspace width="0.5em"/>
              <mo stretchy="false">×</mo>
              <mspace width="0.5em"/>
            </mrow>
            <mn>2</mn>
          </mrow>
        </mfrac>
      </mrow>
    </mstyle>
    <annotation encoding="StarMath 5.0">size 10{- `{{{ 2} `times` { 3} `times` {1} } over {{ 3}` times `{ 2}`times` {2}}}}</annotation>
  </semantics>
</math>
</file>

<file path=Object 12/content.xml><?xml version="1.0" encoding="utf-8"?>
<math xmlns="http://www.w3.org/1998/Math/MathML" display="block">
  <semantics>
    <mfrac>
      <mrow>
        <mn>7</mn>
        <mrow>
          <mspace width="0.5em"/>
          <mo stretchy="false">×</mo>
          <mspace width="0.5em"/>
        </mrow>
        <mn>13</mn>
      </mrow>
      <mrow>
        <mn>11</mn>
        <mrow>
          <mspace width="0.5em"/>
          <mo stretchy="false">×</mo>
          <mspace width="0.5em"/>
        </mrow>
        <mn>2</mn>
        <mrow>
          <mspace width="0.5em"/>
          <mo stretchy="false">×</mo>
          <mspace width="0.5em"/>
        </mrow>
        <mn>8</mn>
      </mrow>
    </mfrac>
    <annotation encoding="StarMath 5.0">{{7`times`13} over {11`times`2`times`8}}</annotation>
  </semantics>
</math>
</file>

<file path=Object 13/content.xml><?xml version="1.0" encoding="utf-8"?>
<math xmlns="http://www.w3.org/1998/Math/MathML" display="block">
  <semantics>
    <mstyle mathsize="10pt">
      <mrow>
        <mfrac>
          <mrow>
            <mo stretchy="false">−</mo>
            <mn>10</mn>
          </mrow>
          <mrow>
            <mo stretchy="false">−</mo>
            <mn>15</mn>
          </mrow>
        </mfrac>
        <mrow>
          <mspace width="0.5em"/>
          <mo stretchy="false">×</mo>
          <mspace width="0.5em"/>
        </mrow>
        <mfrac>
          <mrow>
            <mo stretchy="false">−</mo>
            <mn>25</mn>
          </mrow>
          <mn>23</mn>
        </mfrac>
        <mrow>
          <mspace width="0.5em"/>
          <mo stretchy="false">×</mo>
          <mspace width="0.5em"/>
        </mrow>
        <mfrac>
          <mn>115</mn>
          <mrow>
            <mo stretchy="false">−</mo>
            <mn>8</mn>
          </mrow>
        </mfrac>
      </mrow>
    </mstyle>
    <annotation encoding="StarMath 5.0">size 10{{{-10} over {-15}}` times `{{-25} over {23}}`times`{{115} over {-8}}}</annotation>
  </semantics>
</math>
</file>

<file path=Object 14/content.xml><?xml version="1.0" encoding="utf-8"?>
<math xmlns="http://www.w3.org/1998/Math/MathML" display="block">
  <semantics>
    <mstyle mathsize="10pt">
      <mfrac>
        <mrow>
          <mn>5</mn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n>5</mn>
          <mrow>
            <mspace width="0.5em"/>
            <mo stretchy="false">×</mo>
            <mspace width="0.5em"/>
          </mrow>
          <mn>5</mn>
          <mrow>
            <mspace width="0.5em"/>
            <mo stretchy="false">×</mo>
            <mspace width="0.5em"/>
          </mrow>
          <mn>5</mn>
          <mrow>
            <mspace width="0.5em"/>
            <mo stretchy="false">×</mo>
            <mspace width="0.5em"/>
          </mrow>
          <mn>23</mn>
        </mrow>
        <mrow>
          <mn>5</mn>
          <mrow>
            <mspace width="0.5em"/>
            <mo stretchy="false">×</mo>
            <mspace width="0.5em"/>
          </mrow>
          <mn>3</mn>
          <mrow>
            <mspace width="0.5em"/>
            <mo stretchy="false">×</mo>
            <mspace width="0.5em"/>
          </mrow>
          <mn>23</mn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n>4</mn>
        </mrow>
      </mfrac>
    </mstyle>
    <annotation encoding="StarMath 5.0">size 10{{{ 5}` times` { 2}` times` {5} `times `{5} `times `{5} `times ` { 23}} over {{ 5}` times` {3}` times`{ 23}`times`{ 2}`times`{4}}}</annotation>
  </semantics>
</math>
</file>

<file path=Object 15/content.xml><?xml version="1.0" encoding="utf-8"?>
<math xmlns="http://www.w3.org/1998/Math/MathML" display="block">
  <semantics>
    <mrow>
      <mstyle mathsize="10pt">
        <mfrac>
          <mrow>
            <mo stretchy="false">−</mo>
            <mn>5</mn>
          </mrow>
          <mn>3</mn>
        </mfrac>
      </mstyle>
      <mrow>
        <mspace width="0.5em"/>
        <mo stretchy="false">×</mo>
        <mspace width="0.5em"/>
      </mrow>
      <mstyle mathsize="10pt">
        <mfrac>
          <mrow>
            <mo stretchy="false">−</mo>
            <mn>4</mn>
          </mrow>
          <mrow>
            <mo stretchy="false">−</mo>
            <mn>3</mn>
          </mrow>
        </mfrac>
      </mstyle>
      <mrow>
        <mspace width="0.5em"/>
        <mo stretchy="false">×</mo>
        <mspace width="0.5em"/>
      </mrow>
      <mstyle mathsize="10pt">
        <mrow>
          <mo fence="true" stretchy="true">(</mo>
          <mrow>
            <mrow>
              <mo stretchy="false">−</mo>
              <mfrac>
                <mn>3</mn>
                <mn>7</mn>
              </mfrac>
            </mrow>
          </mrow>
          <mo fence="true" stretchy="true">)</mo>
        </mrow>
      </mstyle>
    </mrow>
    <annotation encoding="StarMath 5.0">size 10{{-5} over {3}} `times` size 10 {{-4} over {-3}}` times` size 10 {{left(-{{3} over {7}}right)}}</annotation>
  </semantics>
</math>
</file>

<file path=Object 16/content.xml><?xml version="1.0" encoding="utf-8"?>
<math xmlns="http://www.w3.org/1998/Math/MathML" display="block">
  <semantics>
    <mstyle mathsize="10pt">
      <mrow>
        <mfrac>
          <mn>1,5</mn>
          <mrow>
            <mo stretchy="false">−</mo>
            <mn>3</mn>
          </mrow>
        </mfrac>
        <mrow>
          <mspace width="0.5em"/>
          <mo stretchy="false">×</mo>
          <mspace width="0.5em"/>
        </mrow>
        <mstyle mathsize="10pt">
          <mfrac>
            <mn>3,07</mn>
            <mrow>
              <mo stretchy="false">−</mo>
              <mn>2</mn>
            </mrow>
          </mfrac>
        </mstyle>
        <mrow>
          <mspace width="0.5em"/>
          <mo stretchy="false">×</mo>
          <mspace width="0.5em"/>
        </mrow>
        <mstyle mathsize="10pt">
          <mfrac>
            <mrow>
              <mo stretchy="false">−</mo>
              <mn>5</mn>
            </mrow>
            <mn>2,4</mn>
          </mfrac>
        </mstyle>
      </mrow>
    </mstyle>
    <annotation encoding="StarMath 5.0">size 10{{{1,5} over {-3}}` times` size 10 {{3,07} over {-2}}` times ` size 10 {{-5} over {2,4}}}</annotation>
  </semantics>
</math>
</file>

<file path=Object 17/content.xml><?xml version="1.0" encoding="utf-8"?>
<math xmlns="http://www.w3.org/1998/Math/MathML" display="block">
  <semantics>
    <mstyle mathsize="10pt">
      <mrow>
        <mfrac>
          <mn>1</mn>
          <mn>3</mn>
        </mfrac>
        <mrow>
          <mspace width="0.5em"/>
          <mo stretchy="false">×</mo>
          <mspace width="0.5em"/>
        </mrow>
        <mfrac>
          <mrow>
            <mo stretchy="false">−</mo>
            <mn>4</mn>
          </mrow>
          <mn>5</mn>
        </mfrac>
      </mrow>
    </mstyle>
    <annotation encoding="StarMath 5.0">size 10{{{1} over {3}}` times `{{-4} over {5}}}</annotation>
  </semantics>
</math>
</file>

<file path=Object 18/content.xml><?xml version="1.0" encoding="utf-8"?>
<math xmlns="http://www.w3.org/1998/Math/MathML" display="block">
  <semantics>
    <mstyle mathsize="10pt">
      <mrow>
        <mfrac>
          <mn>2,2</mn>
          <mn>5</mn>
        </mfrac>
        <mrow>
          <mspace width="0.5em"/>
          <mo stretchy="false">×</mo>
          <mspace width="0.5em"/>
        </mrow>
        <mfrac>
          <mrow>
            <mo stretchy="false">−</mo>
            <mn>3</mn>
          </mrow>
          <mn>5</mn>
        </mfrac>
      </mrow>
    </mstyle>
    <annotation encoding="StarMath 5.0">size 10{{{2,2} over {5}}` times `{{-3} over {5}}}</annotation>
  </semantics>
</math>
</file>

<file path=Object 19/content.xml><?xml version="1.0" encoding="utf-8"?>
<math xmlns="http://www.w3.org/1998/Math/MathML" display="block">
  <semantics>
    <mstyle mathsize="10pt">
      <mrow>
        <mfrac>
          <mrow>
            <mo stretchy="false">−</mo>
            <mn>10</mn>
          </mrow>
          <mrow>
            <mo stretchy="false">−</mo>
            <mn>25</mn>
          </mrow>
        </mfrac>
        <mrow>
          <mspace width="0.5em"/>
          <mo stretchy="false">×</mo>
          <mspace width="0.5em"/>
        </mrow>
        <mfrac>
          <mrow>
            <mo stretchy="false">−</mo>
            <mn>25</mn>
          </mrow>
          <mn>23</mn>
        </mfrac>
        <mrow>
          <mspace width="0.5em"/>
          <mo stretchy="false">×</mo>
          <mspace width="0.5em"/>
        </mrow>
        <mfrac>
          <mn>276</mn>
          <mrow>
            <mspace width="0.5em"/>
            <mn>18</mn>
          </mrow>
        </mfrac>
      </mrow>
    </mstyle>
    <annotation encoding="StarMath 5.0">size 10{{{-10} over {-25}}` times `{{-25} over {23}}`times`{{276} over {`18}}}</annotation>
  </semantics>
</math>
</file>

<file path=Object 2/content.xml><?xml version="1.0" encoding="utf-8"?>
<math xmlns="http://www.w3.org/1998/Math/MathML" display="block">
  <semantics>
    <mstyle mathsize="10pt">
      <mrow>
        <mfrac>
          <mrow>
            <mo stretchy="false">−</mo>
            <mn>3</mn>
          </mrow>
          <mn>5</mn>
        </mfrac>
        <mrow>
          <mspace width="0.5em"/>
          <mo stretchy="false">×</mo>
          <mspace width="0.5em"/>
        </mrow>
        <mfrac>
          <mn>4</mn>
          <mrow>
            <mo stretchy="false">−</mo>
            <mn>5</mn>
          </mrow>
        </mfrac>
      </mrow>
    </mstyle>
    <annotation encoding="StarMath 5.0">size 10{{{-3} over {5}}` times `{{4} over {-5}}}</annotation>
  </semantics>
</math>
</file>

<file path=Object 20/content.xml><?xml version="1.0" encoding="utf-8"?>
<math xmlns="http://www.w3.org/1998/Math/MathML">
  <semantics>
    <mrow>
      <mrow>
        <mfenced open="(" close=")">
          <mrow>
            <mrow>
              <mn>1</mn>
            </mrow>
            <mrow>
              <mi/>
              <mo stretchy="false">−</mo>
              <mi/>
            </mrow>
            <mfrac>
              <mrow>
                <mn>5</mn>
              </mrow>
              <mrow>
                <mn>5</mn>
              </mrow>
            </mfrac>
          </mrow>
        </mfenced>
        <mo stretchy="false">=</mo>
        <mn>0</mn>
      </mrow>
    </mrow>
    <annotation encoding="StarMath 5.0"> left({1} `-`{5} over {5} right)  = 0 </annotation>
  </semantics>
</math>
</file>

<file path=Object 21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n>1</mn>
              <mrow>
                <mspace width="0.5em"/>
                <mo stretchy="false">−</mo>
                <mspace width="0.5em"/>
              </mrow>
              <mfrac>
                <mn>1</mn>
                <mn>5</mn>
              </mfrac>
            </mrow>
          </mrow>
          <mo fence="true" stretchy="true">)</mo>
        </mrow>
        <mrow>
          <mo fence="true" stretchy="true">(</mo>
          <mrow>
            <mrow>
              <mn>1</mn>
              <mrow>
                <mspace width="0.5em"/>
                <mo stretchy="false">−</mo>
                <mspace width="0.5em"/>
              </mrow>
              <mfrac>
                <mn>2</mn>
                <mn>5</mn>
              </mfrac>
            </mrow>
          </mrow>
          <mo fence="true" stretchy="true">)</mo>
        </mrow>
        <mrow>
          <mo fence="true" stretchy="true">(</mo>
          <mrow>
            <mrow>
              <mn>1</mn>
              <mrow>
                <mspace width="0.5em"/>
                <mo stretchy="false">−</mo>
                <mspace width="0.5em"/>
              </mrow>
              <mfrac>
                <mn>3</mn>
                <mn>5</mn>
              </mfrac>
            </mrow>
          </mrow>
          <mo fence="true" stretchy="true">)</mo>
        </mrow>
        <mrow>
          <mo fence="true" stretchy="true">(</mo>
          <mrow>
            <mrow>
              <mn>1</mn>
              <mrow>
                <mspace width="1em"/>
                <mo stretchy="false">−</mo>
                <mspace width="1em"/>
              </mrow>
              <mfrac>
                <mn>4</mn>
                <mn>5</mn>
              </mfrac>
            </mrow>
          </mrow>
          <mo fence="true" stretchy="true">)</mo>
        </mrow>
        <mrow>
          <mo fence="true" stretchy="true">(</mo>
          <mrow>
            <mrow>
              <mn>1</mn>
              <mrow>
                <mspace width="0.5em"/>
                <mo stretchy="false">−</mo>
                <mspace width="0.5em"/>
              </mrow>
              <mfrac>
                <mn>5</mn>
                <mn>5</mn>
              </mfrac>
            </mrow>
          </mrow>
          <mo fence="true" stretchy="true">)</mo>
        </mrow>
        <mrow>
          <mo fence="true" stretchy="true">(</mo>
          <mrow>
            <mrow>
              <mn>1</mn>
              <mrow>
                <mspace width="0.5em"/>
                <mo stretchy="false">−</mo>
                <mspace width="0.5em"/>
              </mrow>
              <mfrac>
                <mn>6</mn>
                <mn>5</mn>
              </mfrac>
            </mrow>
          </mrow>
          <mo fence="true" stretchy="true">)</mo>
        </mrow>
      </mrow>
    </mstyle>
    <annotation encoding="StarMath 5.0">size 10{{ left({1} `-` {1} over {5} right) left({1} `-`  {2} over {5} right)  left({1}` -` {3} over {5} right) left({1}` `-` `{4} over {5} right) left({1} `-`{5} over {5} right)left({1}`- `{6} over {5} right) } }</annotation>
  </semantics>
</math>
</file>

<file path=Object 22/content.xml><?xml version="1.0" encoding="utf-8"?>
<math xmlns="http://www.w3.org/1998/Math/MathML" display="block">
  <semantics>
    <mrow>
      <mrow>
        <mo fence="true" form="prefix" stretchy="true">(</mo>
        <mrow>
          <mrow>
            <mn>2</mn>
            <mstyle mathvariant="normal">
              <mrow>
                <mo stretchy="false">−</mo>
                <mspace width="0.5em"/>
              </mrow>
            </mstyle>
            <mfrac>
              <mrow>
                <mn>1</mn>
                <mstyle mathvariant="normal">
                  <mi mathvariant="normal"></mi>
                </mstyle>
                <mn>1</mn>
              </mrow>
              <mn>2</mn>
            </mfrac>
          </mrow>
        </mrow>
        <mo fence="true" form="postfix" stretchy="true">)</mo>
      </mrow>
      <mrow>
        <mo fence="true" form="prefix" stretchy="true">(</mo>
        <mrow>
          <mrow>
            <mn>2</mn>
            <mstyle mathvariant="normal">
              <mrow>
                <mo stretchy="false">−</mo>
                <mspace width="0.5em"/>
              </mrow>
            </mstyle>
            <mfrac>
              <mrow>
                <mn>1</mn>
                <mstyle mathvariant="normal">
                  <mi mathvariant="normal"></mi>
                </mstyle>
                <mn>2</mn>
              </mrow>
              <mn>3</mn>
            </mfrac>
          </mrow>
        </mrow>
        <mo fence="true" form="postfix" stretchy="true">)</mo>
      </mrow>
      <mrow>
        <mo fence="true" form="prefix" stretchy="true">(</mo>
        <mrow>
          <mrow>
            <mn>2</mn>
            <mstyle mathvariant="normal">
              <mrow>
                <mo stretchy="false">−</mo>
                <mspace width="0.5em"/>
              </mrow>
            </mstyle>
            <mfrac>
              <mrow>
                <mn>1</mn>
                <mstyle mathvariant="normal">
                  <mi mathvariant="normal"></mi>
                </mstyle>
                <mn>3</mn>
              </mrow>
              <mn>4</mn>
            </mfrac>
          </mrow>
        </mrow>
        <mo fence="true" form="postfix" stretchy="true">)</mo>
      </mrow>
      <mrow>
        <mo fence="true" form="prefix" stretchy="true">(</mo>
        <mrow>
          <mrow>
            <mspace width="0.5em"/>
            <mfrac>
              <mrow>
                <mn>1</mn>
                <mstyle mathvariant="normal">
                  <mi mathvariant="normal"></mi>
                </mstyle>
                <mn>4</mn>
              </mrow>
              <mn>5</mn>
            </mfrac>
            <mspace width="0.5em"/>
            <mstyle mathvariant="normal">
              <mrow>
                <mo stretchy="false">−</mo>
                <mn>2</mn>
              </mrow>
            </mstyle>
          </mrow>
        </mrow>
        <mo fence="true" form="postfix" stretchy="true">)</mo>
      </mrow>
      <mrow>
        <mo fence="true" form="prefix" stretchy="true">(</mo>
        <mrow>
          <mrow>
            <mfrac>
              <mn>5</mn>
              <mn>5</mn>
            </mfrac>
            <mspace width="0.5em"/>
            <mstyle mathvariant="normal">
              <mrow>
                <mo stretchy="false">−</mo>
                <mn>2</mn>
              </mrow>
            </mstyle>
          </mrow>
        </mrow>
        <mo fence="true" form="postfix" stretchy="true">)</mo>
      </mrow>
    </mrow>
    <annotation encoding="StarMath 5.0">{{ left({2} nitalic-`{1 nitalic 1} over {2} right) left({2} nitalic-`{1nitalic 2} over {3} right)  left({2} nitalic-`{1nitalic 3} over {4} right) left(`{1nitalic4} over {5} `nitalic- {2} right) left({5} over {5}`nitalic- {2} right)} }</annotation>
  </semantics>
</math>
</file>

<file path=Object 23/content.xml><?xml version="1.0" encoding="utf-8"?>
<math xmlns="http://www.w3.org/1998/Math/MathML">
  <semantics>
    <mrow>
      <mstyle mathsize="10pt">
        <mrow>
          <mrow>
            <mfrac>
              <mrow>
                <mo stretchy="false">−</mo>
                <mn>15</mn>
              </mrow>
              <mn>7</mn>
            </mfrac>
          </mrow>
        </mrow>
      </mstyle>
    </mrow>
    <annotation encoding="StarMath 5.0">size 10 {-15 over 7}</annotation>
  </semantics>
</math>
</file>

<file path=Object 24/content.xml><?xml version="1.0" encoding="utf-8"?>
<math xmlns="http://www.w3.org/1998/Math/MathML">
  <semantics>
    <mrow>
      <mstyle mathsize="10pt">
        <mrow>
          <mrow>
            <mfrac>
              <mn>1</mn>
              <mn>3</mn>
            </mfrac>
          </mrow>
        </mrow>
      </mstyle>
    </mrow>
    <annotation encoding="StarMath 5.0">size 10 {1 over 3}</annotation>
  </semantics>
</math>
</file>

<file path=Object 25/content.xml><?xml version="1.0" encoding="utf-8"?>
<math xmlns="http://www.w3.org/1998/Math/MathML">
  <semantics>
    <mrow>
      <mstyle mathsize="10pt">
        <mrow>
          <mrow>
            <mn>5</mn>
          </mrow>
        </mrow>
      </mstyle>
    </mrow>
    <annotation encoding="StarMath 5.0">size 10 {5}</annotation>
  </semantics>
</math>
</file>

<file path=Object 26/content.xml><?xml version="1.0" encoding="utf-8"?>
<math xmlns="http://www.w3.org/1998/Math/MathML">
  <semantics>
    <mrow>
      <mrow>
        <mo stretchy="false">−</mo>
        <mrow>
          <mfrac>
            <mstyle mathsize="10pt">
              <mrow>
                <mrow>
                  <mn>4</mn>
                </mrow>
              </mrow>
            </mstyle>
            <mrow>
              <mn>15</mn>
            </mrow>
          </mfrac>
        </mrow>
      </mrow>
    </mrow>
    <annotation encoding="StarMath 5.0">- {size 10 {4} over{  15}}</annotation>
  </semantics>
</math>
</file>

<file path=Object 27/content.xml><?xml version="1.0" encoding="utf-8"?>
<math xmlns="http://www.w3.org/1998/Math/MathML">
  <semantics>
    <mrow>
      <mrow>
        <mo stretchy="false">−</mo>
        <mstyle mathsize="10pt">
          <mrow>
            <mrow>
              <mfrac>
                <mrow>
                  <mrow>
                    <mn>1</mn>
                  </mrow>
                  <mrow>
                    <mi/>
                    <mo stretchy="false">×</mo>
                    <mi/>
                  </mrow>
                  <mrow>
                    <mn>4</mn>
                  </mrow>
                </mrow>
                <mrow>
                  <mrow>
                    <mn>3</mn>
                  </mrow>
                  <mrow>
                    <mi/>
                    <mo stretchy="false">×</mo>
                    <mi/>
                  </mrow>
                  <mrow>
                    <mn>5</mn>
                  </mrow>
                </mrow>
              </mfrac>
            </mrow>
          </mrow>
        </mstyle>
      </mrow>
    </mrow>
    <annotation encoding="StarMath 5.0"> - size 10 {{{1} ` times `{4}} over{  {3}` times ` {5}}}</annotation>
  </semantics>
</math>
</file>

<file path=Object 2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o math:stretchy="false">−</math:mo>
            <math:mstyle math:fontsize="10pt">
              <math:mrow>
                <math:mn>6,6</math:mn>
              </math:mrow>
            </math:mstyle>
          </math:mrow>
          <math:mn>25</math:mn>
        </math:mfrac>
      </math:mrow>
    </math:mstyle>
    <math:annotation math:encoding="StarMath 5.0">size 10{- size 10{{6,6} } over {{25}}}</math:annotation>
  </math:semantics>
</math:math>
</file>

<file path=Object 29/content.xml><?xml version="1.0" encoding="utf-8"?>
<math xmlns="http://www.w3.org/1998/Math/MathML" display="block">
  <semantics>
    <mfrac>
      <mrow>
        <mn>3</mn>
        <mrow>
          <mspace width="0.5em"/>
          <mo stretchy="false">×</mo>
          <mspace width="0.5em"/>
        </mrow>
        <mn>7</mn>
      </mrow>
      <mrow>
        <mn>5</mn>
        <mrow>
          <mspace width="0.5em"/>
          <mo stretchy="false">×</mo>
          <mspace width="0.5em"/>
        </mrow>
        <mn>14</mn>
      </mrow>
    </mfrac>
    <annotation encoding="StarMath 5.0">{{3} `times` {7}} over {{5} `times` {14}}
</annotation>
  </semantics>
</math>
</file>

<file path=Object 3/content.xml><?xml version="1.0" encoding="utf-8"?>
<math xmlns="http://www.w3.org/1998/Math/MathML" display="block">
  <semantics>
    <mstyle mathsize="10pt">
      <mrow>
        <mfrac>
          <mrow>
            <mo stretchy="false">−</mo>
            <mn>6</mn>
          </mrow>
          <mn>5</mn>
        </mfrac>
        <mrow>
          <mspace width="0.5em"/>
          <mo stretchy="false">×</mo>
          <mspace width="0.5em"/>
        </mrow>
        <mfrac>
          <mrow>
            <mrow>
              <mo stretchy="false">−</mo>
              <mspace width="0.5em"/>
            </mrow>
            <mn>4</mn>
          </mrow>
          <mrow>
            <mo stretchy="false">−</mo>
            <mn>9</mn>
          </mrow>
        </mfrac>
      </mrow>
    </mstyle>
    <annotation encoding="StarMath 5.0">size 10{{{-6} over {5}} `times` {{-`4} over {-9}}}</annotation>
  </semantics>
</math>
</file>

<file path=Object 30/content.xml><?xml version="1.0" encoding="utf-8"?>
<math xmlns="http://www.w3.org/1998/Math/MathML" display="block">
  <semantics>
    <mstyle mathsize="10pt">
      <mrow>
        <mfrac>
          <mrow>
            <mo stretchy="false">−</mo>
            <mn>10</mn>
          </mrow>
          <mn>3</mn>
        </mfrac>
        <mrow>
          <mspace width="0.5em"/>
          <mo stretchy="false">×</mo>
          <mspace width="0.5em"/>
        </mrow>
        <mfrac>
          <mrow>
            <mo stretchy="false">−</mo>
            <mn>5</mn>
          </mrow>
          <mn>7</mn>
        </mfrac>
      </mrow>
    </mstyle>
    <annotation encoding="StarMath 5.0">size 10{{{-10} over {3}}` times `{{-5} over {7}}}</annotation>
  </semantics>
</math>
</file>

<file path=Object 31/content.xml><?xml version="1.0" encoding="utf-8"?>
<math xmlns="http://www.w3.org/1998/Math/MathML" display="block">
  <semantics>
    <mstyle mathsize="10pt">
      <mrow>
        <mfrac>
          <mrow>
            <mo stretchy="false">−</mo>
            <mn>8</mn>
          </mrow>
          <mn>3</mn>
        </mfrac>
        <mrow>
          <mspace width="0.5em"/>
          <mo stretchy="false">×</mo>
          <mspace width="0.5em"/>
        </mrow>
        <mfrac>
          <mn>3</mn>
          <mn>4</mn>
        </mfrac>
        <mrow>
          <mspace width="0.5em"/>
          <mo stretchy="false">×</mo>
          <mspace width="0.5em"/>
        </mrow>
        <mfrac>
          <mn>5</mn>
          <mn>7</mn>
        </mfrac>
      </mrow>
    </mstyle>
    <annotation encoding="StarMath 5.0">size 10{{{-8} over {3}}` times `{{3} over {4}}`times`{5 over 7}}</annotation>
  </semantics>
</math>
</file>

<file path=Object 32/content.xml><?xml version="1.0" encoding="utf-8"?>
<math xmlns="http://www.w3.org/1998/Math/MathML" display="block">
  <semantics>
    <mstyle mathsize="10pt">
      <mrow>
        <mfrac>
          <mn>2</mn>
          <mn>15</mn>
        </mfrac>
        <mrow>
          <mspace width="0.5em"/>
          <mo stretchy="false">×</mo>
          <mspace width="0.5em"/>
        </mrow>
        <mfrac>
          <mrow>
            <mo stretchy="false">−</mo>
            <mn>13</mn>
          </mrow>
          <mn>7</mn>
        </mfrac>
      </mrow>
    </mstyle>
    <annotation encoding="StarMath 5.0">size 10{{{2} over {15}}` times `{{-13} over {7}}}</annotation>
  </semantics>
</math>
</file>

<file path=Object 33/content.xml><?xml version="1.0" encoding="utf-8"?>
<math xmlns="http://www.w3.org/1998/Math/MathML" display="block">
  <semantics>
    <mstyle mathsize="10pt">
      <mrow>
        <mrow>
          <mo stretchy="false">−</mo>
          <mn>1,2</mn>
        </mrow>
        <mrow>
          <mspace width="0.5em"/>
          <mo stretchy="false">×</mo>
          <mspace width="0.5em"/>
        </mrow>
        <mfrac>
          <mn>3</mn>
          <mn>25</mn>
        </mfrac>
      </mrow>
    </mstyle>
    <annotation encoding="StarMath 5.0">size 10{{-1,2}` times `{{3} over {25}}}</annotation>
  </semantics>
</math>
</file>

<file path=Object 34/content.xml><?xml version="1.0" encoding="utf-8"?>
<math xmlns="http://www.w3.org/1998/Math/MathML" display="block">
  <semantics>
    <mstyle mathsize="10pt">
      <mfrac>
        <mn>4</mn>
        <mn>5</mn>
      </mfrac>
    </mstyle>
    <annotation encoding="StarMath 5.0">size 10 {  {4}  over  {5}}</annotation>
  </semantics>
</math>
</file>

<file path=Object 35/content.xml><?xml version="1.0" encoding="utf-8"?>
<math xmlns="http://www.w3.org/1998/Math/MathML" display="block">
  <semantics>
    <mstyle mathsize="10pt">
      <mrow>
        <mfrac>
          <mn>0,2</mn>
          <mn>3</mn>
        </mfrac>
        <mrow>
          <mspace width="0.5em"/>
          <mo stretchy="false">×</mo>
          <mspace width="0.5em"/>
        </mrow>
        <mfrac>
          <mn>50</mn>
          <mrow>
            <mo stretchy="false">−</mo>
            <mn>2</mn>
          </mrow>
        </mfrac>
        <mrow>
          <mspace width="0.5em"/>
          <mo stretchy="false">×</mo>
          <mspace width="0.5em"/>
        </mrow>
        <mfrac>
          <mrow>
            <mo stretchy="false">−</mo>
            <mn>1,2</mn>
          </mrow>
          <mrow>
            <mo stretchy="false">−</mo>
            <mn>5</mn>
          </mrow>
        </mfrac>
      </mrow>
    </mstyle>
    <annotation encoding="StarMath 5.0">size 10{{{0,2} over {3}}` times `{{50} over {-2}}` times `{{-1,2} over {-5}}}</annotation>
  </semantics>
</math>
</file>

<file path=Object 36/content.xml><?xml version="1.0" encoding="utf-8"?>
<math xmlns="http://www.w3.org/1998/Math/MathML" display="block">
  <semantics>
    <mstyle mathsize="10pt">
      <mrow>
        <mo stretchy="false">−</mo>
        <mfrac>
          <mrow>
            <mn>0</mn>
            <mn>,1</mn>
            <mrow>
              <mspace width="0.5em"/>
              <mo stretchy="false">×</mo>
              <mspace width="0.5em"/>
            </mrow>
            <mn>2</mn>
            <mrow>
              <mspace width="0.5em"/>
              <mo stretchy="false">×</mo>
              <mspace width="0.5em"/>
            </mrow>
            <mn>5</mn>
            <mrow>
              <mspace width="0.5em"/>
              <mo stretchy="false">×</mo>
              <mspace width="0.5em"/>
            </mrow>
            <mn>10</mn>
            <mrow>
              <mspace width="0.5em"/>
              <mo stretchy="false">×</mo>
              <mspace width="0.5em"/>
            </mrow>
            <mn>3</mn>
            <mrow>
              <mspace width="0.5em"/>
              <mo stretchy="false">×</mo>
              <mn>0</mn>
            </mrow>
            <mn>,4</mn>
          </mrow>
          <mrow>
            <mn>3</mn>
            <mrow>
              <mspace width="0.5em"/>
              <mo stretchy="false">×</mo>
              <mspace width="0.5em"/>
            </mrow>
            <mn>2</mn>
            <mrow>
              <mspace width="0.5em"/>
              <mo stretchy="false">×</mo>
              <mspace width="0.5em"/>
            </mrow>
            <mn>5</mn>
          </mrow>
        </mfrac>
      </mrow>
    </mstyle>
    <annotation encoding="StarMath 5.0">size 10 { - { {0,1` times `2` times `5` times `10` times `3` times 0,4}  over  { 3` times `2` times ` 5}}}</annotation>
  </semantics>
</math>
</file>

<file path=Object 3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o math:stretchy="false">−</math:mo>
          <math:mstyle math:fontsize="10pt">
            <math:mrow>
              <math:mfrac>
                <math:mrow>
                  <math:mn>2,2</math:mn>
                  <math:mrow>
                    <math:mi/>
                    <math:mo math:stretchy="false">×</math:mo>
                    <math:mi/>
                  </math:mrow>
                  <math:mn>3</math:mn>
                </math:mrow>
                <math:mrow>
                  <math:mn>5</math:mn>
                  <math:mrow>
                    <math:mi/>
                    <math:mo math:stretchy="false">×</math:mo>
                    <math:mi/>
                  </math:mrow>
                  <math:mn>5</math:mn>
                </math:mrow>
              </math:mfrac>
            </math:mrow>
          </math:mstyle>
        </math:mrow>
      </math:mrow>
    </math:mstyle>
    <math:annotation math:encoding="StarMath 5.0">size 10{- size 10{{{2,2} `times` {3} } over {{5}` times `{5}}}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50</math:mn>
          <math:mn>21</math:mn>
        </math:mfrac>
      </math:mrow>
    </math:mstyle>
    <math:annotation math:encoding="StarMath 5.0">size 10{ {50}  over {21}}</math:annotation>
  </math:semantics>
</math:math>
</file>

<file path=Object 39/content.xml><?xml version="1.0" encoding="utf-8"?>
<math xmlns="http://www.w3.org/1998/Math/MathML" display="block">
  <semantics>
    <mstyle mathsize="10pt">
      <mrow>
        <mfrac>
          <mn>7</mn>
          <mn>8</mn>
        </mfrac>
        <mrow>
          <mspace width="0.5em"/>
          <mo stretchy="false">×</mo>
          <mspace width="0.5em"/>
        </mrow>
        <mrow>
          <mo fence="true" stretchy="true">(</mo>
          <mrow>
            <mrow>
              <mo stretchy="false">−</mo>
              <mn>3</mn>
            </mrow>
          </mrow>
          <mo fence="true" stretchy="true">)</mo>
        </mrow>
        <mrow>
          <mspace width="0.5em"/>
          <mo stretchy="false">×</mo>
          <mspace width="0.5em"/>
        </mrow>
        <mfrac>
          <mn>5</mn>
          <mn>4</mn>
        </mfrac>
      </mrow>
    </mstyle>
    <annotation encoding="StarMath 5.0">size 10{{{7} over {8}}`times`{left ( {-3} right ) }` times `{{5} over {4}}}</annotation>
  </semantics>
</math>
</file>

<file path=Object 4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</mn>
          <mn>3</mn>
        </mfrac>
        <mrow>
          <mspace width="0.5em"/>
          <mo stretchy="false">×</mo>
          <mspace width="0.5em"/>
        </mrow>
        <mfrac>
          <mrow>
            <mo stretchy="false">−</mo>
            <mn>5</mn>
          </mrow>
          <mrow>
            <mo stretchy="false">−</mo>
            <mn>2</mn>
          </mrow>
        </mfrac>
      </mrow>
    </mstyle>
    <annotation encoding="StarMath 5.0">size 10{-` {{1} over {3}}` times `{{-5} over {-2}}}</annotation>
  </semantics>
</math>
</file>

<file path=Object 40/content.xml><?xml version="1.0" encoding="utf-8"?>
<math xmlns="http://www.w3.org/1998/Math/MathML" display="block">
  <semantics>
    <mstyle mathsize="10pt">
      <mrow>
        <mfrac>
          <mn>2</mn>
          <mn>3</mn>
        </mfrac>
        <mrow>
          <mspace width="0.5em"/>
          <mo stretchy="false">×</mo>
          <mspace width="0.5em"/>
        </mrow>
        <mfrac>
          <mrow>
            <mo stretchy="false">−</mo>
            <mn>3</mn>
          </mrow>
          <mn>2</mn>
        </mfrac>
        <mrow>
          <mspace width="0.5em"/>
          <mo stretchy="false">×</mo>
          <mspace width="0.5em"/>
        </mrow>
        <mfrac>
          <mn>1</mn>
          <mn>2</mn>
        </mfrac>
      </mrow>
    </mstyle>
    <annotation encoding="StarMath 5.0">size 10{{{2} over {3}}` times `{{-3} over {2}}`times`{1 over 2}}</annotation>
  </semantics>
</math>
</file>

<file path=Object 41/content.xml><?xml version="1.0" encoding="utf-8"?>
<math xmlns="http://www.w3.org/1998/Math/MathML" display="block">
  <semantics>
    <mstyle mathsize="10pt">
      <mfrac>
        <mn>18</mn>
        <mn>5</mn>
      </mfrac>
    </mstyle>
    <annotation encoding="StarMath 5.0">size 10{{{18} } over {{5}}}</annotation>
  </semantics>
</math>
</file>

<file path=Object 42/content.xml><?xml version="1.0" encoding="utf-8"?>
<math xmlns="http://www.w3.org/1998/Math/MathML" display="block">
  <semantics>
    <mstyle mathsize="10pt">
      <mrow>
        <mfrac>
          <mn>2</mn>
          <mn>3</mn>
        </mfrac>
        <mrow>
          <mspace width="0.5em"/>
          <mo stretchy="false">×</mo>
          <mspace width="0.5em"/>
        </mrow>
        <mfrac>
          <mn>5</mn>
          <mrow>
            <mo stretchy="false">−</mo>
            <mn>2</mn>
          </mrow>
        </mfrac>
      </mrow>
    </mstyle>
    <annotation encoding="StarMath 5.0">size 10{{{2} over {3}}` times `{{5} over {-2}}}</annotation>
  </semantics>
</math>
</file>

<file path=Object 43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n>10</math:mn>
            <math:mrow>
              <math:mi/>
              <math:mo math:stretchy="false">×</math:mo>
              <math:mi/>
            </math:mrow>
            <math:mn>5</math:mn>
          </math:mrow>
          <math:mrow>
            <math:mn>3</math:mn>
            <math:mrow>
              <math:mi/>
              <math:mo math:stretchy="false">×</math:mo>
              <math:mi/>
            </math:mrow>
            <math:mn>7</math:mn>
          </math:mrow>
        </math:mfrac>
      </math:mrow>
    </math:mstyle>
    <math:annotation math:encoding="StarMath 5.0">size 10{{{10} `times` {5} } over {{3}` times `{7}}}</math:annotation>
  </math:semantics>
</math:math>
</file>

<file path=Object 44/content.xml><?xml version="1.0" encoding="utf-8"?>
<math xmlns="http://www.w3.org/1998/Math/MathML">
  <semantics>
    <mrow>
      <mstyle mathsize="10pt">
        <mrow>
          <mrow>
            <mrow>
              <mo stretchy="false">−</mo>
              <mrow>
                <mfrac>
                  <mstyle mathsize="10pt">
                    <mrow>
                      <mrow>
                        <mrow>
                          <mn>10</mn>
                        </mrow>
                      </mrow>
                    </mrow>
                  </mstyle>
                  <mrow>
                    <mrow>
                      <mn>7</mn>
                    </mrow>
                  </mrow>
                </mfrac>
              </mrow>
            </mrow>
          </mrow>
        </mrow>
      </mstyle>
    </mrow>
    <annotation encoding="StarMath 5.0">size 10{-{ size 10{{10} } over {{7}}}}</annotation>
  </semantics>
</math>
</file>

<file path=Object 4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o math:stretchy="false">−</math:mo>
            <math:mstyle math:fontsize="10pt">
              <math:mrow>
                <math:mn>26</math:mn>
              </math:mrow>
            </math:mstyle>
          </math:mrow>
          <math:mn>105</math:mn>
        </math:mfrac>
      </math:mrow>
    </math:mstyle>
    <math:annotation math:encoding="StarMath 5.0">size 10{- size 10{{26} } over {{105}}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o math:stretchy="false">−</math:mo>
          <math:mstyle math:fontsize="10pt">
            <math:mrow>
              <math:mfrac>
                <math:mrow>
                  <math:mn>2</math:mn>
                  <math:mrow>
                    <math:mi/>
                    <math:mo math:stretchy="false">×</math:mo>
                    <math:mi/>
                  </math:mrow>
                  <math:mn>13</math:mn>
                </math:mrow>
                <math:mrow>
                  <math:mn>15</math:mn>
                  <math:mrow>
                    <math:mi/>
                    <math:mo math:stretchy="false">×</math:mo>
                    <math:mi/>
                  </math:mrow>
                  <math:mn>7</math:mn>
                </math:mrow>
              </math:mfrac>
            </math:mrow>
          </math:mstyle>
        </math:mrow>
      </math:mrow>
    </math:mstyle>
    <math:annotation math:encoding="StarMath 5.0">size 10{- size 10{{{2} `times` {13} } over {{15}` times `{7}}}}</math:annotation>
  </math:semantics>
</math:math>
</file>

<file path=Object 48/content.xml><?xml version="1.0" encoding="utf-8"?>
<math xmlns="http://www.w3.org/1998/Math/MathML">
  <semantics>
    <mrow>
      <mstyle mathsize="10pt">
        <mrow>
          <mrow>
            <mrow>
              <mo stretchy="false">−</mo>
              <mrow>
                <mfrac>
                  <mstyle mathsize="10pt">
                    <mrow>
                      <mrow>
                        <mrow>
                          <mn>3,6</mn>
                        </mrow>
                      </mrow>
                    </mrow>
                  </mstyle>
                  <mrow>
                    <mrow>
                      <mn>25</mn>
                    </mrow>
                  </mrow>
                </mfrac>
              </mrow>
            </mrow>
          </mrow>
        </mrow>
      </mstyle>
    </mrow>
    <annotation encoding="StarMath 5.0">size 10{- {size 10{{3,6} } over {{25}}}}</annotation>
  </semantics>
</math>
</file>

<file path=Object 49/content.xml><?xml version="1.0" encoding="utf-8"?>
<math xmlns="http://www.w3.org/1998/Math/MathML" display="block">
  <semantics>
    <mstyle mathsize="10pt">
      <mfrac>
        <mrow>
          <mrow>
            <mo stretchy="false">−</mo>
            <mn>15</mn>
          </mrow>
          <mrow>
            <mspace width="0.5em"/>
            <mo stretchy="false">×</mo>
            <mspace width="0.5em"/>
          </mrow>
          <mn>2,3</mn>
        </mrow>
        <mrow>
          <mn>7</mn>
          <mrow>
            <mspace width="0.5em"/>
            <mo stretchy="false">×</mo>
            <mspace width="0.5em"/>
          </mrow>
          <mn>2,3</mn>
        </mrow>
      </mfrac>
    </mstyle>
    <annotation encoding="StarMath 5.0">size 10{{-15`times`2,3} over {7`times`2,3}}</annotation>
  </semantics>
</math>
</file>

<file path=Object 5/content.xml><?xml version="1.0" encoding="utf-8"?>
<math xmlns="http://www.w3.org/1998/Math/MathML" display="block">
  <semantics>
    <mstyle mathsize="10pt">
      <mrow>
        <mfrac>
          <mn>14,5</mn>
          <mn>4,2</mn>
        </mfrac>
        <mrow>
          <mspace width="0.5em"/>
          <mo stretchy="false">×</mo>
          <mspace width="0.5em"/>
        </mrow>
        <mrow>
          <mo fence="true" stretchy="true">(</mo>
          <mrow>
            <mrow>
              <mrow>
                <mo stretchy="false">−</mo>
                <mspace width="0.5em"/>
              </mrow>
              <mfrac>
                <mn>1</mn>
                <mn>3,2</mn>
              </mfrac>
            </mrow>
          </mrow>
          <mo fence="true" stretchy="true">)</mo>
        </mrow>
      </mrow>
    </mstyle>
    <annotation encoding="StarMath 5.0">size 10{{{14,5} over {4,2}}` times `{ left(-`{{1} over {3,2}} right)}}</annotation>
  </semantics>
</math>
</file>

<file path=Object 50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o math:stretchy="false">−</math:mo>
          <math:mstyle math:fontsize="10pt">
            <math:mrow>
              <math:mfrac>
                <math:mrow>
                  <math:mn>1,2</math:mn>
                  <math:mrow>
                    <math:mi/>
                    <math:mo math:stretchy="false">×</math:mo>
                    <math:mi/>
                  </math:mrow>
                  <math:mn>3</math:mn>
                </math:mrow>
                <math:mn>25</math:mn>
              </math:mfrac>
            </math:mrow>
          </math:mstyle>
        </math:mrow>
      </math:mrow>
    </math:mstyle>
    <math:annotation math:encoding="StarMath 5.0">size 10{- size 10{{{1,2} `times` {3} } over {25}
}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o math:stretchy="false">−</math:mo>
            <math:mstyle math:fontsize="10pt">
              <math:mrow>
                <math:mn>105</math:mn>
              </math:mrow>
            </math:mstyle>
          </math:mrow>
          <math:mn>32</math:mn>
        </math:mfrac>
      </math:mrow>
    </math:mstyle>
    <math:annotation math:encoding="StarMath 5.0">size 10{- size 10{{105} } over {{32}}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o math:stretchy="false">−</math:mo>
          <math:mstyle math:fontsize="10pt">
            <math:mrow>
              <math:mfrac>
                <math:mrow>
                  <math:mn>7</math:mn>
                  <math:mrow>
                    <math:mi/>
                    <math:mo math:stretchy="false">×</math:mo>
                    <math:mi/>
                  </math:mrow>
                  <math:mn>3</math:mn>
                  <math:mrow>
                    <math:mi/>
                    <math:mo math:stretchy="false">×</math:mo>
                    <math:mi/>
                  </math:mrow>
                  <math:mn>5</math:mn>
                </math:mrow>
                <math:mrow>
                  <math:mn>8</math:mn>
                  <math:mrow>
                    <math:mi/>
                    <math:mo math:stretchy="false">×</math:mo>
                    <math:mi/>
                  </math:mrow>
                  <math:mn>4</math:mn>
                </math:mrow>
              </math:mfrac>
            </math:mrow>
          </math:mstyle>
        </math:mrow>
      </math:mrow>
    </math:mstyle>
    <math:annotation math:encoding="StarMath 5.0">size 10{- size 10{{{7} `times` {3} `times` {5} } over {{8}` times `{4}}}}</math:annotation>
  </math:semantics>
</math:math>
</file>

<file path=Object 53/content.xml><?xml version="1.0" encoding="utf-8"?>
<math xmlns="http://www.w3.org/1998/Math/MathML">
  <semantics>
    <mrow>
      <mstyle mathsize="10pt">
        <mrow>
          <mrow>
            <mrow>
              <mo stretchy="false">−</mo>
              <mrow>
                <mfrac>
                  <mstyle mathsize="10pt">
                    <mrow>
                      <mrow>
                        <mrow>
                          <mn>1</mn>
                        </mrow>
                      </mrow>
                    </mrow>
                  </mstyle>
                  <mrow>
                    <mrow>
                      <mn>2</mn>
                    </mrow>
                  </mrow>
                </mfrac>
              </mrow>
            </mrow>
          </mrow>
        </mrow>
      </mstyle>
    </mrow>
    <annotation encoding="StarMath 5.0">size 10{- {size 10{{1} } over {{2}}}}</annotation>
  </semantics>
</math>
</file>

<file path=Object 54/content.xml><?xml version="1.0" encoding="utf-8"?>
<math xmlns="http://www.w3.org/1998/Math/MathML" display="block">
  <semantics>
    <mstyle mathsize="10pt">
      <mrow>
        <mo stretchy="false">−</mo>
        <mfrac>
          <mrow>
            <mn>4</mn>
            <mrow>
              <mspace width="0.5em"/>
              <mo stretchy="false">×</mo>
              <mspace width="0.5em"/>
            </mrow>
            <mn>2</mn>
            <mrow>
              <mspace width="0.5em"/>
              <mo stretchy="false">×</mo>
              <mspace width="0.5em"/>
            </mrow>
            <mn>3</mn>
            <mrow>
              <mspace width="0.5em"/>
              <mo stretchy="false">×</mo>
              <mspace width="0.5em"/>
            </mrow>
            <mn>5</mn>
          </mrow>
          <mrow>
            <mn>3</mn>
            <mrow>
              <mspace width="0.5em"/>
              <mo stretchy="false">×</mo>
              <mspace width="0.5em"/>
            </mrow>
            <mn>4</mn>
            <mrow>
              <mspace width="0.5em"/>
              <mo stretchy="false">×</mo>
              <mspace width="0.5em"/>
            </mrow>
            <mn>7</mn>
          </mrow>
        </mfrac>
      </mrow>
    </mstyle>
    <annotation encoding="StarMath 5.0">size 10{- {{{ 4 } `times` {2}`times` { 3} `times` {5} } over {{ 3}` times `{ 4}`times` {7}}}}</annotation>
  </semantics>
</math>
</file>

<file path=Object 55/content.xml><?xml version="1.0" encoding="utf-8"?>
<math xmlns="http://www.w3.org/1998/Math/MathML" display="block">
  <semantics>
    <mstyle mathsize="10pt">
      <mfrac>
        <mstyle mathsize="10pt">
          <mn>3</mn>
        </mstyle>
        <mn>10</mn>
      </mfrac>
    </mstyle>
    <annotation encoding="StarMath 5.0">size 10{size 10{{3} } over {{10}}}</annotation>
  </semantics>
</math>
</file>

<file path=Object 56/content.xml><?xml version="1.0" encoding="utf-8"?>
<math xmlns="http://www.w3.org/1998/Math/MathML" display="block">
  <semantics>
    <mstyle mathsize="10pt">
      <mfrac>
        <mstyle mathsize="10pt">
          <mn>21</mn>
        </mstyle>
        <mn>10</mn>
      </mfrac>
    </mstyle>
    <annotation encoding="StarMath 5.0">size 10{size 10{{21} } over {{10}}}</annotation>
  </semantics>
</math>
</file>

<file path=Object 57/content.xml><?xml version="1.0" encoding="utf-8"?>
<math xmlns="http://www.w3.org/1998/Math/MathML" display="block">
  <semantics>
    <mfrac>
      <mrow>
        <mn>2</mn>
        <mrow>
          <mspace width="0.5em"/>
          <mo stretchy="false">×</mo>
          <mspace width="0.5em"/>
        </mrow>
        <mn>15</mn>
      </mrow>
      <mrow>
        <mn>3</mn>
        <mrow>
          <mspace width="0.5em"/>
          <mo stretchy="false">×</mo>
          <mspace width="0.5em"/>
        </mrow>
        <mn>20</mn>
      </mrow>
    </mfrac>
    <annotation encoding="StarMath 5.0">{{2} `times` {15}} over {{3} `times`{20}}
</annotation>
  </semantics>
</math>
</file>

<file path=Object 58/content.xml><?xml version="1.0" encoding="utf-8"?>
<math xmlns="http://www.w3.org/1998/Math/MathML" display="block">
  <semantics>
    <mfrac>
      <mrow>
        <mn>4</mn>
        <mrow>
          <mspace width="0.5em"/>
          <mo stretchy="false">×</mo>
          <mspace width="0.5em"/>
        </mrow>
        <mn>3</mn>
        <mrow>
          <mspace width="0.5em"/>
          <mo stretchy="false">×</mo>
          <mspace width="0.5em"/>
        </mrow>
        <mn>7</mn>
      </mrow>
      <mrow>
        <mn>5</mn>
        <mrow>
          <mspace width="0.5em"/>
          <mo stretchy="false">×</mo>
          <mspace width="0.5em"/>
        </mrow>
        <mn>4</mn>
        <mrow>
          <mspace width="0.5em"/>
          <mo stretchy="false">×</mo>
          <mspace width="0.5em"/>
        </mrow>
        <mn>2</mn>
      </mrow>
    </mfrac>
    <annotation encoding="StarMath 5.0">{4`times`3`times`{7}}over {{5}`times`4`times`{2}}</annotation>
  </semantics>
</math>
</file>

<file path=Object 59/content.xml><?xml version="1.0" encoding="utf-8"?>
<math xmlns="http://www.w3.org/1998/Math/MathML" display="block">
  <semantics>
    <mfrac>
      <mrow>
        <mn>2</mn>
        <mrow>
          <mspace width="0.5em"/>
          <mo stretchy="false">×</mo>
          <mspace width="0.5em"/>
        </mrow>
        <mn>3</mn>
        <mrow>
          <mspace width="0.5em"/>
          <mo stretchy="false">×</mo>
          <mspace width="0.5em"/>
        </mrow>
        <mn>5</mn>
      </mrow>
      <mrow>
        <mn>3</mn>
        <mrow>
          <mspace width="0.5em"/>
          <mo stretchy="false">×</mo>
          <mspace width="0.5em"/>
        </mrow>
        <mn>2</mn>
        <mrow>
          <mspace width="0.5em"/>
          <mo stretchy="false">×</mo>
          <mspace width="0.5em"/>
        </mrow>
        <mn>2</mn>
        <mrow>
          <mspace width="0.5em"/>
          <mo stretchy="false">×</mo>
          <mspace width="0.5em"/>
        </mrow>
        <mn>5</mn>
      </mrow>
    </mfrac>
    <annotation encoding="StarMath 5.0">{2`times`3`times`{5}}over {{3}`times`2`times`2`times`{5}}</annotation>
  </semantics>
</math>
</file>

<file path=Object 6/content.xml><?xml version="1.0" encoding="utf-8"?>
<math xmlns="http://www.w3.org/1998/Math/MathML" display="block">
  <semantics>
    <mrow>
      <mstyle mathsize="10pt">
        <mfrac>
          <mrow>
            <mo stretchy="false">−</mo>
            <mn>2</mn>
          </mrow>
          <mn>3</mn>
        </mfrac>
      </mstyle>
      <mrow>
        <mspace width="0.5em"/>
        <mo stretchy="false">×</mo>
        <mspace width="0.5em"/>
      </mrow>
      <mstyle mathsize="10pt">
        <mfrac>
          <mn>3</mn>
          <mrow>
            <mo stretchy="false">−</mo>
            <mn>4</mn>
          </mrow>
        </mfrac>
      </mstyle>
      <mrow>
        <mspace width="0.5em"/>
        <mo stretchy="false">×</mo>
        <mspace width="0.5em"/>
      </mrow>
      <mstyle mathsize="10pt">
        <mfrac>
          <mrow>
            <mo stretchy="false">−</mo>
            <mn>1</mn>
          </mrow>
          <mn>3</mn>
        </mfrac>
      </mstyle>
    </mrow>
    <annotation encoding="StarMath 5.0">size 10{{-2} over {3}}` times `size 10 {{3} over {-4}}` times` size 10 {{{-1} over {3}}}</annotation>
  </semantics>
</math>
</file>

<file path=Object 60/content.xml><?xml version="1.0" encoding="utf-8"?>
<math xmlns="http://www.w3.org/1998/Math/MathML" display="block">
  <semantics>
    <mstyle mathsize="10pt">
      <mfrac>
        <mstyle mathsize="10pt">
          <mn>1</mn>
        </mstyle>
        <mn>2</mn>
      </mfrac>
    </mstyle>
    <annotation encoding="StarMath 5.0">size 10{size 10{{1} } over {{2}}}</annotation>
  </semantics>
</math>
</file>

<file path=Object 61/content.xml><?xml version="1.0" encoding="utf-8"?>
<math xmlns="http://www.w3.org/1998/Math/MathML" display="block">
  <semantics>
    <mstyle mathsize="10pt">
      <mfrac>
        <mstyle mathsize="10pt">
          <mn>6</mn>
        </mstyle>
        <mn>5</mn>
      </mfrac>
    </mstyle>
    <annotation encoding="StarMath 5.0">size 10{size 10{{6} } over {{5}}}</annotation>
  </semantics>
</math>
</file>

<file path=Object 62/content.xml><?xml version="1.0" encoding="utf-8"?>
<math xmlns="http://www.w3.org/1998/Math/MathML" display="block">
  <semantics>
    <mfrac>
      <mrow>
        <mn>3</mn>
        <mrow>
          <mspace width="0.5em"/>
          <mo stretchy="false">×</mo>
          <mspace width="0.5em"/>
        </mrow>
        <mn>3</mn>
        <mrow>
          <mspace width="0.5em"/>
          <mo stretchy="false">×</mo>
          <mspace width="0.5em"/>
        </mrow>
        <mn>2</mn>
        <mrow>
          <mspace width="0.5em"/>
          <mo stretchy="false">×</mo>
          <mspace width="0.5em"/>
        </mrow>
        <mn>4</mn>
      </mrow>
      <mrow>
        <mn>4</mn>
        <mrow>
          <mspace width="0.5em"/>
          <mo stretchy="false">×</mo>
          <mspace width="0.5em"/>
        </mrow>
        <mn>3</mn>
        <mrow>
          <mspace width="0.5em"/>
          <mo stretchy="false">×</mo>
          <mspace width="0.5em"/>
        </mrow>
        <mn>5</mn>
      </mrow>
    </mfrac>
    <annotation encoding="StarMath 5.0">{3`times`3`times`{2}`times`{4}}over {{4}`times`3`times`5}</annotation>
  </semantics>
</math>
</file>

<file path=Object 63/content.xml><?xml version="1.0" encoding="utf-8"?>
<math xmlns="http://www.w3.org/1998/Math/MathML" display="block">
  <semantics>
    <mstyle mathsize="10pt">
      <mfrac>
        <mstyle mathsize="10pt">
          <mn>9</mn>
        </mstyle>
        <mn>10</mn>
      </mfrac>
    </mstyle>
    <annotation encoding="StarMath 5.0">size 10{size 10{{9} } over {{10}}}</annotation>
  </semantics>
</math>
</file>

<file path=Object 64/content.xml><?xml version="1.0" encoding="utf-8"?>
<math xmlns="http://www.w3.org/1998/Math/MathML" display="block">
  <semantics>
    <mfrac>
      <mrow>
        <mn>3</mn>
        <mrow>
          <mspace width="0.5em"/>
          <mo stretchy="false">×</mo>
          <mspace width="0.5em"/>
        </mrow>
        <mn>5</mn>
        <mrow>
          <mspace width="0.5em"/>
          <mo stretchy="false">×</mo>
          <mspace width="0.5em"/>
        </mrow>
        <mn>9</mn>
      </mrow>
      <mrow>
        <mn>3</mn>
        <mrow>
          <mspace width="0.5em"/>
          <mo stretchy="false">×</mo>
          <mspace width="0.5em"/>
        </mrow>
        <mn>2</mn>
        <mrow>
          <mspace width="0.5em"/>
          <mo stretchy="false">×</mo>
          <mspace width="0.5em"/>
        </mrow>
        <mn>5</mn>
        <mrow>
          <mspace width="0.5em"/>
          <mo stretchy="false">×</mo>
          <mspace width="0.5em"/>
        </mrow>
        <mn>5</mn>
      </mrow>
    </mfrac>
    <annotation encoding="StarMath 5.0">{3`times`5`times`{9}}over {{3}`times`2`times`{5}`times`{5}}</annotation>
  </semantics>
</math>
</file>

<file path=Object 65/content.xml><?xml version="1.0" encoding="utf-8"?>
<math xmlns="http://www.w3.org/1998/Math/MathML" display="block">
  <semantics>
    <mstyle mathsize="10pt">
      <mfrac>
        <mstyle mathsize="10pt">
          <mn>4</mn>
        </mstyle>
        <mn>3</mn>
      </mfrac>
    </mstyle>
    <annotation encoding="StarMath 5.0">size 10{size 10{{4} } over {{3}}}</annotation>
  </semantics>
</math>
</file>

<file path=Object 66/content.xml><?xml version="1.0" encoding="utf-8"?>
<math xmlns="http://www.w3.org/1998/Math/MathML" display="block">
  <semantics>
    <mfrac>
      <mrow>
        <mn>2</mn>
        <mrow>
          <mspace width="0.5em"/>
          <mo stretchy="false">×</mo>
          <mspace width="0.5em"/>
        </mrow>
        <mn>8</mn>
        <mrow>
          <mspace width="0.5em"/>
          <mo stretchy="false">×</mo>
          <mspace width="0.5em"/>
        </mrow>
        <mn>3</mn>
        <mrow>
          <mspace width="0.5em"/>
          <mo stretchy="false">×</mo>
          <mspace width="0.5em"/>
        </mrow>
        <mn>2</mn>
      </mrow>
      <mrow>
        <mn>3</mn>
        <mrow>
          <mspace width="0.5em"/>
          <mo stretchy="false">×</mo>
          <mspace width="0.5em"/>
        </mrow>
        <mn>3</mn>
        <mrow>
          <mspace width="0.5em"/>
          <mo stretchy="false">×</mo>
          <mspace width="0.5em"/>
        </mrow>
        <mn>8</mn>
      </mrow>
    </mfrac>
    <annotation encoding="StarMath 5.0">{2`times`8`times`{3}`times`{2}}over {{3}`times`3`times`{8}}</annotation>
  </semantics>
</math>
</file>

<file path=Object 67/content.xml><?xml version="1.0" encoding="utf-8"?>
<math xmlns="http://www.w3.org/1998/Math/MathML" display="block">
  <semantics>
    <mstyle mathsize="10pt">
      <mrow>
        <mo stretchy="false">−</mo>
        <mfrac>
          <mrow>
            <mn>2</mn>
            <mrow>
              <mspace width="0.5em"/>
              <mo stretchy="false">×</mo>
              <mspace width="0.5em"/>
            </mrow>
            <mn>5</mn>
          </mrow>
          <mrow>
            <mn>3</mn>
            <mrow>
              <mspace width="0.5em"/>
              <mo stretchy="false">×</mo>
              <mspace width="0.5em"/>
            </mrow>
            <mn>2</mn>
          </mrow>
        </mfrac>
      </mrow>
    </mstyle>
    <annotation encoding="StarMath 5.0">size 10{- {{{ 2} `times` {5} } over {{3}` times `{ 2}}}}</annotation>
  </semantics>
</math>
</file>

<file path=Object 68/content.xml><?xml version="1.0" encoding="utf-8"?>
<math xmlns="http://www.w3.org/1998/Math/MathML" display="block">
  <semantics>
    <mstyle mathsize="10pt">
      <mrow>
        <mo stretchy="false">−</mo>
        <mstyle mathsize="10pt">
          <mfrac>
            <mn>5</mn>
            <mn>3</mn>
          </mfrac>
        </mstyle>
      </mrow>
    </mstyle>
    <annotation encoding="StarMath 5.0">size 10{- size 10{{{5} } over {{3}}}}</annotation>
  </semantics>
</math>
</file>

<file path=Object 69/content.xml><?xml version="1.0" encoding="utf-8"?>
<math xmlns="http://www.w3.org/1998/Math/MathML" display="block">
  <semantics>
    <mstyle mathsize="10pt">
      <mrow>
        <mfrac>
          <mn>4</mn>
          <mn>0,5</mn>
        </mfrac>
        <mrow>
          <mspace width="0.5em"/>
          <mo stretchy="false">×</mo>
          <mspace width="0.5em"/>
        </mrow>
        <mfrac>
          <mn>7</mn>
          <mn>4</mn>
        </mfrac>
        <mrow>
          <mspace width="0.5em"/>
          <mo stretchy="false">×</mo>
          <mspace width="0.5em"/>
        </mrow>
        <mfrac>
          <mrow>
            <mo stretchy="false">−</mo>
            <mn>0,5</mn>
          </mrow>
          <mn>2</mn>
        </mfrac>
      </mrow>
    </mstyle>
    <annotation encoding="StarMath 5.0">size 10{{{4} over {0,5}}` times `{{7} over {4}}`times`{{-0,5} over 2}}</annotation>
  </semantics>
</math>
</file>

<file path=Object 7/content.xml><?xml version="1.0" encoding="utf-8"?>
<math xmlns="http://www.w3.org/1998/Math/MathML" display="block">
  <semantics>
    <mstyle mathvariant="bold">
      <mfrac>
        <mn>91</mn>
        <mn>176</mn>
      </mfrac>
    </mstyle>
    <annotation encoding="StarMath 5.0">bold{91 over 176 }</annotation>
  </semantics>
</math>
</file>

<file path=Object 70/content.xml><?xml version="1.0" encoding="utf-8"?>
<math xmlns="http://www.w3.org/1998/Math/MathML" display="block">
  <semantics>
    <mstyle mathsize="10pt">
      <mrow>
        <mo stretchy="false">−</mo>
        <mfrac>
          <mrow>
            <mn>4</mn>
            <mrow>
              <mspace width="0.5em"/>
              <mo stretchy="false">×</mo>
              <mspace width="0.5em"/>
            </mrow>
            <mn>7</mn>
            <mrow>
              <mspace width="0.5em"/>
              <mo stretchy="false">×</mo>
              <mspace width="0.5em"/>
            </mrow>
            <mn>0,5</mn>
          </mrow>
          <mrow>
            <mn>0,5</mn>
            <mrow>
              <mspace width="0.5em"/>
              <mo stretchy="false">×</mo>
              <mspace width="0.5em"/>
            </mrow>
            <mn>4</mn>
            <mrow>
              <mspace width="0.5em"/>
              <mo stretchy="false">×</mo>
              <mspace width="0.5em"/>
            </mrow>
            <mn>2</mn>
          </mrow>
        </mfrac>
      </mrow>
    </mstyle>
    <annotation encoding="StarMath 5.0">size 10{- {{{ 4} `times` {7}` times `{ 0,5} } over {{ 0,5}` times `{ 4}` times `{2}}}}</annotation>
  </semantics>
</math>
</file>

<file path=Object 71/content.xml><?xml version="1.0" encoding="utf-8"?>
<math xmlns="http://www.w3.org/1998/Math/MathML" display="block">
  <semantics>
    <mstyle mathsize="10pt">
      <mrow>
        <mo stretchy="false">−</mo>
        <mstyle mathsize="10pt">
          <mfrac>
            <mn>7</mn>
            <mn>2</mn>
          </mfrac>
        </mstyle>
      </mrow>
    </mstyle>
    <annotation encoding="StarMath 5.0">size 10{- size 10{{{7} } over {{2}}}}</annotation>
  </semantics>
</math>
</file>

<file path=Object 72/content.xml><?xml version="1.0" encoding="utf-8"?>
<math xmlns="http://www.w3.org/1998/Math/MathML">
  <semantics>
    <mstyle mathsize="10pt">
      <mrow>
        <mrow>
          <mrow>
            <mrow>
              <mi mathvariant="normal">−</mi>
              <mi/>
            </mrow>
            <mfrac>
              <mn>9</mn>
              <mn>4</mn>
            </mfrac>
          </mrow>
          <mrow>
            <mi/>
            <mi mathvariant="normal">×</mi>
            <mi/>
          </mrow>
          <mfrac>
            <mn>8</mn>
            <mn>3</mn>
          </mfrac>
        </mrow>
      </mrow>
    </mstyle>
    <annotation encoding="StarMath 5.0">size 10{{-`{9} over {4}}` times `{{8} over {3}}}</annotation>
  </semantics>
</math>
</file>

<file path=Object 73/content.xml><?xml version="1.0" encoding="utf-8"?>
<math xmlns="http://www.w3.org/1998/Math/MathML" display="block">
  <semantics>
    <mstyle mathsize="10pt">
      <mrow>
        <mo stretchy="false">−</mo>
        <mstyle mathsize="10pt">
          <mfrac>
            <mrow>
              <mn>3</mn>
              <mrow>
                <mspace width="0.5em"/>
                <mo stretchy="false">×</mo>
                <mspace width="0.5em"/>
              </mrow>
              <mn>3</mn>
              <mrow>
                <mspace width="0.5em"/>
                <mo stretchy="false">×</mo>
                <mspace width="0.5em"/>
              </mrow>
              <mn>4</mn>
              <mrow>
                <mspace width="0.5em"/>
                <mo stretchy="false">×</mo>
                <mspace width="0.5em"/>
              </mrow>
              <mn>2</mn>
            </mrow>
            <mrow>
              <mn>4</mn>
              <mrow>
                <mspace width="0.5em"/>
                <mo stretchy="false">×</mo>
                <mspace width="0.5em"/>
              </mrow>
              <mn>3</mn>
            </mrow>
          </mfrac>
        </mstyle>
      </mrow>
    </mstyle>
    <annotation encoding="StarMath 5.0">size 10{- size 10{{{ 3}` times` {3}` times` { 4} `times `{2}} over {{ 4}` times`{ 3}}}}</annotation>
  </semantics>
</math>
</file>

<file path=Object 74/content.xml><?xml version="1.0" encoding="utf-8"?>
<math xmlns="http://www.w3.org/1998/Math/MathML" display="block">
  <semantics>
    <mfrac>
      <mrow>
        <mn>2</mn>
        <mrow>
          <mspace width="0.5em"/>
          <mo stretchy="false">×</mo>
          <mspace width="0.5em"/>
        </mrow>
        <mn>6</mn>
        <mrow>
          <mspace width="0.5em"/>
          <mo stretchy="false">×</mo>
          <mspace width="0.5em"/>
        </mrow>
        <mn>7</mn>
        <mrow>
          <mspace width="0.5em"/>
          <mo stretchy="false">×</mo>
          <mspace width="0.5em"/>
        </mrow>
        <mn>5</mn>
      </mrow>
      <mrow>
        <mn>5</mn>
        <mrow>
          <mspace width="0.5em"/>
          <mo stretchy="false">×</mo>
          <mspace width="0.5em"/>
        </mrow>
        <mn>6</mn>
        <mrow>
          <mspace width="0.5em"/>
          <mo stretchy="false">×</mo>
          <mspace width="0.5em"/>
        </mrow>
        <mn>2</mn>
        <mrow>
          <mspace width="0.5em"/>
          <mo stretchy="false">×</mo>
          <mspace width="0.5em"/>
        </mrow>
        <mn>7</mn>
      </mrow>
    </mfrac>
    <annotation encoding="StarMath 5.0">{2`times`6`times`{7}`times`{5}}over {{5}`times`6`times`{2}`times`{7}}</annotation>
  </semantics>
</math>
</file>

<file path=Object 75/content.xml><?xml version="1.0" encoding="utf-8"?>
<math xmlns="http://www.w3.org/1998/Math/MathML" display="block">
  <semantics>
    <mstyle mathsize="10pt">
      <mrow>
        <mo stretchy="false">−</mo>
        <mstyle mathsize="10pt">
          <mfrac>
            <mn>6</mn>
            <mn>1</mn>
          </mfrac>
        </mstyle>
      </mrow>
    </mstyle>
    <annotation encoding="StarMath 5.0">size 10{- size 10{{{6} } over {{1}}}}</annotation>
  </semantics>
</math>
</file>

<file path=Object 76/content.xml><?xml version="1.0" encoding="utf-8"?>
<math xmlns="http://www.w3.org/1998/Math/MathML" display="block">
  <semantics>
    <mstyle mathsize="10pt">
      <mrow>
        <mfrac>
          <mrow>
            <mo stretchy="false">−</mo>
            <mn>12</mn>
          </mrow>
          <mrow>
            <mo stretchy="false">−</mo>
            <mn>7</mn>
          </mrow>
        </mfrac>
        <mrow>
          <mspace width="0.5em"/>
          <mo stretchy="false">×</mo>
          <mspace width="0.5em"/>
        </mrow>
        <mfrac>
          <mrow>
            <mo stretchy="false">−</mo>
            <mn>21</mn>
          </mrow>
          <mrow>
            <mo stretchy="false">−</mo>
            <mn>8</mn>
          </mrow>
        </mfrac>
      </mrow>
    </mstyle>
    <annotation encoding="StarMath 5.0">size 10{{{-12} over {-7}}` times `{{-21} over {-8}}}</annotation>
  </semantics>
</math>
</file>

<file path=Object 77/content.xml><?xml version="1.0" encoding="utf-8"?>
<math xmlns="http://www.w3.org/1998/Math/MathML" display="block">
  <semantics>
    <mfrac>
      <mstyle mathsize="10pt">
        <mrow>
          <mn>4</mn>
          <mrow>
            <mspace width="0.5em"/>
            <mo stretchy="false">×</mo>
            <mspace width="0.5em"/>
          </mrow>
          <mn>3</mn>
          <mrow>
            <mspace width="0.5em"/>
            <mo stretchy="false">×</mo>
            <mspace width="0.5em"/>
          </mrow>
          <mn>3</mn>
          <mrow>
            <mspace width="0.5em"/>
            <mo stretchy="false">×</mo>
            <mspace width="0.5em"/>
          </mrow>
          <mn>7</mn>
        </mrow>
      </mstyle>
      <mstyle mathsize="10pt">
        <mrow>
          <mn>7</mn>
          <mrow>
            <mspace width="0.5em"/>
            <mo stretchy="false">×</mo>
            <mspace width="0.5em"/>
          </mrow>
          <mn>4</mn>
          <mrow>
            <mspace width="0.5em"/>
            <mo stretchy="false">×</mo>
            <mspace width="0.5em"/>
          </mrow>
          <mn>2</mn>
        </mrow>
      </mstyle>
    </mfrac>
    <annotation encoding="StarMath 5.0">size 10{{ 4}` times` {3}` times` {3} `times `{ 7}} over size 10{{ 7}` times`{ 4}`times`{2}}</annotation>
  </semantics>
</math>
</file>

<file path=Object 78/content.xml><?xml version="1.0" encoding="utf-8"?>
<math xmlns="http://www.w3.org/1998/Math/MathML" display="block">
  <semantics>
    <mstyle mathsize="10pt">
      <mfrac>
        <mn>9</mn>
        <mn>2</mn>
      </mfrac>
    </mstyle>
    <annotation encoding="StarMath 5.0">size 10{{{9} } over {{2}}}</annotation>
  </semantics>
</math>
</file>

<file path=Object 79/content.xml><?xml version="1.0" encoding="utf-8"?>
<math xmlns="http://www.w3.org/1998/Math/MathML" display="block">
  <semantics>
    <mstyle mathsize="10pt">
      <mrow>
        <mfrac>
          <mn>3</mn>
          <mn>5</mn>
        </mfrac>
        <mrow>
          <mspace width="0.5em"/>
          <mo stretchy="false">×</mo>
          <mspace width="0.5em"/>
        </mrow>
        <mfrac>
          <mrow>
            <mo stretchy="false">−</mo>
            <mn>5</mn>
          </mrow>
          <mn>12</mn>
        </mfrac>
      </mrow>
    </mstyle>
    <annotation encoding="StarMath 5.0">size 10{{{3} over {5}}` times `{{-5} over {12}}}</annotation>
  </semantics>
</math>
</file>

<file path=Object 8/content.xml><?xml version="1.0" encoding="utf-8"?>
<math xmlns="http://www.w3.org/1998/Math/MathML" display="block">
  <semantics>
    <mrow>
      <mrow>
        <mo stretchy="false">−</mo>
        <mspace width="0.5em"/>
      </mrow>
      <mfrac>
        <mn>35</mn>
        <mn>33</mn>
      </mfrac>
      <mrow>
        <mspace width="0.5em"/>
        <mo stretchy="false">×</mo>
        <mspace width="0.5em"/>
      </mrow>
      <mfrac>
        <mrow>
          <mo stretchy="false">−</mo>
          <mn>39</mn>
        </mrow>
        <mrow>
          <mo stretchy="false">−</mo>
          <mn>80</mn>
        </mrow>
      </mfrac>
    </mrow>
    <annotation encoding="StarMath 5.0">-`{35} over 33`times`{-39 over -80}</annotation>
  </semantics>
</math>
</file>

<file path=Object 80/content.xml><?xml version="1.0" encoding="utf-8"?>
<math xmlns="http://www.w3.org/1998/Math/MathML" display="block">
  <semantics>
    <mstyle mathsize="10pt">
      <mfrac>
        <mrow>
          <mn>4,5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13</mn>
              </mrow>
            </mrow>
            <mo fence="true" stretchy="false">)</mo>
          </mrow>
        </mrow>
        <mrow>
          <mn>4,5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13</mn>
              </mrow>
            </mrow>
            <mo fence="true" stretchy="false">)</mo>
          </mrow>
          <mrow>
            <mspace width="0.5em"/>
            <mo stretchy="false">×</mo>
            <mspace width="0.5em"/>
          </mrow>
          <mn>3</mn>
        </mrow>
      </mfrac>
    </mstyle>
    <annotation encoding="StarMath 5.0">size 10{{4,5` times `(-13)} over {4,5` times `(-13)` times `3}}</annotation>
  </semantics>
</math>
</file>

<file path=Object 81/content.xml><?xml version="1.0" encoding="utf-8"?>
<math xmlns="http://www.w3.org/1998/Math/MathML" display="block">
  <semantics>
    <mfrac>
      <mrow>
        <mn>3</mn>
        <mrow>
          <mspace width="0.5em"/>
          <mo stretchy="false">×</mo>
          <mspace width="0.5em"/>
        </mrow>
        <mn>7</mn>
      </mrow>
      <mrow>
        <mn>5</mn>
        <mrow>
          <mspace width="0.5em"/>
          <mo stretchy="false">×</mo>
          <mspace width="0.5em"/>
        </mrow>
        <mn>7</mn>
        <mrow>
          <mspace width="0.5em"/>
          <mo stretchy="false">×</mo>
          <mspace width="0.5em"/>
        </mrow>
        <mn>2</mn>
      </mrow>
    </mfrac>
    <annotation encoding="StarMath 5.0">{{3}`times` {7}}over {{5}`times`{7}`times`{2}}</annotation>
  </semantics>
</math>
</file>

<file path=Object 82/content.xml><?xml version="1.0" encoding="utf-8"?>
<math xmlns="http://www.w3.org/1998/Math/MathML" display="block">
  <semantics>
    <mstyle mathsize="10pt">
      <mrow>
        <mo stretchy="false">−</mo>
        <mfrac>
          <mrow>
            <mn>3</mn>
            <mrow>
              <mspace width="0.5em"/>
              <mo stretchy="false">×</mo>
              <mspace width="0.5em"/>
            </mrow>
            <mn>5</mn>
          </mrow>
          <mrow>
            <mn>5</mn>
            <mrow>
              <mspace width="0.5em"/>
              <mo stretchy="false">×</mo>
              <mspace width="0.5em"/>
            </mrow>
            <mn>4</mn>
            <mrow>
              <mspace width="0.5em"/>
              <mo stretchy="false">×</mo>
              <mspace width="0.5em"/>
            </mrow>
            <mn>3</mn>
          </mrow>
        </mfrac>
      </mrow>
    </mstyle>
    <annotation encoding="StarMath 5.0">size 10{- {{{ 3} `times` { 5} } over {{ 5}` times `{4}` times `{ 3}}}}</annotation>
  </semantics>
</math>
</file>

<file path=Object 83/content.xml><?xml version="1.0" encoding="utf-8"?>
<math xmlns="http://www.w3.org/1998/Math/MathML" display="block">
  <semantics>
    <mfrac>
      <mrow>
        <mn>12</mn>
        <mrow>
          <mspace width="0.5em"/>
          <mo stretchy="false">×</mo>
          <mspace width="0.5em"/>
        </mrow>
        <mn>7</mn>
      </mrow>
      <mrow>
        <mn>5</mn>
        <mrow>
          <mspace width="0.5em"/>
          <mo stretchy="false">×</mo>
          <mspace width="0.5em"/>
        </mrow>
        <mn>8</mn>
      </mrow>
    </mfrac>
    <annotation encoding="StarMath 5.0">{{12}`times`{7}} over {{5} `times`{8}}
</annotation>
  </semantics>
</math>
</file>

<file path=Object 84/content.xml><?xml version="1.0" encoding="utf-8"?>
<math xmlns="http://www.w3.org/1998/Math/MathML" display="block">
  <semantics>
    <mstyle mathsize="10pt">
      <mrow>
        <mo stretchy="false">−</mo>
        <mstyle mathsize="10pt">
          <mfrac>
            <mn>1</mn>
            <mn>4</mn>
          </mfrac>
        </mstyle>
      </mrow>
    </mstyle>
    <annotation encoding="StarMath 5.0">size 10{- size 10{{{1} } over {{4}}}}</annotation>
  </semantics>
</math>
</file>

<file path=Object 85/content.xml><?xml version="1.0" encoding="utf-8"?>
<math xmlns="http://www.w3.org/1998/Math/MathML" display="block">
  <semantics>
    <mstyle mathsize="10pt">
      <mrow>
        <mfrac>
          <mrow>
            <mo stretchy="false">−</mo>
            <mn>28</mn>
          </mrow>
          <mn>2,5</mn>
        </mfrac>
        <mrow>
          <mspace width="0.5em"/>
          <mo stretchy="false">×</mo>
          <mspace width="0.5em"/>
        </mrow>
        <mfrac>
          <mrow>
            <mo stretchy="false">−</mo>
            <mn>1,5</mn>
          </mrow>
          <mn>16</mn>
        </mfrac>
      </mrow>
    </mstyle>
    <annotation encoding="StarMath 5.0">size 10{{{-28} over {2,5}}` times `{{-1,5} over {16}}}</annotation>
  </semantics>
</math>
</file>

<file path=Object 86/content.xml><?xml version="1.0" encoding="utf-8"?>
<math xmlns="http://www.w3.org/1998/Math/MathML" display="block">
  <semantics>
    <mstyle mathsize="10pt">
      <mfrac>
        <mrow>
          <mn>4</mn>
          <mrow>
            <mspace width="0.5em"/>
            <mo stretchy="false">×</mo>
            <mspace width="0.5em"/>
          </mrow>
          <mn>7</mn>
          <mrow>
            <mspace width="0.5em"/>
            <mo stretchy="false">×</mo>
            <mspace width="0.5em"/>
          </mrow>
          <mn>3</mn>
          <mrow>
            <mspace width="0.5em"/>
            <mo stretchy="false">×</mo>
            <mspace width="0.5em"/>
          </mrow>
          <mn>0,5</mn>
        </mrow>
        <mrow>
          <mn>5</mn>
          <mrow>
            <mspace width="0.5em"/>
            <mo stretchy="false">×</mo>
            <mspace width="0.5em"/>
          </mrow>
          <mn>0,5</mn>
          <mrow>
            <mspace width="0.5em"/>
            <mo stretchy="false">×</mo>
            <mspace width="0.5em"/>
          </mrow>
          <mn>4</mn>
          <mrow>
            <mspace width="0.5em"/>
            <mo stretchy="false">×</mo>
            <mspace width="0.5em"/>
          </mrow>
          <mn>4</mn>
        </mrow>
      </mfrac>
    </mstyle>
    <annotation encoding="StarMath 5.0">size 10{{{ 4}` times` {7}` times` {3} `times `{ 0,5}} over {{5}` times`{ 0,5}`times`{ 4}`times`{4}}}</annotation>
  </semantics>
</math>
</file>

<file path=Object 87/content.xml><?xml version="1.0" encoding="utf-8"?>
<math xmlns="http://www.w3.org/1998/Math/MathML" display="block">
  <semantics>
    <mfrac>
      <mrow>
        <mn>9</mn>
        <mrow>
          <mspace width="0.5em"/>
          <mo stretchy="false">×</mo>
          <mspace width="0.5em"/>
        </mrow>
        <mn>8</mn>
      </mrow>
      <mrow>
        <mn>4</mn>
        <mrow>
          <mspace width="0.5em"/>
          <mo stretchy="false">×</mo>
          <mspace width="0.5em"/>
        </mrow>
        <mn>15</mn>
      </mrow>
    </mfrac>
    <annotation encoding="StarMath 5.0">{{9} `times` {8}} over {{4} `times`{15}}
</annotation>
  </semantics>
</math>
</file>

<file path=Object 88/content.xml><?xml version="1.0" encoding="utf-8"?>
<math xmlns="http://www.w3.org/1998/Math/MathML" display="block">
  <semantics>
    <mfrac>
      <mrow>
        <mn>15</mn>
        <mrow>
          <mspace width="0.5em"/>
          <mo stretchy="false">×</mo>
          <mspace width="0.5em"/>
        </mrow>
        <mn>9</mn>
      </mrow>
      <mrow>
        <mn>6</mn>
        <mrow>
          <mspace width="0.5em"/>
          <mo stretchy="false">×</mo>
          <mspace width="0.5em"/>
        </mrow>
        <mn>25</mn>
      </mrow>
    </mfrac>
    <annotation encoding="StarMath 5.0">{{15} `times` {9}}over {{6} `times`{25}}
</annotation>
  </semantics>
</math>
</file>

<file path=Object 89/content.xml><?xml version="1.0" encoding="utf-8"?>
<math xmlns="http://www.w3.org/1998/Math/MathML" display="block">
  <semantics>
    <mrow>
      <mfrac>
        <mn>16</mn>
        <mn>3</mn>
      </mfrac>
      <mrow>
        <mspace width="0.5em"/>
        <mo stretchy="false">×</mo>
        <mspace width="0.5em"/>
      </mrow>
      <mfrac>
        <mn>6</mn>
        <mn>24</mn>
      </mfrac>
    </mrow>
    <annotation encoding="StarMath 5.0">{{16}over {3}} `times` {{6}over {24}}
</annotation>
  </semantics>
</math>
</file>

<file path=Object 9/content.xml><?xml version="1.0" encoding="utf-8"?>
<math xmlns="http://www.w3.org/1998/Math/MathML" display="block">
  <semantics>
    <mrow>
      <mrow>
        <mstyle color="red">
          <mstyle mathvariant="bold">
            <mrow>
              <mo stretchy="false">−</mo>
              <mrow/>
            </mrow>
          </mstyle>
        </mstyle>
        <mspace width="0.5em"/>
        <mfrac>
          <mn>35</mn>
          <mn>33</mn>
        </mfrac>
      </mrow>
      <mrow>
        <mspace width="0.5em"/>
        <mo stretchy="false">×</mo>
        <mspace width="0.5em"/>
      </mrow>
      <mfrac>
        <mrow>
          <mstyle color="red">
            <mstyle mathvariant="bold">
              <mrow>
                <mo stretchy="false">−</mo>
                <mrow/>
              </mrow>
            </mstyle>
          </mstyle>
          <mn>39</mn>
        </mrow>
        <mrow>
          <mstyle color="red">
            <mstyle mathvariant="bold">
              <mrow>
                <mo stretchy="false">−</mo>
                <mrow/>
              </mrow>
            </mstyle>
          </mstyle>
          <mn>80</mn>
        </mrow>
      </mfrac>
    </mrow>
    <annotation encoding="StarMath 5.0">{{{color red{bold{-{}}}`{35} over 33}`times`{{color red{bold{-{}}}39} over {color red{bold{-{}}}80}}}}</annotation>
  </semantics>
</math>
</file>

<file path=Object 90/content.xml><?xml version="1.0" encoding="utf-8"?>
<math xmlns="http://www.w3.org/1998/Math/MathML" display="block">
  <semantics>
    <mrow>
      <mfrac>
        <mn>12</mn>
        <mn>5</mn>
      </mfrac>
      <mrow>
        <mspace width="0.5em"/>
        <mo stretchy="false">×</mo>
        <mspace width="0.5em"/>
      </mrow>
      <mfrac>
        <mn>7</mn>
        <mn>6</mn>
      </mfrac>
      <mrow>
        <mspace width="0.5em"/>
        <mo stretchy="false">×</mo>
        <mspace width="0.5em"/>
      </mrow>
      <mfrac>
        <mn>5</mn>
        <mn>14</mn>
      </mfrac>
    </mrow>
    <annotation encoding="StarMath 5.0">{{12}over {5}} `times` {{7}over {6}} `times` {{5}over {14}}

</annotation>
  </semantics>
</math>
</file>

<file path=Object 91/content.xml><?xml version="1.0" encoding="utf-8"?>
<math xmlns="http://www.w3.org/1998/Math/MathML" display="block">
  <semantics>
    <mrow>
      <mn>12</mn>
      <mrow>
        <mspace width="0.5em"/>
        <mo stretchy="false">×</mo>
        <mspace width="0.5em"/>
      </mrow>
      <mfrac>
        <mn>11</mn>
        <mn>12</mn>
      </mfrac>
    </mrow>
    <annotation encoding="StarMath 5.0">{12} `times` {{11}over {12}}
</annotation>
  </semantics>
</math>
</file>

<file path=Object 92/content.xml><?xml version="1.0" encoding="utf-8"?>
<math xmlns="http://www.w3.org/1998/Math/MathML" display="block">
  <semantics>
    <mstyle mathsize="10pt">
      <mfrac>
        <mn>21</mn>
        <mn>20</mn>
      </mfrac>
    </mstyle>
    <annotation encoding="StarMath 5.0">size 10{{{21} } over {{20}}}</annotation>
  </semantics>
</math>
</file>

<file path=Object 93/content.xml><?xml version="1.0" encoding="utf-8"?>
<math xmlns="http://www.w3.org/1998/Math/MathML" display="block">
  <semantics>
    <mstyle mathsize="10pt">
      <mrow>
        <mfrac>
          <mrow>
            <mo stretchy="false">−</mo>
            <mn>63</mn>
          </mrow>
          <mn>25</mn>
        </mfrac>
        <mrow>
          <mspace width="0.5em"/>
          <mo stretchy="false">×</mo>
          <mspace width="0.5em"/>
        </mrow>
        <mfrac>
          <mn>40</mn>
          <mrow>
            <mo stretchy="false">−</mo>
            <mn>81</mn>
          </mrow>
        </mfrac>
      </mrow>
    </mstyle>
    <annotation encoding="StarMath 5.0">size 10{{{-63} over {25}}` times `{{40} over {-81}}}</annotation>
  </semantics>
</math>
</file>

<file path=Object 94/content.xml><?xml version="1.0" encoding="utf-8"?>
<math xmlns="http://www.w3.org/1998/Math/MathML" display="block">
  <semantics>
    <mstyle mathsize="10pt">
      <mfrac>
        <mrow>
          <mn>8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  <mrow>
            <mspace width="0.5em"/>
            <mo stretchy="false">×</mo>
            <mspace width="0.5em"/>
          </mrow>
          <mn>7</mn>
          <mrow>
            <mspace width="0.5em"/>
            <mo stretchy="false">×</mo>
            <mspace width="0.5em"/>
          </mrow>
          <mn>5</mn>
        </mrow>
        <mrow>
          <mn>3</mn>
          <mrow>
            <mspace width="0.5em"/>
            <mo stretchy="false">×</mo>
            <mspace width="0.5em"/>
          </mrow>
          <mrow>
            <mrow>
              <mo fence="true" stretchy="false">(</mo>
              <mrow>
                <mrow>
                  <mo stretchy="false">−</mo>
                  <mn>5</mn>
                </mrow>
              </mrow>
              <mo fence="true" stretchy="false">)</mo>
            </mrow>
            <mo stretchy="false">×</mo>
            <mspace width="0.5em"/>
          </mrow>
          <mrow>
            <mrow>
              <mo fence="true" stretchy="false">(</mo>
              <mrow>
                <mrow>
                  <mo stretchy="false">−</mo>
                  <mn>8</mn>
                </mrow>
              </mrow>
              <mo fence="true" stretchy="false">)</mo>
            </mrow>
            <mo stretchy="false">×</mo>
            <mspace width="0.5em"/>
          </mrow>
          <mn>7</mn>
        </mrow>
      </mfrac>
    </mstyle>
    <annotation encoding="StarMath 5.0">size 10{{8` times `(-3)` times `7` times `5} over {3` times `(-5) times `(-8) times `7}}</annotation>
  </semantics>
</math>
</file>

<file path=Object 95/content.xml><?xml version="1.0" encoding="utf-8"?>
<math xmlns="http://www.w3.org/1998/Math/MathML" display="block">
  <semantics>
    <mstyle mathsize="10pt">
      <mfrac>
        <mrow>
          <mrow>
            <mo stretchy="false">−</mo>
            <mn>5</mn>
          </mrow>
          <mrow>
            <mspace width="0.5em"/>
            <mo stretchy="false">×</mo>
            <mspace width="0.5em"/>
          </mrow>
          <mn>8</mn>
        </mrow>
        <mrow>
          <mn>2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4</mn>
              </mrow>
            </mrow>
            <mo fence="true" stretchy="false">)</mo>
          </mrow>
        </mrow>
      </mfrac>
    </mstyle>
    <annotation encoding="StarMath 5.0">size 10{{-5` times `8 } over {2` times `(-4)}}</annotation>
  </semantics>
</math>
</file>

<file path=Object 96/content.xml><?xml version="1.0" encoding="utf-8"?>
<math xmlns="http://www.w3.org/1998/Math/MathML" display="block">
  <semantics>
    <mstyle mathsize="10pt">
      <mfrac>
        <mrow>
          <mn>9</mn>
          <mrow>
            <mspace width="0.5em"/>
            <mo stretchy="false">×</mo>
            <mspace width="0.5em"/>
          </mrow>
          <mn>7</mn>
          <mrow>
            <mspace width="0.5em"/>
            <mo stretchy="false">×</mo>
            <mspace width="0.5em"/>
          </mrow>
          <mn>5</mn>
          <mrow>
            <mspace width="0.5em"/>
            <mo stretchy="false">×</mo>
            <mspace width="0.5em"/>
          </mrow>
          <mn>8</mn>
        </mrow>
        <mrow>
          <mn>5</mn>
          <mrow>
            <mspace width="0.5em"/>
            <mo stretchy="false">×</mo>
            <mspace width="0.5em"/>
          </mrow>
          <mn>5</mn>
          <mrow>
            <mspace width="0.5em"/>
            <mo stretchy="false">×</mo>
            <mspace width="0.5em"/>
          </mrow>
          <mn>9</mn>
          <mrow>
            <mspace width="0.5em"/>
            <mo stretchy="false">×</mo>
            <mspace width="0.5em"/>
          </mrow>
          <mn>9</mn>
        </mrow>
      </mfrac>
    </mstyle>
    <annotation encoding="StarMath 5.0">size 10{{{ 9}` times` {7}` times` { 5} `times `{8}} over {{5}` times`{ 5}`times`{ 9}`times`{9}}}</annotation>
  </semantics>
</math>
</file>

<file path=Object 97/content.xml><?xml version="1.0" encoding="utf-8"?>
<math xmlns="http://www.w3.org/1998/Math/MathML" display="block">
  <semantics>
    <mstyle mathsize="10pt">
      <mfrac>
        <mn>56</mn>
        <mn>45</mn>
      </mfrac>
    </mstyle>
    <annotation encoding="StarMath 5.0">size 10{{{56} } over {{45}}}</annotation>
  </semantics>
</math>
</file>

<file path=Object 98/content.xml><?xml version="1.0" encoding="utf-8"?>
<math xmlns="http://www.w3.org/1998/Math/MathML" display="block">
  <semantics>
    <mstyle mathsize="10pt">
      <mrow>
        <mfrac>
          <mn>18</mn>
          <mrow>
            <mo stretchy="false">−</mo>
            <mn>5</mn>
          </mrow>
        </mfrac>
        <mrow>
          <mspace width="0.5em"/>
          <mo stretchy="false">×</mo>
          <mspace width="0.5em"/>
        </mrow>
        <mfrac>
          <mn>20</mn>
          <mrow>
            <mo stretchy="false">−</mo>
            <mn>16</mn>
          </mrow>
        </mfrac>
        <mrow>
          <mspace width="0.5em"/>
          <mo stretchy="false">×</mo>
          <mspace width="0.5em"/>
        </mrow>
        <mfrac>
          <mrow>
            <mo stretchy="false">−</mo>
            <mn>4</mn>
          </mrow>
          <mrow>
            <mo stretchy="false">−</mo>
            <mn>5</mn>
          </mrow>
        </mfrac>
      </mrow>
    </mstyle>
    <annotation encoding="StarMath 5.0">size 10{{{18} over {-5}}` times `{{20} over {-16}}`times`{{-4} over {-5}}}</annotation>
  </semantics>
</math>
</file>

<file path=Object 99/content.xml><?xml version="1.0" encoding="utf-8"?>
<math xmlns="http://www.w3.org/1998/Math/MathML" display="block">
  <semantics>
    <mstyle mathsize="10pt">
      <mfrac>
        <mrow>
          <mn>9</mn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n>5</mn>
          <mrow>
            <mspace width="0.5em"/>
            <mo stretchy="false">×</mo>
            <mspace width="0.5em"/>
          </mrow>
          <mn>4</mn>
          <mrow>
            <mspace width="0.5em"/>
            <mo stretchy="false">×</mo>
            <mspace width="0.5em"/>
          </mrow>
          <mn>4</mn>
        </mrow>
        <mrow>
          <mn>5</mn>
          <mrow>
            <mspace width="0.5em"/>
            <mo stretchy="false">×</mo>
            <mspace width="0.5em"/>
          </mrow>
          <mn>4</mn>
          <mrow>
            <mspace width="0.5em"/>
            <mo stretchy="false">×</mo>
            <mspace width="0.5em"/>
          </mrow>
          <mn>4</mn>
          <mrow>
            <mspace width="0.5em"/>
            <mo stretchy="false">×</mo>
            <mspace width="0.5em"/>
          </mrow>
          <mn>5</mn>
        </mrow>
      </mfrac>
    </mstyle>
    <annotation encoding="StarMath 5.0">size 10{{{9}` times` {2}` times` { 5} `times `{ 4} `times `{ 4}} over {{ 5}` times`{ 4}`times`{ 4}`times`{5}}}</annotation>
  </semantics>
</math>
</file>